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46000002776D7996EA736654E2.png" manifest:media-type="image/png"/>
  <manifest:file-entry manifest:full-path="Pictures/100000000000029D000002A113731FE25D296B2F.png" manifest:media-type="image/png"/>
  <manifest:file-entry manifest:full-path="Pictures/100000000000016B000000E2BD9A2A06AC3FEFE8.png" manifest:media-type="image/png"/>
  <manifest:file-entry manifest:full-path="Pictures/10000000000002990000029A1256D06C581A638C.png" manifest:media-type="image/png"/>
  <manifest:file-entry manifest:full-path="Pictures/100000010000012D000001AEB3B602C29EADCFBA.png" manifest:media-type="image/png"/>
  <manifest:file-entry manifest:full-path="Pictures/10000000000003A3000001D5C732987A04DE6AE2.png" manifest:media-type="image/png"/>
  <manifest:file-entry manifest:full-path="Pictures/1000000000000144000001D71C0C63235EA75B14.png" manifest:media-type="image/png"/>
  <manifest:file-entry manifest:full-path="Pictures/10000000000001B7000002505782B5CC1561B700.png" manifest:media-type="image/png"/>
  <manifest:file-entry manifest:full-path="Pictures/1000000000000362000002C17CE54DC5C4E9EE84.png" manifest:media-type="image/png"/>
  <manifest:file-entry manifest:full-path="Pictures/1000000000000245000001BECF3A7B8F975B791A.png" manifest:media-type="image/png"/>
  <manifest:file-entry manifest:full-path="Pictures/100000000000041C00000202E3875EB7BC89BC4D.png" manifest:media-type="image/png"/>
  <manifest:file-entry manifest:full-path="Pictures/100000000000041C000002E1ECA5B6B213F6A03D.png" manifest:media-type="image/png"/>
  <manifest:file-entry manifest:full-path="Pictures/100000000000021C000001B3D9138A849D8B0855.png" manifest:media-type="image/png"/>
  <manifest:file-entry manifest:full-path="Pictures/100000000000024500000129CA4F3216D9DAE657.png" manifest:media-type="image/png"/>
  <manifest:file-entry manifest:full-path="Pictures/1000000000000161000001DDC43ECA25EDAA3087.png" manifest:media-type="image/png"/>
  <manifest:file-entry manifest:full-path="Pictures/10000000000001C8000000EE3E1B3E7E5026CC6C.png" manifest:media-type="image/png"/>
  <manifest:file-entry manifest:full-path="Pictures/1000000100000127000001A5340A0B0676FEF244.png" manifest:media-type="image/png"/>
  <manifest:file-entry manifest:full-path="Pictures/10000000000003770000019F2A388C6AD1752749.png" manifest:media-type="image/png"/>
  <manifest:file-entry manifest:full-path="Pictures/1000000100000127000001FFF108CE20F96C7E9C.png" manifest:media-type="image/png"/>
  <manifest:file-entry manifest:full-path="Pictures/10000001000003FA000002D98240563099C213B8.png" manifest:media-type="image/png"/>
  <manifest:file-entry manifest:full-path="Pictures/1000000100000261000002C04FECBDC843F11639.png" manifest:media-type="image/png"/>
  <manifest:file-entry manifest:full-path="Pictures/10000001000003590000025D0B72DD003A3B9B14.png" manifest:media-type="image/png"/>
  <manifest:file-entry manifest:full-path="Pictures/10000001000002FE000001EA432749178757C21B.png" manifest:media-type="image/png"/>
  <manifest:file-entry manifest:full-path="Pictures/10000000000003EC000002410C2731DB2685CE0E.png" manifest:media-type="image/png"/>
  <manifest:file-entry manifest:full-path="Pictures/10000001000001390000021D17B6E1051A7BBF16.png" manifest:media-type="image/png"/>
  <manifest:file-entry manifest:full-path="Pictures/100000010000032F000001D3F76EADD663745A56.png" manifest:media-type="image/png"/>
  <manifest:file-entry manifest:full-path="Pictures/100000010000035800000247A1FCEE9067B5C526.png" manifest:media-type="image/png"/>
  <manifest:file-entry manifest:full-path="Pictures/100000000000024B0000018534241D9F6241B342.png" manifest:media-type="image/png"/>
  <manifest:file-entry manifest:full-path="Pictures/100000000000043D0000029067DFC13B93017D79.png" manifest:media-type="image/png"/>
  <manifest:file-entry manifest:full-path="Pictures/100000000000025200000173EA8A5EA201AB7C6C.png" manifest:media-type="image/png"/>
  <manifest:file-entry manifest:full-path="Pictures/10000000000002F2000001AF8CD0137D5F8AED77.png" manifest:media-type="image/png"/>
  <manifest:file-entry manifest:full-path="Pictures/10000000000004030000023D27FC5F9F663D771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ce style:name="OpenSymbol1" svg:font-family="OpenSymbol" style:font-charset="x-symbol"/>
    <style:font-face style:name="OpenSymbol2" svg:font-family="OpenSymbol" style:font-family-generic="system" style:font-charset="x-symbol"/>
  </office:font-face-decls>
  <office:automatic-styles>
    <style:style style:name="PrototypingResults" style:family="table">
      <style:table-properties style:width="6.941in" fo:margin-left="0in" table:align="left" style:may-break-between-rows="false"/>
    </style:style>
    <style:style style:name="PrototypingResults.A" style:family="table-column">
      <style:table-column-properties style:column-width="1.0604in"/>
    </style:style>
    <style:style style:name="PrototypingResults.B" style:family="table-column">
      <style:table-column-properties style:column-width="0.8146in"/>
    </style:style>
    <style:style style:name="PrototypingResults.C" style:family="table-column">
      <style:table-column-properties style:column-width="0.8715in"/>
    </style:style>
    <style:style style:name="PrototypingResults.D" style:family="table-column">
      <style:table-column-properties style:column-width="0.9375in"/>
    </style:style>
    <style:style style:name="PrototypingResults.F" style:family="table-column">
      <style:table-column-properties style:column-width="0.691in"/>
    </style:style>
    <style:style style:name="PrototypingResults.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PrototypingResults.A2" style:family="table-cell">
      <style:table-cell-properties fo:background-color="transparent" fo:padding="0in" fo:border="none" style:writing-mode="page">
        <style:background-image/>
      </style:table-cell-properties>
    </style:style>
    <style:style style:name="PrototypingResults.B2" style:family="table-cell" style:data-style-name="N10000">
      <style:table-cell-properties fo:background-color="transparent" fo:padding="0in" fo:border="none" style:writing-mode="page">
        <style:background-image/>
      </style:table-cell-properties>
    </style:style>
    <style:style style:name="PrototypingResults.A7" style:family="table-cell">
      <style:table-cell-properties fo:background-color="transparent" fo:padding="0in" fo:border-left="none" fo:border-right="none" fo:border-top="none" fo:border-bottom="0.75pt solid #000000" style:writing-mode="page">
        <style:background-image/>
      </style:table-cell-properties>
    </style:style>
    <style:style style:name="PrototypingResults.B7" style:family="table-cell" style:data-style-name="N10000">
      <style:table-cell-properties fo:background-color="transparent" fo:padding="0in" fo:border-left="none" fo:border-right="none" fo:border-top="none" fo:border-bottom="0.75pt solid #000000" style:writing-mode="page">
        <style:background-image/>
      </style:table-cell-properties>
    </style:style>
    <style:style style:name="PrototypingResults.C7" style:family="table-cell">
      <style:table-cell-properties fo:background-color="transparent" fo:padding="0in" fo:border-left="none" fo:border-right="none" fo:border-top="none" fo:border-bottom="0.75pt solid #000000" style:writing-mode="page">
        <style:background-image/>
      </style:table-cell-properties>
    </style:style>
    <style:style style:name="PrototypingResults.D7" style:family="table-cell">
      <style:table-cell-properties fo:background-color="transparent" fo:padding="0in" fo:border-left="none" fo:border-right="none" fo:border-top="none" fo:border-bottom="0.75pt solid #000000" style:writing-mode="page">
        <style:background-image/>
      </style:table-cell-properties>
    </style:style>
    <style:style style:name="PrototypingResults.E7" style:family="table-cell">
      <style:table-cell-properties fo:background-color="transparent" fo:padding="0in" fo:border-left="none" fo:border-right="none" fo:border-top="none" fo:border-bottom="0.75pt solid #000000" style:writing-mode="page">
        <style:background-image/>
      </style:table-cell-properties>
    </style:style>
    <style:style style:name="PrototypingResults.F7" style:family="table-cell">
      <style:table-cell-properties fo:background-color="transparent" fo:padding="0in" fo:border-left="none" fo:border-right="none" fo:border-top="none" fo:border-bottom="0.75pt solid #000000" style:writing-mode="page">
        <style:background-image/>
      </style:table-cell-properties>
    </style:style>
    <style:style style:name="PrototypingResults.G7" style:family="table-cell">
      <style:table-cell-properties fo:background-color="transparent" fo:padding="0in" fo:border-left="none" fo:border-right="none" fo:border-top="none" fo:border-bottom="0.75pt solid #000000" style:writing-mode="page">
        <style:background-image/>
      </style:table-cell-properties>
    </style:style>
    <style:style style:name="PrototypingResults.H7" style:family="table-cell">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Text_20_body">
      <style:paragraph-properties fo:text-align="center" style:justify-single-word="false"/>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weight="bold" officeooo:paragraph-rsid="0044578b" style:font-weight-asian="bold" style:font-weight-complex="bold"/>
    </style:style>
    <style:style style:name="P4" style:family="paragraph" style:parent-style-name="Text_20_body">
      <style:text-properties fo:font-weight="bold" officeooo:paragraph-rsid="0016fea2" style:font-weight-asian="bold" style:font-weight-complex="bold"/>
    </style:style>
    <style:style style:name="P5" style:family="paragraph" style:parent-style-name="Text_20_body">
      <style:text-properties fo:font-weight="bold" officeooo:paragraph-rsid="00294b09" style:font-weight-asian="bold" style:font-weight-complex="bold"/>
    </style:style>
    <style:style style:name="P6" style:family="paragraph" style:parent-style-name="Text_20_body">
      <style:text-properties fo:font-weight="bold" officeooo:rsid="0038a05e" officeooo:paragraph-rsid="0038a05e" style:font-weight-asian="bold" style:font-weight-complex="bold"/>
    </style:style>
    <style:style style:name="P7" style:family="paragraph" style:parent-style-name="Text_20_body">
      <style:text-properties fo:language="da" fo:country="DK"/>
    </style:style>
    <style:style style:name="P8" style:family="paragraph" style:parent-style-name="Text_20_body">
      <style:paragraph-properties fo:margin-left="0.9846in" fo:margin-top="0in" fo:margin-bottom="0in" style:contextual-spacing="false">
        <style:tab-stops/>
      </style:paragraph-properties>
    </style:style>
    <style:style style:name="P9" style:family="paragraph" style:parent-style-name="Text_20_body">
      <style:paragraph-properties fo:margin-left="0.9846in">
        <style:tab-stops/>
      </style:paragraph-properties>
    </style:style>
    <style:style style:name="P10" style:family="paragraph" style:parent-style-name="Text_20_body">
      <style:text-properties fo:font-size="14pt" fo:font-weight="bold" style:font-size-asian="14pt" style:font-weight-asian="bold" style:font-size-complex="14pt" style:font-weight-complex="bold"/>
    </style:style>
    <style:style style:name="P11" style:family="paragraph" style:parent-style-name="Text_20_body">
      <style:text-properties style:text-underline-style="solid" style:text-underline-width="auto" style:text-underline-color="font-color" officeooo:rsid="004d71bc" officeooo:paragraph-rsid="004d71bc"/>
    </style:style>
    <style:style style:name="P12" style:family="paragraph" style:parent-style-name="Text_20_body">
      <style:text-properties style:text-underline-style="solid" style:text-underline-width="auto" style:text-underline-color="font-color" fo:font-weight="normal" officeooo:rsid="004d71bc" officeooo:paragraph-rsid="004d71bc" style:font-weight-asian="normal" style:font-weight-complex="normal"/>
    </style:style>
    <style:style style:name="P13" style:family="paragraph" style:parent-style-name="Text_20_body">
      <style:text-properties style:text-underline-style="solid" style:text-underline-width="auto" style:text-underline-color="font-color" fo:font-weight="normal" officeooo:rsid="00626137" officeooo:paragraph-rsid="00626137" style:font-weight-asian="normal" style:font-weight-complex="normal"/>
    </style:style>
    <style:style style:name="P14" style:family="paragraph" style:parent-style-name="Text_20_body">
      <style:text-properties style:text-underline-style="solid" style:text-underline-width="auto" style:text-underline-color="font-color" fo:font-weight="normal" officeooo:rsid="00685d43" officeooo:paragraph-rsid="00685d43" style:font-weight-asian="normal" style:font-weight-complex="normal"/>
    </style:style>
    <style:style style:name="P15" style:family="paragraph" style:parent-style-name="Text_20_body">
      <style:text-properties style:text-underline-style="solid" style:text-underline-width="auto" style:text-underline-color="font-color" fo:font-weight="normal" officeooo:rsid="006b04fe" officeooo:paragraph-rsid="006b04fe" style:font-weight-asian="normal" style:font-weight-complex="normal"/>
    </style:style>
    <style:style style:name="P16" style:family="paragraph" style:parent-style-name="Text_20_body">
      <style:text-properties style:text-underline-style="solid" style:text-underline-width="auto" style:text-underline-color="font-color" officeooo:rsid="005184a7" officeooo:paragraph-rsid="005184a7"/>
    </style:style>
    <style:style style:name="P17" style:family="paragraph" style:parent-style-name="Text_20_body">
      <style:text-properties style:text-underline-style="solid" style:text-underline-width="auto" style:text-underline-color="font-color" officeooo:rsid="005184a7" officeooo:paragraph-rsid="0052a7ff"/>
    </style:style>
    <style:style style:name="P18" style:family="paragraph" style:parent-style-name="Text_20_body">
      <style:text-properties style:text-underline-style="solid" style:text-underline-width="auto" style:text-underline-color="font-color" officeooo:paragraph-rsid="0016fea2"/>
    </style:style>
    <style:style style:name="P19" style:family="paragraph" style:parent-style-name="Text_20_body">
      <style:text-properties style:text-underline-style="solid" style:text-underline-width="auto" style:text-underline-color="font-color" officeooo:paragraph-rsid="004095c3"/>
    </style:style>
    <style:style style:name="P20" style:family="paragraph" style:parent-style-name="Text_20_body">
      <style:text-properties style:text-underline-style="solid" style:text-underline-width="auto" style:text-underline-color="font-color" officeooo:rsid="00669b8d" officeooo:paragraph-rsid="00669b8d"/>
    </style:style>
    <style:style style:name="P21" style:family="paragraph" style:parent-style-name="Text_20_body">
      <style:text-properties style:text-underline-style="solid" style:text-underline-width="auto" style:text-underline-color="font-color" officeooo:rsid="00685d43" officeooo:paragraph-rsid="00685d43"/>
    </style:style>
    <style:style style:name="P22" style:family="paragraph" style:parent-style-name="Text_20_body">
      <style:text-properties style:text-underline-style="solid" style:text-underline-width="auto" style:text-underline-color="font-color" officeooo:rsid="006d5186" officeooo:paragraph-rsid="006d5186"/>
    </style:style>
    <style:style style:name="P23" style:family="paragraph" style:parent-style-name="Text_20_body">
      <style:text-properties style:text-underline-style="solid" style:text-underline-width="auto" style:text-underline-color="font-color" officeooo:paragraph-rsid="006fec8b"/>
    </style:style>
    <style:style style:name="P24" style:family="paragraph" style:parent-style-name="Text_20_body">
      <style:text-properties style:text-underline-style="solid" style:text-underline-width="auto" style:text-underline-color="font-color" officeooo:rsid="006fec8b" officeooo:paragraph-rsid="006fec8b"/>
    </style:style>
    <style:style style:name="P25" style:family="paragraph" style:parent-style-name="Text_20_body">
      <style:text-properties style:text-underline-style="solid" style:text-underline-width="auto" style:text-underline-color="font-color" officeooo:paragraph-rsid="001721f5"/>
    </style:style>
    <style:style style:name="P26" style:family="paragraph" style:parent-style-name="Text_20_body">
      <style:text-properties fo:font-weight="normal" officeooo:rsid="003536e0" officeooo:paragraph-rsid="003536e0" style:font-weight-asian="normal" style:font-weight-complex="normal"/>
    </style:style>
    <style:style style:name="P27" style:family="paragraph" style:parent-style-name="Text_20_body">
      <style:text-properties fo:font-weight="normal" officeooo:rsid="002f2941" officeooo:paragraph-rsid="002f2941" style:font-weight-asian="normal" style:font-weight-complex="normal"/>
    </style:style>
    <style:style style:name="P28" style:family="paragraph" style:parent-style-name="Text_20_body">
      <style:text-properties fo:font-weight="normal" officeooo:rsid="002da897" officeooo:paragraph-rsid="002da897" style:font-weight-asian="normal" style:font-weight-complex="normal"/>
    </style:style>
    <style:style style:name="P29" style:family="paragraph" style:parent-style-name="Text_20_body">
      <style:text-properties fo:font-weight="normal" officeooo:rsid="002e7678" officeooo:paragraph-rsid="002e7678" style:font-weight-asian="normal" style:font-weight-complex="normal"/>
    </style:style>
    <style:style style:name="P30" style:family="paragraph" style:parent-style-name="Text_20_body">
      <style:text-properties officeooo:paragraph-rsid="0016fea2"/>
    </style:style>
    <style:style style:name="P31" style:family="paragraph" style:parent-style-name="Text_20_body">
      <style:text-properties officeooo:paragraph-rsid="003bb6c0"/>
    </style:style>
    <style:style style:name="P32" style:family="paragraph" style:parent-style-name="Text_20_body">
      <style:text-properties officeooo:paragraph-rsid="003e3b27"/>
    </style:style>
    <style:style style:name="P33" style:family="paragraph" style:parent-style-name="Text_20_body">
      <style:text-properties officeooo:paragraph-rsid="0044578b"/>
    </style:style>
    <style:style style:name="P34" style:family="paragraph" style:parent-style-name="Text_20_body">
      <style:text-properties officeooo:paragraph-rsid="004095c3"/>
    </style:style>
    <style:style style:name="P35" style:family="paragraph" style:parent-style-name="Text_20_body">
      <style:text-properties officeooo:paragraph-rsid="00626137"/>
    </style:style>
    <style:style style:name="P36" style:family="paragraph" style:parent-style-name="Text_20_body">
      <style:text-properties officeooo:paragraph-rsid="00669b8d"/>
    </style:style>
    <style:style style:name="P37" style:family="paragraph" style:parent-style-name="Text_20_body">
      <style:text-properties officeooo:paragraph-rsid="00685d43"/>
    </style:style>
    <style:style style:name="P38" style:family="paragraph" style:parent-style-name="Text_20_body">
      <style:text-properties officeooo:paragraph-rsid="006d5186"/>
    </style:style>
    <style:style style:name="P39" style:family="paragraph" style:parent-style-name="Text_20_body">
      <style:text-properties officeooo:rsid="0044f60a" officeooo:paragraph-rsid="0044f60a"/>
    </style:style>
    <style:style style:name="P40" style:family="paragraph" style:parent-style-name="Text_20_body">
      <style:text-properties officeooo:paragraph-rsid="002d9468"/>
    </style:style>
    <style:style style:name="P41" style:family="paragraph" style:parent-style-name="Text_20_body">
      <style:text-properties officeooo:rsid="00759312" officeooo:paragraph-rsid="00759312"/>
    </style:style>
    <style:style style:name="P42" style:family="paragraph" style:parent-style-name="Text_20_body">
      <style:text-properties officeooo:rsid="007876c4" officeooo:paragraph-rsid="00799157"/>
    </style:style>
    <style:style style:name="P43" style:family="paragraph" style:parent-style-name="Text_20_body">
      <style:text-properties officeooo:rsid="0077d755" officeooo:paragraph-rsid="007b771c"/>
    </style:style>
    <style:style style:name="P44" style:family="paragraph" style:parent-style-name="Text_20_body">
      <style:text-properties officeooo:rsid="0077d755" officeooo:paragraph-rsid="0077d755"/>
    </style:style>
    <style:style style:name="P45" style:family="paragraph" style:parent-style-name="Text_20_body">
      <style:text-properties officeooo:rsid="007f9e8b" officeooo:paragraph-rsid="007f9e8b"/>
    </style:style>
    <style:style style:name="P46" style:family="paragraph" style:parent-style-name="Text_20_body">
      <style:text-properties officeooo:rsid="007f9e8b" officeooo:paragraph-rsid="00812cc3"/>
    </style:style>
    <style:style style:name="P47" style:family="paragraph" style:parent-style-name="Text_20_body">
      <style:text-properties officeooo:rsid="007f9e8b" officeooo:paragraph-rsid="0086a8ee"/>
    </style:style>
    <style:style style:name="P48" style:family="paragraph" style:parent-style-name="Text_20_body">
      <style:text-properties officeooo:rsid="00812cc3" officeooo:paragraph-rsid="0086a8ee"/>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margin-left="0in" fo:text-align="end" style:justify-single-word="false" fo:text-indent="0in"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59312" officeooo:paragraph-rsid="00759312"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margin-left="0in" fo:text-align="end" style:justify-single-word="false" fo:text-indent="0in"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ext_20_body">
      <style:text-properties officeooo:rsid="004579de" officeooo:paragraph-rsid="004579de"/>
    </style:style>
    <style:style style:name="P53" style:family="paragraph" style:parent-style-name="Text_20_body">
      <style:text-properties fo:color="#00a933" loext:opacity="100%"/>
    </style:style>
    <style:style style:name="P54" style:family="paragraph" style:parent-style-name="Text_20_body">
      <style:text-properties fo:color="#00a933" loext:opacity="100%" officeooo:rsid="00469430" officeooo:paragraph-rsid="00469430"/>
    </style:style>
    <style:style style:name="P55" style:family="paragraph" style:parent-style-name="Text_20_body">
      <style:text-properties fo:color="#00a933" loext:opacity="100%" officeooo:rsid="00474e35" officeooo:paragraph-rsid="00474e35"/>
    </style:style>
    <style:style style:name="P56" style:family="paragraph" style:parent-style-name="Text_20_body">
      <style:text-properties fo:color="#00a933" loext:opacity="100%" fo:font-weight="normal" officeooo:rsid="00474e35" officeooo:paragraph-rsid="00474e35" style:font-weight-asian="normal" style:font-weight-complex="normal"/>
    </style:style>
    <style:style style:name="P57" style:family="paragraph" style:parent-style-name="Text_20_body">
      <style:text-properties fo:color="#00a933" loext:opacity="100%" fo:font-weight="normal" officeooo:rsid="003536e0" officeooo:paragraph-rsid="003536e0" style:font-weight-asian="normal" style:font-weight-complex="normal"/>
    </style:style>
    <style:style style:name="P58" style:family="paragraph" style:parent-style-name="Text_20_body">
      <style:text-properties fo:color="#00a933" loext:opacity="100%" officeooo:paragraph-rsid="00759312"/>
    </style:style>
    <style:style style:name="P59" style:family="paragraph" style:parent-style-name="Text_20_body">
      <style:text-properties fo:color="#00a933" loext:opacity="100%" officeooo:rsid="002da897" officeooo:paragraph-rsid="002da897"/>
    </style:style>
    <style:style style:name="P60" style:family="paragraph" style:parent-style-name="Text_20_body">
      <style:text-properties fo:color="#00a933" loext:opacity="100%" officeooo:paragraph-rsid="002da897"/>
    </style:style>
    <style:style style:name="P61" style:family="paragraph" style:parent-style-name="Text_20_body">
      <style:text-properties fo:color="#00a933" loext:opacity="100%" officeooo:paragraph-rsid="00474e35"/>
    </style:style>
    <style:style style:name="P62" style:family="paragraph" style:parent-style-name="Text_20_body">
      <style:text-properties fo:color="#ff0000" loext:opacity="100%"/>
    </style:style>
    <style:style style:name="P63" style:family="paragraph" style:parent-style-name="Text_20_body">
      <style:text-properties fo:color="#ff0000" loext:opacity="100%" fo:background-color="transparent"/>
    </style:style>
    <style:style style:name="P64" style:family="paragraph" style:parent-style-name="Text_20_body">
      <style:text-properties officeooo:paragraph-rsid="002da897"/>
    </style:style>
    <style:style style:name="P65" style:family="paragraph" style:parent-style-name="Text_20_body">
      <style:text-properties officeooo:rsid="003c4e8b" officeooo:paragraph-rsid="003c4e8b"/>
    </style:style>
    <style:style style:name="P66" style:family="paragraph" style:parent-style-name="Text_20_body">
      <style:text-properties officeooo:rsid="00775bb0" officeooo:paragraph-rsid="00775bb0"/>
    </style:style>
    <style:style style:name="P67" style:family="paragraph" style:parent-style-name="Text_20_body">
      <style:text-properties officeooo:rsid="00865c22" officeooo:paragraph-rsid="00865c22"/>
    </style:style>
    <style:style style:name="P68" style:family="paragraph" style:parent-style-name="Title" style:master-page-name="MP0">
      <style:paragraph-properties style:page-number="auto" fo:break-before="page"/>
    </style:style>
    <style:style style:name="P69" style:family="paragraph" style:parent-style-name="Heading_20_1">
      <style:paragraph-properties fo:break-before="page"/>
    </style:style>
    <style:style style:name="P70" style:family="paragraph" style:parent-style-name="Heading_20_1">
      <style:paragraph-properties fo:break-before="page"/>
      <style:text-properties officeooo:rsid="00759312" officeooo:paragraph-rsid="00759312"/>
    </style:style>
    <style:style style:name="P71" style:family="paragraph" style:parent-style-name="Heading_20_2">
      <style:paragraph-properties fo:break-before="page"/>
    </style:style>
    <style:style style:name="P72" style:family="paragraph" style:parent-style-name="Heading_20_2">
      <style:text-properties officeooo:rsid="00759312" officeooo:paragraph-rsid="00759312"/>
    </style:style>
    <style:style style:name="P73" style:family="paragraph" style:parent-style-name="Heading_20_2">
      <style:text-properties officeooo:rsid="002da897" officeooo:paragraph-rsid="002da897"/>
    </style:style>
    <style:style style:name="P74" style:family="paragraph" style:parent-style-name="Heading_20_2">
      <style:text-properties fo:color="#000000" loext:opacity="100%"/>
    </style:style>
    <style:style style:name="P75" style:family="paragraph" style:parent-style-name="Heading_20_2">
      <style:text-properties fo:color="#111111" loext:opacity="100%" fo:background-color="transparent"/>
    </style:style>
    <style:style style:name="P76" style:family="paragraph" style:parent-style-name="Heading_20_2">
      <style:text-properties officeooo:rsid="00775bb0" officeooo:paragraph-rsid="00775bb0"/>
    </style:style>
    <style:style style:name="P77" style:family="paragraph" style:parent-style-name="Heading_20_3">
      <style:paragraph-properties fo:break-before="page"/>
    </style:style>
    <style:style style:name="P78" style:family="paragraph" style:parent-style-name="Heading_20_3">
      <style:text-properties officeooo:rsid="003bb6c0" officeooo:paragraph-rsid="003bb6c0"/>
    </style:style>
    <style:style style:name="P79" style:family="paragraph" style:parent-style-name="Heading_20_3">
      <style:paragraph-properties fo:break-before="page"/>
      <style:text-properties officeooo:rsid="003e3b27" officeooo:paragraph-rsid="003e3b27"/>
    </style:style>
    <style:style style:name="P80" style:family="paragraph" style:parent-style-name="Heading_20_3">
      <style:paragraph-properties fo:break-before="page"/>
      <style:text-properties officeooo:rsid="0016fea2" officeooo:paragraph-rsid="0016fea2"/>
    </style:style>
    <style:style style:name="P81" style:family="paragraph" style:parent-style-name="Heading_20_3">
      <style:paragraph-properties fo:break-before="page"/>
      <style:text-properties officeooo:rsid="001721f5" officeooo:paragraph-rsid="001721f5"/>
    </style:style>
    <style:style style:name="P82" style:family="paragraph" style:parent-style-name="Heading_20_3">
      <style:text-properties officeooo:rsid="00759312" officeooo:paragraph-rsid="00759312"/>
    </style:style>
    <style:style style:name="P83" style:family="paragraph" style:parent-style-name="Heading_20_3">
      <style:text-properties fo:color="#00a933" loext:opacity="100%"/>
    </style:style>
    <style:style style:name="P84" style:family="paragraph" style:parent-style-name="Heading_20_3">
      <style:paragraph-properties fo:break-before="page"/>
      <style:text-properties fo:color="#00a933" loext:opacity="100%"/>
    </style:style>
    <style:style style:name="P85" style:family="paragraph" style:parent-style-name="Heading_20_3">
      <style:text-properties fo:color="#00a933" loext:opacity="100%" officeooo:rsid="002da897" officeooo:paragraph-rsid="002da897"/>
    </style:style>
    <style:style style:name="P86" style:family="paragraph" style:parent-style-name="Heading_20_3">
      <style:text-properties fo:color="#ff0000" loext:opacity="100%"/>
    </style:style>
    <style:style style:name="P87" style:family="paragraph" style:parent-style-name="Heading_20_3">
      <style:text-properties fo:color="#ff0000" loext:opacity="100%" fo:background-color="transparent"/>
    </style:style>
    <style:style style:name="P88" style:family="paragraph" style:parent-style-name="Heading_20_3">
      <style:text-properties officeooo:rsid="002da897" officeooo:paragraph-rsid="002da897"/>
    </style:style>
    <style:style style:name="P89" style:family="paragraph" style:parent-style-name="Heading_20_3">
      <style:text-properties officeooo:rsid="00775bb0" officeooo:paragraph-rsid="00775bb0"/>
    </style:style>
    <style:style style:name="P90" style:family="paragraph" style:parent-style-name="Heading_20_3">
      <style:text-properties officeooo:rsid="00865c22" officeooo:paragraph-rsid="00865c22"/>
    </style:style>
    <style:style style:name="P91" style:family="paragraph" style:parent-style-name="Heading_20_4">
      <style:paragraph-properties fo:break-before="page"/>
      <style:text-properties officeooo:paragraph-rsid="005770aa"/>
    </style:style>
    <style:style style:name="P92" style:family="paragraph" style:parent-style-name="Text_20_body" style:list-style-name="L1"/>
    <style:style style:name="P93" style:family="paragraph" style:parent-style-name="Text_20_body" style:list-style-name="L2"/>
    <style:style style:name="P94" style:family="paragraph" style:parent-style-name="Text_20_body" style:list-style-name="L2">
      <style:paragraph-properties fo:margin-top="0in" fo:margin-bottom="0in" style:contextual-spacing="false"/>
    </style:style>
    <style:style style:name="P95" style:family="paragraph" style:parent-style-name="Text_20_body" style:list-style-name="L3"/>
    <style:style style:name="P96" style:family="paragraph" style:parent-style-name="Text_20_body" style:list-style-name="L4"/>
    <style:style style:name="P97" style:family="paragraph" style:parent-style-name="Text_20_body" style:list-style-name="L4">
      <style:paragraph-properties fo:margin-top="0in" fo:margin-bottom="0in" style:contextual-spacing="false"/>
    </style:style>
    <style:style style:name="P98" style:family="paragraph" style:parent-style-name="Text_20_body" style:list-style-name="L5">
      <style:paragraph-properties fo:margin-top="0in" fo:margin-bottom="0in" style:contextual-spacing="false"/>
    </style:style>
    <style:style style:name="P99" style:family="paragraph" style:parent-style-name="Text_20_body" style:list-style-name="L5">
      <style:paragraph-properties fo:margin-top="0in" fo:margin-bottom="0in" style:contextual-spacing="false"/>
      <style:text-properties fo:font-weight="bold" style:font-weight-asian="bold" style:font-weight-complex="bold"/>
    </style:style>
    <style:style style:name="P100" style:family="paragraph" style:parent-style-name="Text_20_body" style:list-style-name="L6"/>
    <style:style style:name="P101" style:family="paragraph" style:parent-style-name="Text_20_body" style:list-style-name="L7"/>
    <style:style style:name="P102" style:family="paragraph" style:parent-style-name="Text_20_body" style:list-style-name="L8"/>
    <style:style style:name="P103" style:family="paragraph" style:parent-style-name="Text_20_body" style:list-style-name="L9"/>
    <style:style style:name="P104" style:family="paragraph" style:parent-style-name="Text_20_body" style:list-style-name="L10"/>
    <style:style style:name="P105" style:family="paragraph" style:parent-style-name="Text_20_body" style:list-style-name="L11"/>
    <style:style style:name="P106" style:family="paragraph" style:parent-style-name="Text_20_body" style:list-style-name="L12">
      <style:text-properties officeooo:paragraph-rsid="004b81da"/>
    </style:style>
    <style:style style:name="P107" style:family="paragraph" style:parent-style-name="Text_20_body" style:list-style-name="L12">
      <style:text-properties fo:font-weight="normal" officeooo:paragraph-rsid="004b81da" style:font-weight-asian="normal" style:font-weight-complex="normal"/>
    </style:style>
    <style:style style:name="P108" style:family="paragraph" style:parent-style-name="Text_20_body" style:list-style-name="L13">
      <style:text-properties fo:font-weight="normal" officeooo:paragraph-rsid="004b81da" style:font-weight-asian="normal" style:font-weight-complex="normal"/>
    </style:style>
    <style:style style:name="P109" style:family="paragraph" style:parent-style-name="Text_20_body" style:list-style-name="L16">
      <style:text-properties fo:font-weight="normal" officeooo:rsid="004095c3" officeooo:paragraph-rsid="0052a7ff" style:font-weight-asian="normal" style:font-weight-complex="normal"/>
    </style:style>
    <style:style style:name="P110" style:family="paragraph" style:parent-style-name="Text_20_body" style:list-style-name="L16">
      <style:text-properties fo:font-weight="normal" officeooo:rsid="0052a7ff" officeooo:paragraph-rsid="0052a7ff" style:font-weight-asian="normal" style:font-weight-complex="normal"/>
    </style:style>
    <style:style style:name="P111" style:family="paragraph" style:parent-style-name="Text_20_body" style:list-style-name="L16">
      <style:text-properties fo:font-weight="normal" officeooo:rsid="0058f6af" officeooo:paragraph-rsid="0058f6af" style:font-weight-asian="normal" style:font-weight-complex="normal"/>
    </style:style>
    <style:style style:name="P112" style:family="paragraph" style:parent-style-name="Text_20_body" style:list-style-name="L14">
      <style:text-properties officeooo:rsid="004095c3" officeooo:paragraph-rsid="005184a7"/>
    </style:style>
    <style:style style:name="P113" style:family="paragraph" style:parent-style-name="Text_20_body" style:list-style-name="L17">
      <style:text-properties officeooo:rsid="004095c3" officeooo:paragraph-rsid="004095c3"/>
    </style:style>
    <style:style style:name="P114" style:family="paragraph" style:parent-style-name="Text_20_body" style:list-style-name="L15">
      <style:text-properties officeooo:paragraph-rsid="0016fea2"/>
    </style:style>
    <style:style style:name="P115" style:family="paragraph" style:parent-style-name="Text_20_body" style:list-style-name="L15">
      <style:text-properties officeooo:rsid="005a3d30" officeooo:paragraph-rsid="005a3d30"/>
    </style:style>
    <style:style style:name="P116" style:family="paragraph" style:parent-style-name="Text_20_body" style:list-style-name="L15">
      <style:text-properties officeooo:rsid="005b7235" officeooo:paragraph-rsid="005b7235"/>
    </style:style>
    <style:style style:name="P117" style:family="paragraph" style:parent-style-name="Text_20_body" style:list-style-name="L15">
      <style:text-properties officeooo:rsid="005cdc78" officeooo:paragraph-rsid="005cdc78"/>
    </style:style>
    <style:style style:name="P118" style:family="paragraph" style:parent-style-name="Text_20_body" style:list-style-name="L16">
      <style:text-properties officeooo:rsid="0052c23b" officeooo:paragraph-rsid="0052c23b"/>
    </style:style>
    <style:style style:name="P119" style:family="paragraph" style:parent-style-name="Text_20_body" style:list-style-name="L17">
      <style:text-properties officeooo:paragraph-rsid="004095c3"/>
    </style:style>
    <style:style style:name="P120" style:family="paragraph" style:parent-style-name="Text_20_body" style:list-style-name="L18">
      <style:text-properties officeooo:paragraph-rsid="00626137"/>
    </style:style>
    <style:style style:name="P121" style:family="paragraph" style:parent-style-name="Text_20_body" style:list-style-name="L19">
      <style:text-properties officeooo:paragraph-rsid="0016fea2"/>
    </style:style>
    <style:style style:name="P122" style:family="paragraph" style:parent-style-name="Text_20_body" style:list-style-name="L20">
      <style:text-properties officeooo:paragraph-rsid="00669b8d"/>
    </style:style>
    <style:style style:name="P123" style:family="paragraph" style:parent-style-name="Text_20_body" style:list-style-name="L21">
      <style:text-properties officeooo:rsid="00423689" officeooo:paragraph-rsid="0016fea2"/>
    </style:style>
    <style:style style:name="P124" style:family="paragraph" style:parent-style-name="Text_20_body" style:list-style-name="L22">
      <style:text-properties officeooo:rsid="00423689" officeooo:paragraph-rsid="00423689"/>
    </style:style>
    <style:style style:name="P125" style:family="paragraph" style:parent-style-name="Text_20_body" style:list-style-name="L23">
      <style:text-properties officeooo:rsid="00423689" officeooo:paragraph-rsid="0016fea2"/>
    </style:style>
    <style:style style:name="P126" style:family="paragraph" style:parent-style-name="Text_20_body" style:list-style-name="L24">
      <style:text-properties officeooo:paragraph-rsid="00685d43"/>
    </style:style>
    <style:style style:name="P127" style:family="paragraph" style:parent-style-name="Text_20_body" style:list-style-name="L25">
      <style:text-properties officeooo:paragraph-rsid="0016fea2"/>
    </style:style>
    <style:style style:name="P128" style:family="paragraph" style:parent-style-name="Text_20_body" style:list-style-name="L26">
      <style:text-properties officeooo:paragraph-rsid="00685d43"/>
    </style:style>
    <style:style style:name="P129" style:family="paragraph" style:parent-style-name="Text_20_body" style:list-style-name="L27">
      <style:text-properties style:text-underline-style="none" officeooo:rsid="00685d43" officeooo:paragraph-rsid="00685d43"/>
    </style:style>
    <style:style style:name="P130" style:family="paragraph" style:parent-style-name="Text_20_body" style:list-style-name="L30">
      <style:text-properties style:text-underline-style="none" officeooo:rsid="0044578b" officeooo:paragraph-rsid="006d5186"/>
    </style:style>
    <style:style style:name="P131" style:family="paragraph" style:parent-style-name="Text_20_body" style:list-style-name="L28">
      <style:text-properties officeooo:paragraph-rsid="0016fea2"/>
    </style:style>
    <style:style style:name="P132" style:family="paragraph" style:parent-style-name="Text_20_body" style:list-style-name="L29">
      <style:text-properties officeooo:paragraph-rsid="0016fea2"/>
    </style:style>
    <style:style style:name="P133" style:family="paragraph" style:parent-style-name="Text_20_body" style:list-style-name="L30">
      <style:text-properties officeooo:paragraph-rsid="006d5186"/>
    </style:style>
    <style:style style:name="P134" style:family="paragraph" style:parent-style-name="Text_20_body" style:list-style-name="L31">
      <style:text-properties officeooo:rsid="0044f60a" officeooo:paragraph-rsid="006d5186"/>
    </style:style>
    <style:style style:name="P135" style:family="paragraph" style:parent-style-name="Text_20_body" style:list-style-name="L32">
      <style:text-properties officeooo:rsid="0044f60a" officeooo:paragraph-rsid="006fec8b"/>
    </style:style>
    <style:style style:name="P136" style:family="paragraph" style:parent-style-name="Text_20_body" style:list-style-name="L32">
      <style:text-properties officeooo:paragraph-rsid="006fec8b"/>
    </style:style>
    <style:style style:name="P137" style:family="paragraph" style:parent-style-name="Text_20_body" style:list-style-name="L33">
      <style:text-properties officeooo:paragraph-rsid="006fec8b"/>
    </style:style>
    <style:style style:name="P138" style:family="paragraph" style:parent-style-name="Text_20_body" style:list-style-name="L34">
      <style:text-properties officeooo:paragraph-rsid="0086a8ee"/>
    </style:style>
    <style:style style:name="P139" style:family="paragraph" style:parent-style-name="Text_20_body" style:list-style-name="L35"/>
    <style:style style:name="P140" style:family="paragraph" style:parent-style-name="Text_20_body" style:list-style-name="L36">
      <style:text-properties fo:color="#00a933" loext:opacity="100%" officeooo:rsid="004579de" officeooo:paragraph-rsid="004579de"/>
    </style:style>
    <style:style style:name="P141" style:family="paragraph" style:parent-style-name="Text_20_body" style:list-style-name="L37">
      <style:text-properties fo:color="#00a933" loext:opacity="100%"/>
    </style:style>
    <style:style style:name="P142" style:family="paragraph" style:parent-style-name="Text_20_body" style:list-style-name="L36">
      <style:text-properties fo:color="#000000" loext:opacity="100%" officeooo:rsid="004579de" officeooo:paragraph-rsid="004579de"/>
    </style:style>
    <style:style style:name="P143" style:family="paragraph" style:parent-style-name="Text_20_body" style:list-style-name="L36">
      <style:text-properties fo:color="#ff0000" loext:opacity="100%" officeooo:rsid="004579de" officeooo:paragraph-rsid="004579de"/>
    </style:style>
    <style:style style:name="P144" style:family="paragraph" style:parent-style-name="Text_20_body" style:list-style-name="L38"/>
    <style:style style:name="P145" style:family="paragraph" style:parent-style-name="Text_20_body" style:list-style-name="L39"/>
    <style:style style:name="P146" style:family="paragraph" style:parent-style-name="Text_20_body" style:list-style-name="L40"/>
    <style:style style:name="P147" style:family="paragraph" style:parent-style-name="Text_20_body" style:list-style-name="L41"/>
    <style:style style:name="P148" style:family="paragraph" style:parent-style-name="Text_20_body" style:list-style-name="L42"/>
    <style:style style:name="T1" style:family="text">
      <style:text-properties fo:font-weight="bold" style:font-weight-asian="bold" style:font-weight-complex="bold"/>
    </style:style>
    <style:style style:name="T2" style:family="text">
      <style:text-properties fo:font-weight="bold" officeooo:rsid="004095c3" style:font-weight-asian="bold" style:font-weight-complex="bold"/>
    </style:style>
    <style:style style:name="T3" style:family="text">
      <style:text-properties fo:font-weight="bold" officeooo:rsid="0044578b"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officeooo:rsid="00474e35"/>
    </style:style>
    <style:style style:name="T7" style:family="text">
      <style:text-properties fo:language="da" fo:country="DK"/>
    </style:style>
    <style:style style:name="T8" style:family="text">
      <style:text-properties fo:language="da" fo:country="DK" officeooo:rsid="00474e35"/>
    </style:style>
    <style:style style:name="T9" style:family="text">
      <style:text-properties fo:language="da" fo:country="DK" fo:font-weight="bold" style:font-weight-asian="bold" style:font-weight-complex="bold"/>
    </style:style>
    <style:style style:name="T10" style:family="text">
      <style:text-properties fo:language="da" fo:country="DK" fo:font-weight="normal" style:font-weight-asian="normal" style:font-weight-complex="normal"/>
    </style:style>
    <style:style style:name="T11" style:family="text">
      <style:text-properties fo:language="da" fo:country="DK" style:text-underline-style="solid" style:text-underline-width="auto" style:text-underline-color="font-color" style:text-underline-mode="continuous" style:text-overline-mode="continuous" style:text-line-through-mode="continuous"/>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style:text-underline-mode="continuous" style:text-overline-mode="continuous" style:text-line-through-mode="continuous"/>
    </style:style>
    <style:style style:name="T14" style:family="text">
      <style:text-properties style:text-underline-style="solid" style:text-underline-width="auto" style:text-underline-color="font-color" officeooo:rsid="006d5186"/>
    </style:style>
    <style:style style:name="T15" style:family="text">
      <style:text-properties fo:font-weight="normal" style:font-weight-asian="normal" style:font-weight-complex="normal"/>
    </style:style>
    <style:style style:name="T16" style:family="text">
      <style:text-properties fo:font-weight="normal" officeooo:rsid="004095c3" style:font-weight-asian="normal" style:font-weight-complex="normal"/>
    </style:style>
    <style:style style:name="T17" style:family="text">
      <style:text-properties officeooo:rsid="0021fd40"/>
    </style:style>
    <style:style style:name="T18" style:family="text">
      <style:text-properties officeooo:rsid="005770aa"/>
    </style:style>
    <style:style style:name="T19" style:family="text">
      <style:text-properties officeooo:rsid="004fbac2"/>
    </style:style>
    <style:style style:name="T20" style:family="text">
      <style:text-properties officeooo:rsid="005184a7"/>
    </style:style>
    <style:style style:name="T21" style:family="text">
      <style:text-properties officeooo:rsid="0060d651"/>
    </style:style>
    <style:style style:name="T22" style:family="text">
      <style:text-properties officeooo:rsid="005f2456"/>
    </style:style>
    <style:style style:name="T23" style:family="text">
      <style:text-properties officeooo:rsid="005ee666"/>
    </style:style>
    <style:style style:name="T24" style:family="text">
      <style:text-properties officeooo:rsid="005da67e"/>
    </style:style>
    <style:style style:name="T25" style:family="text">
      <style:text-properties officeooo:rsid="004095c3"/>
    </style:style>
    <style:style style:name="T26" style:family="text">
      <style:text-properties officeooo:rsid="0044578b"/>
    </style:style>
    <style:style style:name="T27" style:family="text">
      <style:text-properties officeooo:rsid="0060dc74"/>
    </style:style>
    <style:style style:name="T28" style:family="text">
      <style:text-properties officeooo:rsid="0023df33"/>
    </style:style>
    <style:style style:name="T29" style:family="text">
      <style:text-properties style:text-underline-style="none"/>
    </style:style>
    <style:style style:name="T30" style:family="text">
      <style:text-properties style:text-underline-style="none" officeooo:rsid="006d5186"/>
    </style:style>
    <style:style style:name="T31" style:family="text">
      <style:text-properties style:text-underline-style="none" officeooo:rsid="0044578b"/>
    </style:style>
    <style:style style:name="T32" style:family="text">
      <style:text-properties style:text-underline-style="none" officeooo:rsid="006fec8b"/>
    </style:style>
    <style:style style:name="T33" style:family="text">
      <style:text-properties style:text-underline-style="none" officeooo:rsid="0044f60a"/>
    </style:style>
    <style:style style:name="T34" style:family="text">
      <style:text-properties officeooo:rsid="00626137"/>
    </style:style>
    <style:style style:name="T35" style:family="text">
      <style:text-properties officeooo:rsid="00423689"/>
    </style:style>
    <style:style style:name="T36" style:family="text">
      <style:text-properties officeooo:rsid="00669b8d"/>
    </style:style>
    <style:style style:name="T37" style:family="text">
      <style:text-properties officeooo:rsid="0042f1c9"/>
    </style:style>
    <style:style style:name="T38" style:family="text">
      <style:text-properties officeooo:rsid="00685d43"/>
    </style:style>
    <style:style style:name="T39" style:family="text">
      <style:text-properties officeooo:rsid="00692b52"/>
    </style:style>
    <style:style style:name="T40" style:family="text">
      <style:text-properties officeooo:rsid="006bca48"/>
    </style:style>
    <style:style style:name="T41" style:family="text">
      <style:text-properties officeooo:rsid="00294b09"/>
    </style:style>
    <style:style style:name="T42" style:family="text">
      <style:text-properties officeooo:rsid="006d5186"/>
    </style:style>
    <style:style style:name="T43" style:family="text">
      <style:text-properties officeooo:rsid="0044f60a"/>
    </style:style>
    <style:style style:name="T44" style:family="text">
      <style:text-properties officeooo:rsid="006f109b"/>
    </style:style>
    <style:style style:name="T45" style:family="text">
      <style:text-properties officeooo:rsid="006fec8b"/>
    </style:style>
    <style:style style:name="T46" style:family="text">
      <style:text-properties officeooo:rsid="007d152d"/>
    </style:style>
    <style:style style:name="T47" style:family="text">
      <style:text-properties officeooo:rsid="00799157"/>
    </style:style>
    <style:style style:name="T48" style:family="text">
      <style:text-properties officeooo:rsid="0086a8ee"/>
    </style:style>
    <style:style style:name="T49" style:family="text">
      <style:text-properties officeooo:rsid="00790693"/>
    </style:style>
    <style:style style:name="T50" style:family="text">
      <style:text-properties officeooo:rsid="0077d755"/>
    </style:style>
    <style:style style:name="T51" style:family="text">
      <style:text-properties officeooo:rsid="007b771c"/>
    </style:style>
    <style:style style:name="T52" style:family="text">
      <style:text-properties officeooo:rsid="007cc380"/>
    </style:style>
    <style:style style:name="T53" style:family="text">
      <style:text-properties officeooo:rsid="00759312"/>
    </style:style>
    <style:style style:name="T54" style:family="text">
      <style:text-properties officeooo:rsid="007daf53"/>
    </style:style>
    <style:style style:name="T55" style:family="text">
      <style:text-properties officeooo:rsid="007f9e8b"/>
    </style:style>
    <style:style style:name="T56" style:family="text">
      <style:text-properties officeooo:rsid="00812cc3"/>
    </style:style>
    <style:style style:name="T57" style:family="text">
      <style:text-properties officeooo:rsid="008777ef"/>
    </style:style>
    <style:style style:name="T58" style:family="text">
      <style:text-properties officeooo:rsid="00831ce5"/>
    </style:style>
    <style:style style:name="T59" style:family="text">
      <style:text-properties officeooo:rsid="00372ce3"/>
    </style:style>
    <style:style style:name="T60" style:family="text">
      <style:text-properties officeooo:rsid="0073f499"/>
    </style:style>
    <style:style style:name="T61" style:family="text">
      <style:text-properties officeooo:rsid="002da897"/>
    </style:style>
    <style:style style:name="T62" style:family="text">
      <style:text-properties officeooo:rsid="00865c22"/>
    </style:style>
    <style:style style:name="fr1" style:family="graphic" style:parent-style-name="Frame">
      <style:graphic-properties fo:margin-left="0in" fo:margin-right="0in" fo:margin-top="0in" fo:margin-bottom="0in" style:vertical-pos="middle" style:vertical-rel="baseline" style:horizontal-pos="from-left" style:horizontal-rel="paragraph-content" fo:padding="0in" fo:border="none"/>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horizontal-pos="from-lef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content"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content" fo:background-color="transparent" draw:fill="none" draw:fill-color="#ffffff" fo:padding="0in" fo:border="none" style:mirror="none" fo:clip="rect(0.3457in, 0.4161in, 1.372in, 0.4756in)" draw:luminance="0%" draw:contrast="0%" draw:red="0%" draw:green="0%" draw:blue="0%" draw:gamma="100%" draw:color-inversion="false" draw:image-opacity="100%" draw:color-mode="standard"/>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1965in" fo:margin-left="0.4925in"/>
        </style:list-level-properties>
        <style:text-properties style:font-name="OpenSymbol2"/>
      </text:list-level-style-bullet>
      <text:list-level-style-bullet text:level="2" text:style-name="WW_5f_CharLFO1LVL2" loext:num-list-format="%2%" text:bullet-char="•">
        <style:list-level-properties text:list-level-position-and-space-mode="label-alignment">
          <style:list-level-label-alignment text:label-followed-by="listtab" fo:text-indent="-0.1965in" fo:margin-left="0.9846in"/>
        </style:list-level-properties>
        <style:text-properties style:font-name="OpenSymbol2"/>
      </text:list-level-style-bullet>
      <text:list-level-style-bullet text:level="3" text:style-name="WW_5f_CharLFO1LVL3" loext:num-list-format="%3%" text:bullet-char="•">
        <style:list-level-properties text:list-level-position-and-space-mode="label-alignment">
          <style:list-level-label-alignment text:label-followed-by="listtab" fo:text-indent="-0.1965in" fo:margin-left="1.4772in"/>
        </style:list-level-properties>
        <style:text-properties style:font-name="OpenSymbol2"/>
      </text:list-level-style-bullet>
      <text:list-level-style-bullet text:level="4" text:style-name="WW_5f_CharLFO1LVL4" loext:num-list-format="%4%" text:bullet-char="•">
        <style:list-level-properties text:list-level-position-and-space-mode="label-alignment">
          <style:list-level-label-alignment text:label-followed-by="listtab" fo:text-indent="-0.1965in" fo:margin-left="1.9693in"/>
        </style:list-level-properties>
        <style:text-properties style:font-name="OpenSymbol2"/>
      </text:list-level-style-bullet>
      <text:list-level-style-bullet text:level="5" text:style-name="WW_5f_CharLFO1LVL5" loext:num-list-format="%5%" text:bullet-char="•">
        <style:list-level-properties text:list-level-position-and-space-mode="label-alignment">
          <style:list-level-label-alignment text:label-followed-by="listtab" fo:text-indent="-0.1965in" fo:margin-left="2.4618in"/>
        </style:list-level-properties>
        <style:text-properties style:font-name="OpenSymbol2"/>
      </text:list-level-style-bullet>
      <text:list-level-style-bullet text:level="6" text:style-name="WW_5f_CharLFO1LVL6" loext:num-list-format="%6%" text:bullet-char="•">
        <style:list-level-properties text:list-level-position-and-space-mode="label-alignment">
          <style:list-level-label-alignment text:label-followed-by="listtab" fo:text-indent="-0.1965in" fo:margin-left="2.9543in"/>
        </style:list-level-properties>
        <style:text-properties style:font-name="OpenSymbol2"/>
      </text:list-level-style-bullet>
      <text:list-level-style-bullet text:level="7" text:style-name="WW_5f_CharLFO1LVL7" loext:num-list-format="%7%" text:bullet-char="•">
        <style:list-level-properties text:list-level-position-and-space-mode="label-alignment">
          <style:list-level-label-alignment text:label-followed-by="listtab" fo:text-indent="-0.1965in" fo:margin-left="3.4465in"/>
        </style:list-level-properties>
        <style:text-properties style:font-name="OpenSymbol2"/>
      </text:list-level-style-bullet>
      <text:list-level-style-bullet text:level="8" text:style-name="WW_5f_CharLFO1LVL8" loext:num-list-format="%8%" text:bullet-char="•">
        <style:list-level-properties text:list-level-position-and-space-mode="label-alignment">
          <style:list-level-label-alignment text:label-followed-by="listtab" fo:text-indent="-0.1965in" fo:margin-left="3.939in"/>
        </style:list-level-properties>
        <style:text-properties style:font-name="OpenSymbol2"/>
      </text:list-level-style-bullet>
      <text:list-level-style-bullet text:level="9" text:style-name="WW_5f_CharLFO1LVL9" loext:num-list-format="%9%" text:bullet-char="•">
        <style:list-level-properties text:list-level-position-and-space-mode="label-alignment">
          <style:list-level-label-alignment text:label-followed-by="listtab" fo:text-indent="-0.1965in" fo:margin-left="4.4311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1965in" fo:margin-left="0.4925in"/>
        </style:list-level-properties>
        <style:text-properties style:font-name="OpenSymbol2"/>
      </text:list-level-style-bullet>
      <text:list-level-style-bullet text:level="2" text:style-name="WW_5f_CharLFO2LVL2" loext:num-list-format="%2%" text:bullet-char="•">
        <style:list-level-properties text:list-level-position-and-space-mode="label-alignment">
          <style:list-level-label-alignment text:label-followed-by="listtab" fo:text-indent="-0.1965in" fo:margin-left="0.9846in"/>
        </style:list-level-properties>
        <style:text-properties style:font-name="OpenSymbol2"/>
      </text:list-level-style-bullet>
      <text:list-level-style-bullet text:level="3" text:style-name="WW_5f_CharLFO2LVL3" loext:num-list-format="%3%" text:bullet-char="•">
        <style:list-level-properties text:list-level-position-and-space-mode="label-alignment">
          <style:list-level-label-alignment text:label-followed-by="listtab" fo:text-indent="-0.1965in" fo:margin-left="1.4772in"/>
        </style:list-level-properties>
        <style:text-properties style:font-name="OpenSymbol2"/>
      </text:list-level-style-bullet>
      <text:list-level-style-bullet text:level="4" text:style-name="WW_5f_CharLFO2LVL4" loext:num-list-format="%4%" text:bullet-char="•">
        <style:list-level-properties text:list-level-position-and-space-mode="label-alignment">
          <style:list-level-label-alignment text:label-followed-by="listtab" fo:text-indent="-0.1965in" fo:margin-left="1.9693in"/>
        </style:list-level-properties>
        <style:text-properties style:font-name="OpenSymbol2"/>
      </text:list-level-style-bullet>
      <text:list-level-style-bullet text:level="5" text:style-name="WW_5f_CharLFO2LVL5" loext:num-list-format="%5%" text:bullet-char="•">
        <style:list-level-properties text:list-level-position-and-space-mode="label-alignment">
          <style:list-level-label-alignment text:label-followed-by="listtab" fo:text-indent="-0.1965in" fo:margin-left="2.4618in"/>
        </style:list-level-properties>
        <style:text-properties style:font-name="OpenSymbol2"/>
      </text:list-level-style-bullet>
      <text:list-level-style-bullet text:level="6" text:style-name="WW_5f_CharLFO2LVL6" loext:num-list-format="%6%" text:bullet-char="•">
        <style:list-level-properties text:list-level-position-and-space-mode="label-alignment">
          <style:list-level-label-alignment text:label-followed-by="listtab" fo:text-indent="-0.1965in" fo:margin-left="2.9543in"/>
        </style:list-level-properties>
        <style:text-properties style:font-name="OpenSymbol2"/>
      </text:list-level-style-bullet>
      <text:list-level-style-bullet text:level="7" text:style-name="WW_5f_CharLFO2LVL7" loext:num-list-format="%7%" text:bullet-char="•">
        <style:list-level-properties text:list-level-position-and-space-mode="label-alignment">
          <style:list-level-label-alignment text:label-followed-by="listtab" fo:text-indent="-0.1965in" fo:margin-left="3.4465in"/>
        </style:list-level-properties>
        <style:text-properties style:font-name="OpenSymbol2"/>
      </text:list-level-style-bullet>
      <text:list-level-style-bullet text:level="8" text:style-name="WW_5f_CharLFO2LVL8" loext:num-list-format="%8%" text:bullet-char="•">
        <style:list-level-properties text:list-level-position-and-space-mode="label-alignment">
          <style:list-level-label-alignment text:label-followed-by="listtab" fo:text-indent="-0.1965in" fo:margin-left="3.939in"/>
        </style:list-level-properties>
        <style:text-properties style:font-name="OpenSymbol2"/>
      </text:list-level-style-bullet>
      <text:list-level-style-bullet text:level="9" text:style-name="WW_5f_CharLFO2LVL9" loext:num-list-format="%9%" text:bullet-char="•">
        <style:list-level-properties text:list-level-position-and-space-mode="label-alignment">
          <style:list-level-label-alignment text:label-followed-by="listtab" fo:text-indent="-0.1965in" fo:margin-left="4.4311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1965in" fo:margin-left="0.4925in"/>
        </style:list-level-properties>
        <style:text-properties style:font-name="OpenSymbol2"/>
      </text:list-level-style-bullet>
      <text:list-level-style-bullet text:level="2" text:style-name="WW_5f_CharLFO3LVL2" loext:num-list-format="%2%" text:bullet-char="•">
        <style:list-level-properties text:list-level-position-and-space-mode="label-alignment">
          <style:list-level-label-alignment text:label-followed-by="listtab" fo:text-indent="-0.1965in" fo:margin-left="0.9846in"/>
        </style:list-level-properties>
        <style:text-properties style:font-name="OpenSymbol2"/>
      </text:list-level-style-bullet>
      <text:list-level-style-bullet text:level="3" text:style-name="WW_5f_CharLFO3LVL3" loext:num-list-format="%3%" text:bullet-char="•">
        <style:list-level-properties text:list-level-position-and-space-mode="label-alignment">
          <style:list-level-label-alignment text:label-followed-by="listtab" fo:text-indent="-0.1965in" fo:margin-left="1.4772in"/>
        </style:list-level-properties>
        <style:text-properties style:font-name="OpenSymbol2"/>
      </text:list-level-style-bullet>
      <text:list-level-style-bullet text:level="4" text:style-name="WW_5f_CharLFO3LVL4" loext:num-list-format="%4%" text:bullet-char="•">
        <style:list-level-properties text:list-level-position-and-space-mode="label-alignment">
          <style:list-level-label-alignment text:label-followed-by="listtab" fo:text-indent="-0.1965in" fo:margin-left="1.9693in"/>
        </style:list-level-properties>
        <style:text-properties style:font-name="OpenSymbol2"/>
      </text:list-level-style-bullet>
      <text:list-level-style-bullet text:level="5" text:style-name="WW_5f_CharLFO3LVL5" loext:num-list-format="%5%" text:bullet-char="•">
        <style:list-level-properties text:list-level-position-and-space-mode="label-alignment">
          <style:list-level-label-alignment text:label-followed-by="listtab" fo:text-indent="-0.1965in" fo:margin-left="2.4618in"/>
        </style:list-level-properties>
        <style:text-properties style:font-name="OpenSymbol2"/>
      </text:list-level-style-bullet>
      <text:list-level-style-bullet text:level="6" text:style-name="WW_5f_CharLFO3LVL6" loext:num-list-format="%6%" text:bullet-char="•">
        <style:list-level-properties text:list-level-position-and-space-mode="label-alignment">
          <style:list-level-label-alignment text:label-followed-by="listtab" fo:text-indent="-0.1965in" fo:margin-left="2.9543in"/>
        </style:list-level-properties>
        <style:text-properties style:font-name="OpenSymbol2"/>
      </text:list-level-style-bullet>
      <text:list-level-style-bullet text:level="7" text:style-name="WW_5f_CharLFO3LVL7" loext:num-list-format="%7%" text:bullet-char="•">
        <style:list-level-properties text:list-level-position-and-space-mode="label-alignment">
          <style:list-level-label-alignment text:label-followed-by="listtab" fo:text-indent="-0.1965in" fo:margin-left="3.4465in"/>
        </style:list-level-properties>
        <style:text-properties style:font-name="OpenSymbol2"/>
      </text:list-level-style-bullet>
      <text:list-level-style-bullet text:level="8" text:style-name="WW_5f_CharLFO3LVL8" loext:num-list-format="%8%" text:bullet-char="•">
        <style:list-level-properties text:list-level-position-and-space-mode="label-alignment">
          <style:list-level-label-alignment text:label-followed-by="listtab" fo:text-indent="-0.1965in" fo:margin-left="3.939in"/>
        </style:list-level-properties>
        <style:text-properties style:font-name="OpenSymbol2"/>
      </text:list-level-style-bullet>
      <text:list-level-style-bullet text:level="9" text:style-name="WW_5f_CharLFO3LVL9" loext:num-list-format="%9%" text:bullet-char="•">
        <style:list-level-properties text:list-level-position-and-space-mode="label-alignment">
          <style:list-level-label-alignment text:label-followed-by="listtab" fo:text-indent="-0.1965in" fo:margin-left="4.4311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1965in" fo:margin-left="0.4925in"/>
        </style:list-level-properties>
        <style:text-properties style:font-name="OpenSymbol2"/>
      </text:list-level-style-bullet>
      <text:list-level-style-bullet text:level="2" text:style-name="WW_5f_CharLFO4LVL2" loext:num-list-format="%2%" text:bullet-char="•">
        <style:list-level-properties text:list-level-position-and-space-mode="label-alignment">
          <style:list-level-label-alignment text:label-followed-by="listtab" fo:text-indent="-0.1965in" fo:margin-left="0.9846in"/>
        </style:list-level-properties>
        <style:text-properties style:font-name="OpenSymbol2"/>
      </text:list-level-style-bullet>
      <text:list-level-style-bullet text:level="3" text:style-name="WW_5f_CharLFO4LVL3" loext:num-list-format="%3%" text:bullet-char="•">
        <style:list-level-properties text:list-level-position-and-space-mode="label-alignment">
          <style:list-level-label-alignment text:label-followed-by="listtab" fo:text-indent="-0.1965in" fo:margin-left="1.4772in"/>
        </style:list-level-properties>
        <style:text-properties style:font-name="OpenSymbol2"/>
      </text:list-level-style-bullet>
      <text:list-level-style-bullet text:level="4" text:style-name="WW_5f_CharLFO4LVL4" loext:num-list-format="%4%" text:bullet-char="•">
        <style:list-level-properties text:list-level-position-and-space-mode="label-alignment">
          <style:list-level-label-alignment text:label-followed-by="listtab" fo:text-indent="-0.1965in" fo:margin-left="1.9693in"/>
        </style:list-level-properties>
        <style:text-properties style:font-name="OpenSymbol2"/>
      </text:list-level-style-bullet>
      <text:list-level-style-bullet text:level="5" text:style-name="WW_5f_CharLFO4LVL5" loext:num-list-format="%5%" text:bullet-char="•">
        <style:list-level-properties text:list-level-position-and-space-mode="label-alignment">
          <style:list-level-label-alignment text:label-followed-by="listtab" fo:text-indent="-0.1965in" fo:margin-left="2.4618in"/>
        </style:list-level-properties>
        <style:text-properties style:font-name="OpenSymbol2"/>
      </text:list-level-style-bullet>
      <text:list-level-style-bullet text:level="6" text:style-name="WW_5f_CharLFO4LVL6" loext:num-list-format="%6%" text:bullet-char="•">
        <style:list-level-properties text:list-level-position-and-space-mode="label-alignment">
          <style:list-level-label-alignment text:label-followed-by="listtab" fo:text-indent="-0.1965in" fo:margin-left="2.9543in"/>
        </style:list-level-properties>
        <style:text-properties style:font-name="OpenSymbol2"/>
      </text:list-level-style-bullet>
      <text:list-level-style-bullet text:level="7" text:style-name="WW_5f_CharLFO4LVL7" loext:num-list-format="%7%" text:bullet-char="•">
        <style:list-level-properties text:list-level-position-and-space-mode="label-alignment">
          <style:list-level-label-alignment text:label-followed-by="listtab" fo:text-indent="-0.1965in" fo:margin-left="3.4465in"/>
        </style:list-level-properties>
        <style:text-properties style:font-name="OpenSymbol2"/>
      </text:list-level-style-bullet>
      <text:list-level-style-bullet text:level="8" text:style-name="WW_5f_CharLFO4LVL8" loext:num-list-format="%8%" text:bullet-char="•">
        <style:list-level-properties text:list-level-position-and-space-mode="label-alignment">
          <style:list-level-label-alignment text:label-followed-by="listtab" fo:text-indent="-0.1965in" fo:margin-left="3.939in"/>
        </style:list-level-properties>
        <style:text-properties style:font-name="OpenSymbol2"/>
      </text:list-level-style-bullet>
      <text:list-level-style-bullet text:level="9" text:style-name="WW_5f_CharLFO4LVL9" loext:num-list-format="%9%" text:bullet-char="•">
        <style:list-level-properties text:list-level-position-and-space-mode="label-alignment">
          <style:list-level-label-alignment text:label-followed-by="listtab" fo:text-indent="-0.1965in" fo:margin-left="4.4311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1965in" fo:margin-left="0.4925in"/>
        </style:list-level-properties>
        <style:text-properties style:font-name="OpenSymbol2"/>
      </text:list-level-style-bullet>
      <text:list-level-style-bullet text:level="2" text:style-name="WW_5f_CharLFO5LVL2" loext:num-list-format="%2%" text:bullet-char="•">
        <style:list-level-properties text:list-level-position-and-space-mode="label-alignment">
          <style:list-level-label-alignment text:label-followed-by="listtab" fo:text-indent="-0.1965in" fo:margin-left="0.9846in"/>
        </style:list-level-properties>
        <style:text-properties style:font-name="OpenSymbol2"/>
      </text:list-level-style-bullet>
      <text:list-level-style-bullet text:level="3" text:style-name="WW_5f_CharLFO5LVL3" loext:num-list-format="%3%" text:bullet-char="•">
        <style:list-level-properties text:list-level-position-and-space-mode="label-alignment">
          <style:list-level-label-alignment text:label-followed-by="listtab" fo:text-indent="-0.1965in" fo:margin-left="1.4772in"/>
        </style:list-level-properties>
        <style:text-properties style:font-name="OpenSymbol2"/>
      </text:list-level-style-bullet>
      <text:list-level-style-bullet text:level="4" text:style-name="WW_5f_CharLFO5LVL4" loext:num-list-format="%4%" text:bullet-char="•">
        <style:list-level-properties text:list-level-position-and-space-mode="label-alignment">
          <style:list-level-label-alignment text:label-followed-by="listtab" fo:text-indent="-0.1965in" fo:margin-left="1.9693in"/>
        </style:list-level-properties>
        <style:text-properties style:font-name="OpenSymbol2"/>
      </text:list-level-style-bullet>
      <text:list-level-style-bullet text:level="5" text:style-name="WW_5f_CharLFO5LVL5" loext:num-list-format="%5%" text:bullet-char="•">
        <style:list-level-properties text:list-level-position-and-space-mode="label-alignment">
          <style:list-level-label-alignment text:label-followed-by="listtab" fo:text-indent="-0.1965in" fo:margin-left="2.4618in"/>
        </style:list-level-properties>
        <style:text-properties style:font-name="OpenSymbol2"/>
      </text:list-level-style-bullet>
      <text:list-level-style-bullet text:level="6" text:style-name="WW_5f_CharLFO5LVL6" loext:num-list-format="%6%" text:bullet-char="•">
        <style:list-level-properties text:list-level-position-and-space-mode="label-alignment">
          <style:list-level-label-alignment text:label-followed-by="listtab" fo:text-indent="-0.1965in" fo:margin-left="2.9543in"/>
        </style:list-level-properties>
        <style:text-properties style:font-name="OpenSymbol2"/>
      </text:list-level-style-bullet>
      <text:list-level-style-bullet text:level="7" text:style-name="WW_5f_CharLFO5LVL7" loext:num-list-format="%7%" text:bullet-char="•">
        <style:list-level-properties text:list-level-position-and-space-mode="label-alignment">
          <style:list-level-label-alignment text:label-followed-by="listtab" fo:text-indent="-0.1965in" fo:margin-left="3.4465in"/>
        </style:list-level-properties>
        <style:text-properties style:font-name="OpenSymbol2"/>
      </text:list-level-style-bullet>
      <text:list-level-style-bullet text:level="8" text:style-name="WW_5f_CharLFO5LVL8" loext:num-list-format="%8%" text:bullet-char="•">
        <style:list-level-properties text:list-level-position-and-space-mode="label-alignment">
          <style:list-level-label-alignment text:label-followed-by="listtab" fo:text-indent="-0.1965in" fo:margin-left="3.939in"/>
        </style:list-level-properties>
        <style:text-properties style:font-name="OpenSymbol2"/>
      </text:list-level-style-bullet>
      <text:list-level-style-bullet text:level="9" text:style-name="WW_5f_CharLFO5LVL9" loext:num-list-format="%9%" text:bullet-char="•">
        <style:list-level-properties text:list-level-position-and-space-mode="label-alignment">
          <style:list-level-label-alignment text:label-followed-by="listtab" fo:text-indent="-0.1965in" fo:margin-left="4.4311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7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7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7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7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7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7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7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7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7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8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8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8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8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8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8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8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8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8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9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9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9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9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9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9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9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9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9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10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0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0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0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0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0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0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0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0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11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1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1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1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1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1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1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1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1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5">
      <text:list-level-style-bullet text:level="1" text:style-name="WW_5f_CharLFO12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2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2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2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2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2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2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2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2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WW_5f_CharLFO13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3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3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3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3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3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3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3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3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WW_5f_CharLFO14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4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4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4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4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4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4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4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4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WW_5f_CharLFO15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5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5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5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5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5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5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5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5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WW_5f_CharLFO16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6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6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6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6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6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6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6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6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WW_5f_CharLFO18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8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8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8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8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8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8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8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8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8">Deliverable 1</text:p>
      <text:p text:style-name="Text_20_body"/>
      <text:p text:style-name="P1">Group:<text:span text:style-name="Default_20_Paragraph_20_Font"><text:span text:style-name="T1"> The Architects</text:span></text:span></text:p>
      <text:p text:style-name="P1">Members:<text:span text:style-name="Default_20_Paragraph_20_Font"><text:span text:style-name="T1"> Jacob Grum, <text:s/>Rasmus Ole Routh Herskind &amp; Thor Liam Møller Clausen</text:span></text:span></text:p>
      <text:p text:style-name="Text_20_body"><draw:frame draw:style-name="fr2" draw:name="Image1" text:anchor-type="as-char" svg:y="0in" svg:width="6.6929in" style:rel-width="scale" svg:height="5.039in" style:rel-height="scale" draw:z-index="0"><draw:image xlink:href="Pictures/1000000100000346000002776D7996EA736654E2.png" xlink:type="simple" xlink:show="embed" xlink:actuate="onLoad" draw:mime-type="image/png"/></draw:frame></text:p>
      <text:h text:style-name="P69" text:outline-level="1">System description</text:h>
      <text:p text:style-name="Text_20_body"/>
      <text:h text:style-name="Heading_20_2" text:outline-level="2">Overall functionality</text:h>
      <text:p text:style-name="Text_20_body">Imagine the following; Kevin wants to bet on Holger winning his tennis match. He checks his usual site, which gives odds 1.8. But his mate next to him scuffs at him “you should check out my site, it gives odds 1.9”. Kevin quickly realizes that he is not loyal to his site, he is mostly interested in placing on any site with the best odds available - <text:span text:style-name="Default_20_Paragraph_20_Font"><text:span text:style-name="T4">Introducing </text:span></text:span><text:span text:style-name="Default_20_Paragraph_20_Font"><text:span text:style-name="T5">BestBets</text:span></text:span><text:span text:style-name="Default_20_Paragraph_20_Font"><text:span text:style-name="T4">:</text:span></text:span></text:p>
      <text:p text:style-name="P2">Shows the best odds available on any site, for any match.</text:p>
      <text:p text:style-name="Text_20_body"><text:span text:style-name="Default_20_Paragraph_20_Font"><text:span text:style-name="T1"><draw:frame draw:style-name="fr2" draw:name="Image4 Copy 1" text:anchor-type="as-char" svg:y="0in" svg:width="3.1972in" style:rel-width="scale" svg:height="3.2165in" style:rel-height="scale" draw:z-index="1"><draw:image xlink:href="Pictures/100000000000029D000002A113731FE25D296B2F.png" xlink:type="simple" xlink:show="embed" xlink:actuate="onLoad" draw:mime-type="image/png"/></draw:frame></text:span></text:span></text:p>
      <text:p text:style-name="Text_20_body"><text:span text:style-name="Default_20_Paragraph_20_Font"><text:span text:style-name="T1">Plenty of stock-like features! Trigger order, when a certain game reaches certain odds.</text:span></text:span></text:p>
      <text:p text:style-name="Text_20_body"><text:span text:style-name="Default_20_Paragraph_20_Font"><text:span text:style-name="T1"><draw:frame draw:style-name="fr6" draw:name="Image5" text:anchor-type="as-char" svg:y="0in" svg:width="3.2217in" style:rel-width="scale" svg:height="2.6547in" style:rel-height="scale" draw:z-index="2"><draw:image xlink:href="Pictures/10000000000002990000029A1256D06C581A638C.png" xlink:type="simple" xlink:show="embed" xlink:actuate="onLoad" draw:mime-type="image/png"/></draw:frame></text:span></text:span></text:p>
      <text:p text:style-name="P2"/>
      <text:p text:style-name="P2"/>
      <text:p text:style-name="P2"/>
      <text:p text:style-name="P2"><text:soft-page-break/>Similar market conditions as stocks. You don’t want to search for the best offer from a bank, you trade on a shared market (Børsen). That means you only need to have money in one central place, to be able to purchase from all bookmakers! In short. If you have 200 kr on BestBets, you can place 200 kr on ANY bookmaker, without having a saving of 200 kr on each bookmaker.</text:p>
      <text:p text:style-name="Text_20_body"><text:span text:style-name="Default_20_Paragraph_20_Font"><text:span text:style-name="T1"><draw:frame draw:style-name="fr2" draw:name="Image6" text:anchor-type="as-char" svg:y="0in" svg:width="6.3972in" style:rel-width="scale" svg:height="3.222in" style:rel-height="scale" draw:z-index="3"><draw:image xlink:href="Pictures/10000000000003A3000001D5C732987A04DE6AE2.png" xlink:type="simple" xlink:show="embed" xlink:actuate="onLoad" draw:mime-type="image/png"/></draw:frame></text:span></text:span></text:p>
      <text:p text:style-name="Text_20_body"><text:span text:style-name="Default_20_Paragraph_20_Font"><text:span text:style-name="T1">Similar to shorting a stock. Think the best odds are bad? Open your own position, and act like the bookmaker!</text:span></text:span></text:p>
      <text:p text:style-name="Text_20_body"><draw:frame draw:style-name="fr2" draw:name="Image7" text:anchor-type="as-char" svg:y="0in" svg:width="3.7972in" style:rel-width="scale" svg:height="2.9154in" style:rel-height="scale" draw:z-index="17"><draw:image xlink:href="Pictures/1000000000000245000001BECF3A7B8F975B791A.png" xlink:type="simple" xlink:show="embed" xlink:actuate="onLoad" draw:mime-type="image/png"/></draw:frame></text:p>
      <text:p text:style-name="P2"/>
      <text:p text:style-name="P2"/>
      <text:p text:style-name="P2"/>
      <text:p text:style-name="P2"/>
      <text:p text:style-name="P2"/>
      <text:p text:style-name="Text_20_body"><text:soft-page-break/><text:span text:style-name="Default_20_Paragraph_20_Font"><text:span text:style-name="T1">Quickly register for any bookmaker, through a saved formula, to get consistent information across multiple sites, and to always be ready to place on the best odds possible.</text:span></text:span></text:p>
      <text:p text:style-name="Text_20_body"><text:span text:style-name="Default_20_Paragraph_20_Font"><text:span text:style-name="T1"><draw:frame draw:style-name="fr2" draw:name="Image8" text:anchor-type="as-char" svg:y="0in" svg:width="6.6929in" style:rel-width="scale" svg:height="3.2701in" style:rel-height="scale" draw:z-index="4"><draw:image xlink:href="Pictures/100000000000041C00000202E3875EB7BC89BC4D.png" xlink:type="simple" xlink:show="embed" xlink:actuate="onLoad" draw:mime-type="image/png"/></draw:frame></text:span></text:span></text:p>
      <text:p text:style-name="P2">Get an instant overview of current bets, accounts and bonuses!</text:p>
      <text:p text:style-name="Text_20_body"><text:span text:style-name="Default_20_Paragraph_20_Font"><text:span text:style-name="T1"><draw:frame draw:style-name="fr2" draw:name="Image9" text:anchor-type="as-char" svg:y="0in" svg:width="3.3472in" style:rel-width="scale" svg:height="4.5138in" style:rel-height="scale" draw:z-index="5"><draw:image xlink:href="Pictures/10000000000001B7000002505782B5CC1561B700.png" xlink:type="simple" xlink:show="embed" xlink:actuate="onLoad" draw:mime-type="image/png"/></draw:frame></text:span></text:span></text:p>
      <text:p text:style-name="P2"/>
      <text:p text:style-name="P2"/>
      <text:p text:style-name="P2"/>
      <text:p text:style-name="P2"/>
      <text:p text:style-name="Text_20_body"><text:soft-page-break/></text:p>
      <text:p text:style-name="Text_20_body"><text:span text:style-name="Default_20_Paragraph_20_Font"><text:span text:style-name="T1">Various settings to ensure only your favorite sports are shown, to ease navigation and usage.</text:span></text:span></text:p>
      <text:p text:style-name="Text_20_body"><draw:frame draw:style-name="fr2" draw:name="Image10" text:anchor-type="as-char" svg:y="0in" svg:width="1.8492in" style:rel-width="scale" svg:height="2.6882in" style:rel-height="scale" draw:z-index="6"><draw:image xlink:href="Pictures/1000000000000144000001D71C0C63235EA75B14.png" xlink:type="simple" xlink:show="embed" xlink:actuate="onLoad" draw:mime-type="image/png"/></draw:frame></text:p>
      <text:p text:style-name="Text_20_body"/>
      <text:p text:style-name="Text_20_body"/>
      <text:p text:style-name="Text_20_body"/>
      <text:p text:style-name="Text_20_body"/>
      <text:h text:style-name="P71" text:outline-level="2">Context diagrams</text:h>
      <text:p text:style-name="Text_20_body"/>
      <text:h text:style-name="Heading_20_3" text:outline-level="3">Informal diagram</text:h>
      <text:p text:style-name="Text_20_body"/>
      <text:p text:style-name="Text_20_body"><draw:frame draw:style-name="fr2" draw:name="Image12" text:anchor-type="as-char" svg:y="0in" svg:width="6.6929in" style:rel-width="scale" svg:height="4.689in" style:rel-height="scale" draw:z-index="7"><draw:image xlink:href="Pictures/100000000000041C000002E1ECA5B6B213F6A03D.png" xlink:type="simple" xlink:show="embed" xlink:actuate="onLoad" draw:mime-type="image/png"/></draw:frame></text:p>
      <text:p text:style-name="Text_20_body"/>
      <text:h text:style-name="P77" text:outline-level="3">Formal diagram</text:h>
      <text:p text:style-name="Text_20_body"/>
      <text:p text:style-name="Text_20_body"><draw:frame draw:style-name="fr2" draw:name="Image11" text:anchor-type="as-char" svg:y="0in" svg:width="6.6929in" style:rel-width="scale" svg:height="5.4484in" style:rel-height="scale" draw:z-index="8"><draw:image xlink:href="Pictures/1000000000000362000002C17CE54DC5C4E9EE84.png" xlink:type="simple" xlink:show="embed" xlink:actuate="onLoad" draw:mime-type="image/png"/></draw:frame></text:p>
      <text:p text:style-name="Text_20_body"/>
      <text:p text:style-name="Text_20_body"/>
      <text:h text:style-name="P69" text:outline-level="1">Architectural analysis<text:line-break/></text:h>
      <text:h text:style-name="Heading_20_2" text:outline-level="2">Identification of Architectural Drivers</text:h>
      <text:p text:style-name="Text_20_body"/>
      <text:p text:style-name="Text_20_body">The numbers in parenthesis is the number of points given in our stakeholder role play.</text:p>
      <text:list text:style-name="L1">
        <text:list-item>
          <text:p text:style-name="P92"><text:span text:style-name="Strong_20_Emphasis">Modifiability Requirement:</text:span></text:p>
          <text:list>
            <text:list-item>
              <text:p text:style-name="P92"><text:span text:style-name="Strong_20_Emphasis">Handle new bookmakers (11)</text:span><text:line-break/>The architecture shall be modifiable so that when a new bookmaker becomes available or an existing one ceases operation, support for that bookmaker can be added or removed with minimal impact on the overall system.</text:p>
            </text:list-item>
          </text:list>
        </text:list-item>
      </text:list>
      <text:list text:style-name="L2">
        <text:list-item>
          <text:p text:style-name="P93"><text:span text:style-name="Strong_20_Emphasis">Availability Requirement:</text:span></text:p>
          <text:list>
            <text:list-item>
              <text:p text:style-name="P93"><text:span text:style-name="Strong_20_Emphasis">Available during high demand (12)</text:span><text:line-break/>The system must remain available even during periods of high user demand (e.g., during high-traffic sporting events) to ensure continuous access to betting data.</text:p>
            </text:list-item>
          </text:list>
        </text:list-item>
        <text:list-item>
          <text:p text:style-name="P93"><text:span text:style-name="Strong_20_Emphasis">Performance Requirements:</text:span></text:p>
          <text:list>
            <text:list-item>
              <text:p text:style-name="P94"><text:span text:style-name="Strong_20_Emphasis">Low Latency </text:span><text:span text:style-name="Default_20_Paragraph_20_Font"><text:span text:style-name="T1">(14)</text:span></text:span><text:line-break/>The system shall fetch and display betting odds from multiple providers in real-time or near-real-time. Delays in page loads or data updates must be minimized to prevent users from missing favorable odds.</text:p>
            </text:list-item>
            <text:list-item>
              <text:p text:style-name="P93"><text:span text:style-name="Strong_20_Emphasis">Efficient Data Processing (14)</text:span><text:line-break/>The system must process large volumes of betting data rapidly (especially during peak activity such as major finals) so that performance remains robust under load.</text:p>
            </text:list-item>
          </text:list>
        </text:list-item>
      </text:list>
      <text:list text:style-name="L3">
        <text:list-item>
          <text:p text:style-name="P95"><text:span text:style-name="Default_20_Paragraph_20_Font"><text:span text:style-name="T1">Safety</text:span></text:span> <text:span text:style-name="Strong_20_Emphasis">Requirement:</text:span></text:p>
          <text:list>
            <text:list-item>
              <text:p text:style-name="P95"><text:span text:style-name="Default_20_Paragraph_20_Font"><text:span text:style-name="T1">Safely handle odds changes (10)</text:span></text:span><text:line-break/>The system shall ensure safety during the bet placement and acceptance process. If betting odds change between the time a bet is placed and accepted, the system must reject the altered odds and prompt the customer to re-confirm their bet under the new conditions.</text:p>
            </text:list-item>
          </text:list>
        </text:list-item>
      </text:list>
      <text:list text:style-name="L4">
        <text:list-item>
          <text:p text:style-name="P97"><text:span text:style-name="Strong_20_Emphasis">Usability Requirements:</text:span></text:p>
          <text:list>
            <text:list-item>
              <text:p text:style-name="P97"><text:span text:style-name="Strong_20_Emphasis">Intuitive Navigation </text:span><text:span text:style-name="Default_20_Paragraph_20_Font"><text:span text:style-name="T1">(12)</text:span></text:span><text:span text:style-name="Strong_20_Emphasis">:</text:span><text:line-break/>Users shall be able to quickly and easily find the best odds for a match.</text:p>
            </text:list-item>
            <text:list-item>
              <text:p text:style-name="P97"><text:span text:style-name="Strong_20_Emphasis">Responsive Design </text:span><text:span text:style-name="Default_20_Paragraph_20_Font"><text:span text:style-name="T1">(11)</text:span></text:span><text:span text:style-name="Strong_20_Emphasis">:</text:span><text:line-break/>The interface must adapt seamlessly to various devices (mobile, tablet, desktop) to accommodate users checking odds on the go.</text:p>
            </text:list-item>
            <text:list-item>
              <text:p text:style-name="P96"><text:span text:style-name="Strong_20_Emphasis">Support for Specific Scenarios (12):</text:span><text:line-break/>Filtering. <text:span text:style-name="T6">Only</text:span><text:span text:style-name="Default_20_Paragraph_20_Font"><text:span text:style-name="T7"> tennis, </text:span></text:span><text:span text:style-name="Default_20_Paragraph_20_Font"><text:span text:style-name="T8">only matches in</text:span></text:span><text:span text:style-name="Default_20_Paragraph_20_Font"><text:span text:style-name="T7"> Austrilian Open, </text:span></text:span><text:span text:style-name="Default_20_Paragraph_20_Font"><text:span text:style-name="T8">that ends within</text:span></text:span><text:span text:style-name="Default_20_Paragraph_20_Font"><text:span text:style-name="T7"> 12 </text:span></text:span><text:span text:style-name="Default_20_Paragraph_20_Font"><text:span text:style-name="T8">hours</text:span></text:span><text:span text:style-name="Default_20_Paragraph_20_Font"><text:span text:style-name="T7">.</text:span></text:span></text:p>
            </text:list-item>
            <text:list-item>
              <text:p text:style-name="P96"><text:span text:style-name="Default_20_Paragraph_20_Font"><text:span text:style-name="T9">Consistent design (12).</text:span></text:span><text:span text:style-name="Default_20_Paragraph_20_Font"><text:span text:style-name="T7"> </text:span></text:span><text:span text:style-name="Default_20_Paragraph_20_Font"><text:span text:style-name="T8">A b</text:span></text:span><text:span text:style-name="Default_20_Paragraph_20_Font"><text:span text:style-name="T7">et </text:span></text:span><text:span text:style-name="Default_20_Paragraph_20_Font"><text:span text:style-name="T8">placed on bookmaker</text:span></text:span><text:span text:style-name="Default_20_Paragraph_20_Font"><text:span text:style-name="T7"> A </text:span></text:span><text:span text:style-name="Default_20_Paragraph_20_Font"><text:span text:style-name="T8">must have same mechanics and appearance as on bookmaker</text:span></text:span><text:span text:style-name="Default_20_Paragraph_20_Font"><text:span text:style-name="T7"> B.</text:span></text:span></text:p>
            </text:list-item>
          </text:list>
        </text:list-item>
      </text:list>
      <text:p text:style-name="P7"><text:soft-page-break/></text:p>
      <text:list text:style-name="L5">
        <text:list-item>
          <text:p text:style-name="P98"><text:span text:style-name="Strong_20_Emphasis">Security Requirement:</text:span></text:p>
          <text:list>
            <text:list-item>
              <text:p text:style-name="P99">The system must ensure robust security (9):</text:p>
            </text:list-item>
          </text:list>
        </text:list-item>
      </text:list>
      <text:p text:style-name="P8">User data and communications must be safeguarded using secure handling mechanisms.</text:p>
      <text:p text:style-name="P9">Given that customers place real money on bets, the system must ensure that all financial and personal data are protected from unauthorized access.</text:p>
      <text:p text:style-name="Text_20_body"/>
      <text:p text:style-name="P10">Most important ones:</text:p>
      <text:list xml:id="list2422185995" text:style-name="L6">
        <text:list-item>
          <text:p text:style-name="P100">Performance (14)</text:p>
        </text:list-item>
      </text:list>
      <text:list text:style-name="L7">
        <text:list-item>
          <text:list>
            <text:list-item>
              <text:p text:style-name="P101">Low latency: Provide fresh odds.</text:p>
            </text:list-item>
            <text:list-item>
              <text:p text:style-name="P101">Efficient Data Processing<text:span text:style-name="Default_20_Paragraph_20_Font"><text:span text:style-name="T13">:</text:span></text:span> During many bets placed during big event</text:p>
            </text:list-item>
          </text:list>
        </text:list-item>
      </text:list>
      <text:list xml:id="list84451022718271" text:continue-list="list2422185995" text:style-name="L6">
        <text:list-item>
          <text:p text:style-name="P100">Availability(13)</text:p>
        </text:list-item>
      </text:list>
      <text:list text:style-name="L8">
        <text:list-item>
          <text:list>
            <text:list-item>
              <text:p text:style-name="P102">System must work and respond during high traffic for big events</text:p>
            </text:list-item>
          </text:list>
        </text:list-item>
      </text:list>
      <text:list xml:id="list84450142525227" text:continue-list="list84451022718271" text:style-name="L6">
        <text:list-item>
          <text:p text:style-name="P100">Usability (12)</text:p>
        </text:list-item>
      </text:list>
      <text:list text:style-name="L9">
        <text:list-item>
          <text:list>
            <text:list-item>
              <text:p text:style-name="P103">Intuitive design. Our aggregator must provide an interface that does not get affected by what bookmaker the bets are offered from. Betting on A should look the same as betting on B, where A and B are two different bookmakers.</text:p>
            </text:list-item>
          </text:list>
        </text:list-item>
      </text:list>
      <text:list xml:id="list84451085478843" text:continue-list="list84450142525227" text:style-name="L6">
        <text:list-item>
          <text:p text:style-name="P100">Modifiability (11)</text:p>
        </text:list-item>
      </text:list>
      <text:list text:style-name="L10">
        <text:list-item>
          <text:list>
            <text:list-item>
              <text:p text:style-name="P104">In case many new bookmakers open or others close, it must be handled without too much trouble.</text:p>
            </text:list-item>
          </text:list>
        </text:list-item>
      </text:list>
      <text:list text:continue-list="list84451085478843" text:style-name="L6">
        <text:list-item>
          <text:p text:style-name="P100">Safety (10)</text:p>
        </text:list-item>
      </text:list>
      <text:list text:style-name="L11">
        <text:list-item>
          <text:list>
            <text:list-item>
              <text:p text:style-name="P105">With money being handled, the user must not be prone to make mistakes.</text:p>
            </text:list-item>
          </text:list>
        </text:list-item>
      </text:list>
      <text:p text:style-name="Text_20_body"/>
      <text:p text:style-name="Text_20_body"/>
      <text:h text:style-name="P71" text:outline-level="2">Stakeholder roles</text:h>
      <text:p text:style-name="Text_20_body"/>
      <text:p text:style-name="P11">Often directly in touch with the system</text:p>
      <text:list text:style-name="L12">
        <text:list-item>
          <text:p text:style-name="P107">Betting sites, also referred to as “Bookmakers”</text:p>
        </text:list-item>
        <text:list-item>
          <text:p text:style-name="P107">Developers/Architects</text:p>
        </text:list-item>
        <text:list-item>
          <text:p text:style-name="P107">Users</text:p>
        </text:list-item>
      </text:list>
      <text:p text:style-name="P12">Various gambling related governmental instances</text:p>
      <text:list text:continue-numbering="true" text:style-name="L12">
        <text:list-item>
          <text:p text:style-name="P106"><text:span text:style-name="Default_20_Paragraph_20_Font"><text:span text:style-name="T15">Spillemyndigheden:</text:span></text:span><text:span text:style-name="Default_20_Paragraph_20_Font"><text:span text:style-name="T1"> </text:span></text:span><text:a xlink:type="simple" xlink:href="https://www.spillemyndigheden.dk/gaming-og-gambling" text:style-name="Internet_20_link" text:visited-style-name="Visited_20_Internet_20_Link">https://www.spillemyndigheden.dk/gaming-og-gambling</text:a></text:p>
        </text:list-item>
        <text:list-item>
          <text:p text:style-name="P106"><text:span text:style-name="Default_20_Paragraph_20_Font"><text:span text:style-name="T10">Ludomani støtteforeninger:</text:span></text:span><text:span text:style-name="Default_20_Paragraph_20_Font"><text:span text:style-name="T9"> </text:span></text:span><text:a xlink:type="simple" xlink:href="https://www.stopspillet.dk/" office:target-frame-name="_top" xlink:show="replace" text:style-name="Internet_20_link" text:visited-style-name="Visited_20_Internet_20_Link"><text:span text:style-name="Default_20_Paragraph_20_Font"><text:span text:style-name="T7">https://www.stopspillet.dk/</text:span></text:span></text:a></text:p>
        </text:list-item>
      </text:list>
      <text:p text:style-name="Text_20_body"><text:span text:style-name="Default_20_Paragraph_20_Font"><text:span text:style-name="T11">Various partners and affiliates:</text:span></text:span></text:p>
      <text:list text:style-name="L13">
        <text:list-item>
          <text:p text:style-name="P108">Sport-event industry (Arenas, leagues, etc).</text:p>
        </text:list-item>
        <text:list-item>
          <text:p text:style-name="P108">Sport clubs</text:p>
        </text:list-item>
        <text:list-item>
          <text:p text:style-name="P108">Sports news (magazines, blogs, etc.)</text:p>
        </text:list-item>
        <text:list-item>
          <text:p text:style-name="P108">Sports apparel and merchandise</text:p>
        </text:list-item>
        <text:list-item>
          <text:p text:style-name="P108">Sport streaming &amp; channels</text:p>
        </text:list-item>
      </text:list>
      <text:p text:style-name="P2"/>
      <text:h text:style-name="P71" text:outline-level="2">Quality Attribute Scenarios</text:h>
      <text:h text:style-name="Heading_20_3" text:outline-level="3">Performance</text:h>
      <text:p text:style-name="Text_20_body"><text:span text:style-name="Strong_20_Emphasis"><text:span text:style-name="T13"><text:line-break/>Refined Scenario 1: Real-Time Betting Odds Update</text:span></text:span></text:p>
      <text:p text:style-name="Text_20_body"><text:span text:style-name="Default_20_Paragraph_20_Font"><text:span text:style-name="T1">Scenario: </text:span></text:span>The system updates betting odds in real-time during a high-profile sports event. <text:line-break/><text:span text:style-name="Default_20_Paragraph_20_Font"><text:span text:style-name="T1">Relevant quality: </text:span></text:span>Performance<text:line-break/><text:span text:style-name="Default_20_Paragraph_20_Font"><text:span text:style-name="T1">Stimulus source: </text:span></text:span>External betting data providers. <text:line-break/><text:span text:style-name="Default_20_Paragraph_20_Font"><text:span text:style-name="T1">Stimulus: </text:span></text:span>A sudden surge in updated odds from multiple providers as a major match reaches a critical point. <text:line-break/><text:span text:style-name="Default_20_Paragraph_20_Font"><text:span text:style-name="T1">Environment:</text:span></text:span> System is running high traffic during live, high-stakes sports events. <text:line-break/><text:span text:style-name="Default_20_Paragraph_20_Font"><text:span text:style-name="T1">Artifact (if known): </text:span></text:span>The module(s) that fetches live data from betting sites and updates our site.<text:line-break/><text:span text:style-name="Default_20_Paragraph_20_Font"><text:span text:style-name="T1">Response:</text:span></text:span> Fetch and process incoming data rapidly and update the user interface with minimal delay. <text:line-break/><text:span text:style-name="Default_20_Paragraph_20_Font"><text:span text:style-name="T1">Response measure: </text:span></text:span>Updated odds are displayed within 500 milliseconds of detected change, sustaining throughput of up to 100.000 updates per minute without performance degradation. <text:line-break/><draw:frame draw:style-name="fr2" draw:name="Image13" text:anchor-type="as-char" svg:y="0in" svg:width="4.1146in" style:rel-width="scale" svg:height="3.3146in" style:rel-height="scale" draw:z-index="9"><draw:image xlink:href="Pictures/100000000000021C000001B3D9138A849D8B0855.png" xlink:type="simple" xlink:show="embed" xlink:actuate="onLoad" draw:mime-type="image/png"/></draw:frame></text:p>
      <text:p text:style-name="Text_20_body"><text:span text:style-name="Strong_20_Emphasis"><text:span text:style-name="T13">Refined Scenario 2: Massive user surge during the Champions League final</text:span></text:span></text:p>
      <text:p text:style-name="Text_20_body"><text:span text:style-name="Default_20_Paragraph_20_Font"><text:span text:style-name="T1">Scenario: </text:span></text:span>The system responds to a lot of users during Champions League final with little delay.<text:line-break/><text:span text:style-name="Default_20_Paragraph_20_Font"><text:span text:style-name="T1">Relevant quality: </text:span></text:span>Performance/Scalability<text:line-break/><text:span text:style-name="Default_20_Paragraph_20_Font"><text:span text:style-name="T1">Stimulus source: </text:span></text:span>A lot of end users (100.000) logging in at the same time.<text:line-break/><text:span text:style-name="Default_20_Paragraph_20_Font"><text:span text:style-name="T1">Stimulus: </text:span></text:span>Number of users logged in increases from 1000 to 100.000 in the span of 10 minutes.<text:line-break/><text:span text:style-name="Default_20_Paragraph_20_Font"><text:span text:style-name="T1">Environment: </text:span></text:span>System running normally.<text:line-break/><text:span text:style-name="Default_20_Paragraph_20_Font"><text:span text:style-name="T1">Artifact (if known): <text:line-break/>Response:</text:span></text:span> The system continues to serve updated odds without errors or significant delays<text:line-break/><text:span text:style-name="Default_20_Paragraph_20_Font"><text:span text:style-name="T1">Response measure:</text:span></text:span> Pages load within 2 seconds for 95% of requests. Odds update within 3 <text:soft-page-break/>seconds of provider feed changes.<text:line-break/><draw:frame draw:style-name="fr2" draw:name="Image14" text:anchor-type="as-char" svg:y="0in" svg:width="4.8417in" style:rel-width="scale" svg:height="2.4752in" style:rel-height="scale" draw:z-index="10"><draw:image xlink:href="Pictures/100000000000024500000129CA4F3216D9DAE657.png" xlink:type="simple" xlink:show="embed" xlink:actuate="onLoad" draw:mime-type="image/png"/></draw:frame></text:p>
      <text:p text:style-name="Text_20_body"><text:span text:style-name="Strong_20_Emphasis"><text:span text:style-name="T13">Refined Scenario 3: Massive surge of placed bets during prep for a mayor sports match</text:span></text:span></text:p>
      <text:p text:style-name="Text_20_body"><text:span text:style-name="Default_20_Paragraph_20_Font"><text:span text:style-name="T1">Scenario: </text:span></text:span>The systems handles a lot of bets placed within a short time span with little delay.<text:line-break/><text:span text:style-name="Default_20_Paragraph_20_Font"><text:span text:style-name="T1">Relevant quality: </text:span></text:span>Performance<text:line-break/><text:span text:style-name="Default_20_Paragraph_20_Font"><text:span text:style-name="T1">Stimulus source: </text:span></text:span>A lot of end users (100.000) placing bets.<text:line-break/><text:span text:style-name="Default_20_Paragraph_20_Font"><text:span text:style-name="T1">Stimulus: </text:span></text:span>100.000 bets being placed per 5 minutes. <text:line-break/><text:span text:style-name="Default_20_Paragraph_20_Font"><text:span text:style-name="T1">Environment: </text:span></text:span>The system running at high capacity with many users logged in.<text:line-break/><text:span text:style-name="Default_20_Paragraph_20_Font"><text:span text:style-name="T1">Artifact (if known): </text:span></text:span>The module(s) handling the forwarding of bets to the betting sites, and module(s) receiving confirmation from the sites.<text:line-break/><text:span text:style-name="Default_20_Paragraph_20_Font"><text:span text:style-name="T1">Response: </text:span></text:span>The system successfully forwards the bet placements without creating bottlenecks.<text:line-break/><text:span text:style-name="Default_20_Paragraph_20_Font"><text:span text:style-name="T1">Response measure: </text:span></text:span>With 100.000 bets per 5 minutes the average latency should be below 1 second from user confirms in our system to the bet being successfully forwarded to the respective betting site.<text:line-break/><draw:frame draw:style-name="fr2" draw:name="Image15" text:anchor-type="as-char" svg:y="0in" svg:width="2.9417in" style:rel-width="scale" svg:height="3.9752in" style:rel-height="scale" draw:z-index="18"><draw:image xlink:href="Pictures/1000000000000161000001DDC43ECA25EDAA3087.png" xlink:type="simple" xlink:show="embed" xlink:actuate="onLoad" draw:mime-type="image/png"/></draw:frame><text:line-break/></text:p>
      <text:p text:style-name="P2"><text:soft-page-break/>In short: <text:line-break/>1: Handle external updates of odds.<text:line-break/>2: Many users logs into our internal site.<text:line-break/>3: Many bets are placed.</text:p>
      <text:h text:style-name="P77" text:outline-level="3">Availability</text:h>
      <text:p text:style-name="Text_20_body"/>
      <text:p text:style-name="Text_20_body"><text:span text:style-name="Strong_20_Emphasis"><text:span text:style-name="T13">Refined Scenario 1: Continuous Availability Under Traffic Spike</text:span></text:span></text:p>
      <text:p text:style-name="Text_20_body"><text:span text:style-name="Default_20_Paragraph_20_Font"><text:span text:style-name="T1">Scenario: </text:span></text:span>The platform remains fully available during an unexpected surge in user traffic. <text:line-break/><text:span text:style-name="Default_20_Paragraph_20_Font"><text:span text:style-name="T1">Relevant quality: </text:span></text:span>Availability <text:line-break/><text:span text:style-name="Default_20_Paragraph_20_Font"><text:span text:style-name="T1">Stimulus source: </text:span></text:span>End users accessing the site during a major sporting event. <text:line-break/><text:span text:style-name="Default_20_Paragraph_20_Font"><text:span text:style-name="T1">Stimulus: </text:span></text:span>100.000 users simultaneously accessing and interacting with the platform. <text:line-break/><text:span text:style-name="Default_20_Paragraph_20_Font"><text:span text:style-name="T1">Environment: </text:span></text:span>System running on high capacity from the many logged in users.<text:line-break/><text:span text:style-name="Default_20_Paragraph_20_Font"><text:span text:style-name="T1">Artifact (if known): </text:span></text:span>The modules handling user activity (front end, server, load balancers, auto-scaling infrastructure).<text:line-break/><text:span text:style-name="Default_20_Paragraph_20_Font"><text:span text:style-name="T1">Response: </text:span></text:span>The system dynamically scales resources and distributes the load to maintain service availability.<text:line-break/><text:span text:style-name="Default_20_Paragraph_20_Font"><text:span text:style-name="T1">Response measure: </text:span></text:span>Achieves 99.9% uptime during peak load with 95% of requests served in under 500 milliseconds.</text:p>
      <text:p text:style-name="P2"/>
      <text:p text:style-name="Text_20_body"><text:span text:style-name="Strong_20_Emphasis"><text:span text:style-name="T13">Refined Scenario 2: Site remains available during betting site outages</text:span></text:span></text:p>
      <text:p text:style-name="Text_20_body"><text:span text:style-name="Default_20_Paragraph_20_Font"><text:span text:style-name="T1">Scenario: </text:span></text:span>The system handles the failure of one or more betting sites without affecting overall availability. <text:line-break/><text:span text:style-name="Default_20_Paragraph_20_Font"><text:span text:style-name="T1">Relevant quality: </text:span></text:span>Availability<text:line-break/><text:span text:style-name="Default_20_Paragraph_20_Font"><text:span text:style-name="T1">Stimulus source: </text:span></text:span>Betting sites failing to respond to requests (ping).<text:line-break/><text:span text:style-name="Default_20_Paragraph_20_Font"><text:span text:style-name="T1">Stimulus:</text:span></text:span> Ping requests without a response within 2 seconds from one or more betting sites.<text:line-break/><text:span text:style-name="Default_20_Paragraph_20_Font"><text:span text:style-name="T1">Environment:</text:span></text:span> System running normally with logged in end users.<text:line-break/><text:span text:style-name="Default_20_Paragraph_20_Font"><text:span text:style-name="T1">Artifact (if known): </text:span></text:span>Modules communicating with betting sites (fetching data, checking for activity).<text:line-break/><text:span text:style-name="Default_20_Paragraph_20_Font"><text:span text:style-name="T1">Response: </text:span></text:span>The system continues to display odds from other providers and clearly labels outed providers as “unavailable”. <text:line-break/><text:span text:style-name="Default_20_Paragraph_20_Font"><text:span text:style-name="T1">Response measure: </text:span></text:span>The system has a 99.99% uptime with up to 100% of betting sites unavailable.</text:p>
      <text:p text:style-name="Text_20_body"><text:span text:style-name="Default_20_Paragraph_20_Font"><text:span text:style-name="T1"><draw:frame draw:style-name="fr2" draw:name="Image16" text:anchor-type="as-char" svg:y="0in" svg:width="3.0252in" style:rel-width="scale" svg:height="1.8835in" style:rel-height="scale" draw:z-index="11"><draw:image xlink:href="Pictures/100000000000016B000000E2BD9A2A06AC3FEFE8.png" xlink:type="simple" xlink:show="embed" xlink:actuate="onLoad" draw:mime-type="image/png"/></draw:frame></text:span></text:span></text:p>
      <text:p text:style-name="Text_20_body"><text:span text:style-name="Strong_20_Emphasis"><text:span text:style-name="T13">Refined Scenario 3: The integration of a new betting site does not affect availability</text:span></text:span></text:p>
      <text:p text:style-name="Text_20_body"><text:span text:style-name="Default_20_Paragraph_20_Font"><text:span text:style-name="T1">Scenario: </text:span></text:span>A new betting site has been integrated in the system and gets deployed without affecting active users.<text:line-break/><text:span text:style-name="Default_20_Paragraph_20_Font"><text:span text:style-name="T1">Relevant quality: </text:span></text:span>Availability<text:line-break/><text:span text:style-name="Default_20_Paragraph_20_Font"><text:span text:style-name="T1">Stimulus source: </text:span></text:span>The developers deploying a new betting site opportunity in the system.<text:line-break/><text:span text:style-name="Default_20_Paragraph_20_Font"><text:span text:style-name="T1">Stimulus: </text:span></text:span>Initiation of the deployment of the new betting site integration.<text:line-break/><text:soft-page-break/><text:span text:style-name="Default_20_Paragraph_20_Font"><text:span text:style-name="T1">Environment: </text:span></text:span>System running normally with logged in end users.<text:line-break/><text:span text:style-name="Default_20_Paragraph_20_Font"><text:span text:style-name="T1">Artifact (if known): </text:span></text:span>The modules interacting with the betting site integrations/the aggregator. <text:line-break/><text:span text:style-name="Default_20_Paragraph_20_Font"><text:span text:style-name="T1">Response:</text:span></text:span> The system switches seamlessly to the updated version without service disruption. <text:line-break/><text:span text:style-name="Default_20_Paragraph_20_Font"><text:span text:style-name="T1">Response measure: </text:span></text:span>Zero downtime is observed; the switchover is completed seamlessly with monitoring confirming uninterrupted service.</text:p>
      <text:p text:style-name="Text_20_body"><draw:frame draw:style-name="fr2" draw:name="Image17" text:anchor-type="as-char" svg:y="0in" svg:width="3.8in" style:rel-width="scale" svg:height="1.9835in" style:rel-height="scale" draw:z-index="12"><draw:image xlink:href="Pictures/10000000000001C8000000EE3E1B3E7E5026CC6C.png" xlink:type="simple" xlink:show="embed" xlink:actuate="onLoad" draw:mime-type="image/png"/></draw:frame></text:p>
      <text:h text:style-name="P77" text:outline-level="3">Usability</text:h>
      <text:p text:style-name="Text_20_body"/>
      <text:p text:style-name="Text_20_body"><text:span text:style-name="Strong_20_Emphasis"><text:span text:style-name="T13">Refined Scenario 1: Consistent Navigation Across Devices</text:span></text:span></text:p>
      <text:p text:style-name="Text_20_body"><text:span text:style-name="Default_20_Paragraph_20_Font"><text:span text:style-name="T1">Scenario: </text:span></text:span>The system provides a uniform and consistent user experience across various devices. <text:line-break/><text:span text:style-name="Default_20_Paragraph_20_Font"><text:span text:style-name="T1">Relevant quality: </text:span></text:span>Usability <text:line-break/><text:span text:style-name="Default_20_Paragraph_20_Font"><text:span text:style-name="T1">Stimulus source: </text:span></text:span>End users accessing the system on desktops, tablets, and mobile devices. <text:line-break/><text:span text:style-name="Default_20_Paragraph_20_Font"><text:span text:style-name="T1">Stimulus: </text:span></text:span>A user transitions between devices and expects the interface to behave consistently. <text:line-break/><text:span text:style-name="Default_20_Paragraph_20_Font"><text:span text:style-name="T1">Environment: </text:span></text:span>System running normally.<text:line-break/><text:span text:style-name="Default_20_Paragraph_20_Font"><text:span text:style-name="T1">Artifact (if known): </text:span></text:span>User interface.<text:line-break/><text:span text:style-name="Default_20_Paragraph_20_Font"><text:span text:style-name="T1">Response: </text:span></text:span>The user interface maintains consistent layout, design, and navigation regardless of the device. <text:line-break/><text:span text:style-name="Default_20_Paragraph_20_Font"><text:span text:style-name="T1">Response measure: </text:span></text:span>Less than 15% difference in the speed of user interaction across device.</text:p>
      <text:p text:style-name="P2"/>
      <text:p text:style-name="Text_20_body"><text:span text:style-name="Strong_20_Emphasis"><text:span text:style-name="T13">Refined Scenario 2: Intuitive Filtering and Search</text:span></text:span></text:p>
      <text:p text:style-name="Text_20_body"><text:span text:style-name="Default_20_Paragraph_20_Font"><text:span text:style-name="T1">Scenario: </text:span></text:span>Users quickly locate and filter betting events to find their preferred matches. <text:line-break/><text:span text:style-name="Default_20_Paragraph_20_Font"><text:span text:style-name="T1">Relevant quality: </text:span></text:span>Usability <text:line-break/><text:span text:style-name="Default_20_Paragraph_20_Font"><text:span text:style-name="T1">Stimulus source: </text:span></text:span>End users utilizing search and filtering tools. <text:line-break/><text:span text:style-name="Default_20_Paragraph_20_Font"><text:span text:style-name="T1">Stimulus: </text:span></text:span>A user applies filters (e.g., for tennis matches or events ending within 12 hours) to quickly locate relevant betting options. <text:line-break/><text:span text:style-name="Default_20_Paragraph_20_Font"><text:span text:style-name="T1">Environment: </text:span></text:span>System running normally with search/filter options implemented.<text:line-break/><text:span text:style-name="Default_20_Paragraph_20_Font"><text:span text:style-name="T1">Artifact (if known): </text:span></text:span>UI components and logical components managing search and filtering.<text:line-break/><text:span text:style-name="Default_20_Paragraph_20_Font"><text:span text:style-name="T1">Response: </text:span></text:span>The system delivers relevant results promptly, making it easy for users to narrow down options. <text:line-break/><text:span text:style-name="Default_20_Paragraph_20_Font"><text:span text:style-name="T1">Response measure: </text:span></text:span>At least 90% of search queries return results within 300 milliseconds; user feedback on the filtering process is overwhelmingly positive (95% satisfaction).</text:p>
      <text:p text:style-name="P2"/>
      <text:p text:style-name="Text_20_body"><text:span text:style-name="Strong_20_Emphasis"><text:span text:style-name="T13">Refined Scenario 3: Streamlined, Consistent Bet Placement Process</text:span></text:span></text:p>
      <text:p text:style-name="Text_20_body"><text:span text:style-name="Default_20_Paragraph_20_Font"><text:span text:style-name="T1">Scenario: </text:span></text:span>The bet placement workflow is intuitive and consistent across different sections of the site. <text:line-break/><text:span text:style-name="Default_20_Paragraph_20_Font"><text:span text:style-name="T1">Relevant quality: </text:span></text:span>Usability<text:line-break/><text:span text:style-name="Default_20_Paragraph_20_Font"><text:span text:style-name="T1">Stimulus source: </text:span></text:span>A user wanting to place a bet on several different betting sites using our system.<text:line-break/><text:span text:style-name="Default_20_Paragraph_20_Font"><text:span text:style-name="T1">Stimulus: </text:span></text:span>The user navigating through the system to place their bets.<text:line-break/><text:span text:style-name="Default_20_Paragraph_20_Font"><text:span text:style-name="T1">Environment: </text:span></text:span>System running normally. <text:line-break/><text:span text:style-name="Default_20_Paragraph_20_Font"><text:span text:style-name="T1">Artifact (if known): </text:span></text:span>The UI allowing for bet placement.<text:line-break/><text:span text:style-name="Default_20_Paragraph_20_Font"><text:span text:style-name="T1">Response: </text:span></text:span>The user successfully placing their bets without much delay in between bets.<text:line-break/><text:span text:style-name="Default_20_Paragraph_20_Font"><text:span text:style-name="T1">Response measure: </text:span></text:span>90% of users successfully placing bets in less than 2 minutes on average and in case of multiple bets, at most 1 minute between bets on average.</text:p>
      <text:p text:style-name="P2"/>
      <text:h text:style-name="P77" text:outline-level="3">Modifiability</text:h>
      <text:p text:style-name="Text_20_body"/>
      <text:p text:style-name="Text_20_body"><text:span text:style-name="Strong_20_Emphasis"><text:span text:style-name="T13">Refined Scenario 1: Adding a New Betting Provider</text:span></text:span></text:p>
      <text:p text:style-name="Text_20_body"><text:span text:style-name="Default_20_Paragraph_20_Font"><text:span text:style-name="T1">Scenario: </text:span></text:span>The system integrates a new betting provider with minimal disruption. <text:line-break/><text:span text:style-name="Default_20_Paragraph_20_Font"><text:span text:style-name="T1">Relevant quality: </text:span></text:span>Modifiability <text:line-break/><text:span text:style-name="Default_20_Paragraph_20_Font"><text:span text:style-name="T1">Stimulus source: </text:span></text:span>A business decision to expand service offerings. <text:line-break/><text:span text:style-name="Default_20_Paragraph_20_Font"><text:span text:style-name="T1">Stimulus: </text:span></text:span>Announcement of a new betting provider entering the market. <text:line-break/><text:span text:style-name="Default_20_Paragraph_20_Font"><text:span text:style-name="T1">Environment: </text:span></text:span>Development and production environments. <text:line-break/><text:span text:style-name="Default_20_Paragraph_20_Font"><text:span text:style-name="T1">Artifact (if known): </text:span></text:span>Aggregator codebase (API integration modules)<text:line-break/><text:span text:style-name="Default_20_Paragraph_20_Font"><text:span text:style-name="T1">Response: </text:span></text:span>Development team implements the new provider interface, tests it, and deploys it with minimal disruption, and minimal changes to the existing code base.<text:line-break/><text:span text:style-name="Default_20_Paragraph_20_Font"><text:span text:style-name="T1">Response measure: </text:span></text:span>Completed integration within 5 developer days. No existing functionality broken (automated tests pass). Less than 5% of the existing code base changed.</text:p>
      <text:p text:style-name="P2"/>
      <text:p text:style-name="Text_20_body"><text:span text:style-name="Strong_20_Emphasis"><text:span text:style-name="T13">Refined Scenario 2: Removing an Existing Betting Provider</text:span></text:span></text:p>
      <text:p text:style-name="Text_20_body"><text:span text:style-name="Default_20_Paragraph_20_Font"><text:span text:style-name="T1">Scenario: </text:span></text:span>The system gracefully removes support for a provider that is ceasing operations. <text:line-break/><text:span text:style-name="Default_20_Paragraph_20_Font"><text:span text:style-name="T1">Relevant quality:</text:span></text:span> Modifiability <text:line-break/><text:span text:style-name="Default_20_Paragraph_20_Font"><text:span text:style-name="T1">Stimulus source: </text:span></text:span>External betting site shutting down.<text:line-break/><text:span text:style-name="Default_20_Paragraph_20_Font"><text:span text:style-name="T1">Stimulus: </text:span></text:span>An existing betting provider has been decided to be removed from the system. <text:line-break/><text:span text:style-name="Default_20_Paragraph_20_Font"><text:span text:style-name="T1">Environment: </text:span></text:span>The system running with multiple integrated betting sites.<text:line-break/><text:span text:style-name="Default_20_Paragraph_20_Font"><text:span text:style-name="T1">Artifact (if known): </text:span></text:span>The modules interacting with the betting site integrations/the aggregator. <text:line-break/><text:span text:style-name="Default_20_Paragraph_20_Font"><text:span text:style-name="T1">Response:</text:span></text:span> The betting site integration is isolated for safe removal.<text:line-break/><text:span text:style-name="Default_20_Paragraph_20_Font"><text:span text:style-name="T1">Response measure: </text:span></text:span>Integration removal is executed in under 24 hours with zero system downtime.</text:p>
      <text:p text:style-name="P2"/>
      <text:p text:style-name="Text_20_body"><text:span text:style-name="Strong_20_Emphasis"><text:span text:style-name="T13">Refined Scenario 3: Adapting to Changing Provider APIs</text:span></text:span></text:p>
      <text:p text:style-name="Text_20_body"><text:span text:style-name="Default_20_Paragraph_20_Font"><text:span text:style-name="T1">Scenario: </text:span></text:span>The system is modified to handle betting provider’s changed API with minimal impact on overall functionality. <text:line-break/><text:span text:style-name="Default_20_Paragraph_20_Font"><text:span text:style-name="T1">Relevant quality: </text:span></text:span>Modifiability<text:line-break/><text:span text:style-name="Default_20_Paragraph_20_Font"><text:span text:style-name="T1">Stimulus source: </text:span></text:span>External betting provider API.<text:line-break/><text:span text:style-name="Default_20_Paragraph_20_Font"><text:span text:style-name="T1">Stimulus:</text:span></text:span> The betting provider releases a new version of its API. <text:line-break/><text:span text:style-name="Default_20_Paragraph_20_Font"><text:span text:style-name="T1">Environment: </text:span></text:span>System running with multiple integrated betting providers.<text:line-break/><text:span text:style-name="Default_20_Paragraph_20_Font"><text:span text:style-name="T1">Artifact (if known):</text:span></text:span> API adapter for external services.<text:line-break/><text:span text:style-name="Default_20_Paragraph_20_Font"><text:span text:style-name="T1">Response: </text:span></text:span>The API adapter is updated to accommodate the API changes while keeping the core system unaffected. <text:line-break/><text:span text:style-name="Default_20_Paragraph_20_Font"><text:span text:style-name="T1">Response measure: </text:span></text:span>The required modifications are completed and fully tested within 48 hours with only localized changes in the adapter code.</text:p>
      <text:p text:style-name="P2"/>
      <text:h text:style-name="P77" text:outline-level="3">Safety</text:h>
      <text:p text:style-name="Text_20_body"/>
      <text:p text:style-name="Text_20_body"><text:span text:style-name="Strong_20_Emphasis"><text:span text:style-name="T13">Refined Scenario 1</text:span></text:span><text:span text:style-name="Strong_20_Emphasis">: </text:span><text:span text:style-name="Strong_20_Emphasis"><text:span text:style-name="T15">Acceptance of changed odds</text:span></text:span></text:p>
      <text:p text:style-name="Text_20_body"><text:span text:style-name="Default_20_Paragraph_20_Font"><text:span text:style-name="T1">Scenario:</text:span></text:span> There is a difference in the odds between the time the user enters its desired bet, and when the bet is being confirmed at the vendor<text:line-break/><text:span text:style-name="Default_20_Paragraph_20_Font"><text:span text:style-name="T1">Relevant quality:</text:span></text:span> Safety/Usability<text:line-break/><text:span text:style-name="Default_20_Paragraph_20_Font"><text:span text:style-name="T1">Stimulus source:</text:span></text:span> External betting provider.<text:line-break/><text:span text:style-name="Default_20_Paragraph_20_Font"><text:span text:style-name="T1">Stimulus</text:span></text:span>: A user enters a bet and, immediately afterward, the betting odds change before confirmation. <text:line-break/><text:span text:style-name="Default_20_Paragraph_20_Font"><text:span text:style-name="T1">Environment</text:span></text:span>: System is running normally<text:line-break/><text:span text:style-name="Default_20_Paragraph_20_Font"><text:span text:style-name="T1">Artifact (if known):</text:span></text:span> Module(s) handling placement of bets.<text:line-break/><text:span text:style-name="Default_20_Paragraph_20_Font"><text:span text:style-name="T1">Response:</text:span></text:span> The initial desired bet is rejected, and user is asked if they want to place a new bet at the changed odds.<text:line-break/><text:span text:style-name="Default_20_Paragraph_20_Font"><text:span text:style-name="T1">Response measure:</text:span></text:span> 100% of bets affected by odds changes are safely rejected and re-confirmed, with user prompts issued within 1 second of detecting the change.<text:line-break/><draw:frame draw:style-name="fr2" draw:name="Image18" text:anchor-type="as-char" svg:y="0in" svg:width="6.6929in" style:rel-width="scale" svg:height="3.1311in" style:rel-height="scale" draw:z-index="13"><draw:image xlink:href="Pictures/10000000000003770000019F2A388C6AD1752749.png" xlink:type="simple" xlink:show="embed" xlink:actuate="onLoad" draw:mime-type="image/png"/></draw:frame></text:p>
      <text:p text:style-name="Text_20_body"><text:span text:style-name="Strong_20_Emphasis"><text:span text:style-name="T13">Refined Scenario 2</text:span></text:span><text:span text:style-name="Strong_20_Emphasis">: </text:span><text:span text:style-name="Strong_20_Emphasis"><text:span text:style-name="T15">Impossible bets can't be placed.</text:span></text:span></text:p>
      <text:p text:style-name="Text_20_body"><text:span text:style-name="Default_20_Paragraph_20_Font"><text:span text:style-name="T1">Scenario:</text:span></text:span> A user enters a desired bet, on a site that between confirmation and placement, gets removed from the external vendor.<text:line-break/><text:span text:style-name="Default_20_Paragraph_20_Font"><text:span text:style-name="T1">Relevant quality:</text:span></text:span> Safety<text:line-break/><text:span text:style-name="Default_20_Paragraph_20_Font"><text:span text:style-name="T1">Stimulus source:</text:span></text:span> External betting provider.<text:line-break/><text:span text:style-name="Default_20_Paragraph_20_Font"><text:span text:style-name="T1">Stimulus</text:span></text:span>: A user enters a bet and, immediately afterward, the bet is completely unavailable<text:line-break/><text:span text:style-name="Default_20_Paragraph_20_Font"><text:span text:style-name="T1">Environment</text:span></text:span>: System is running normally<text:line-break/><text:span text:style-name="Default_20_Paragraph_20_Font"><text:span text:style-name="T1">Artifact (if known):</text:span></text:span> Module(s) handling placement of bets.<text:line-break/><text:span text:style-name="Default_20_Paragraph_20_Font"><text:span text:style-name="T1">Response:</text:span></text:span> The initial desired bet is rejected. User is warned that no bet has been made, and is presented the highest available bet from another vendor.<text:line-break/><text:span text:style-name="Default_20_Paragraph_20_Font"><text:span text:style-name="T1">Response measure:</text:span></text:span> 100% of bets affected by removal are safely rejected, with a warning issued within 1 second of detection.</text:p>
      <text:p text:style-name="Text_20_body"/>
      <text:p text:style-name="Text_20_body"><text:soft-page-break/><text:span text:style-name="Strong_20_Emphasis"><text:span text:style-name="T13">Refined Scenario 3</text:span></text:span><text:span text:style-name="Strong_20_Emphasis">: External betting site errors does not cause faulty behavior</text:span></text:p>
      <text:p text:style-name="Text_20_body"><text:span text:style-name="Default_20_Paragraph_20_Font"><text:span text:style-name="T1">Scenario:</text:span></text:span> A betting provider is responding with error messages or not at all.<text:line-break/><text:span text:style-name="Default_20_Paragraph_20_Font"><text:span text:style-name="T1">Relevant quality:</text:span></text:span> Safety<text:line-break/><text:span text:style-name="Default_20_Paragraph_20_Font"><text:span text:style-name="T1">Stimulus source:</text:span></text:span> External betting providers.<text:line-break/><text:span text:style-name="Default_20_Paragraph_20_Font"><text:span text:style-name="T1">Stimulus</text:span></text:span>: Error responses when trying to communicate with betting provider.<text:line-break/><text:span text:style-name="Default_20_Paragraph_20_Font"><text:span text:style-name="T1">Environment</text:span></text:span>: System running normally.<text:line-break/><text:span text:style-name="Default_20_Paragraph_20_Font"><text:span text:style-name="T1">Artifact (if known):</text:span></text:span> Model(s) interacting with external betting providers.<text:line-break/><text:span text:style-name="Default_20_Paragraph_20_Font"><text:span text:style-name="T1">Response:</text:span></text:span> Our system continues to run without errors or faulty behaviour.<text:line-break/><text:span text:style-name="Default_20_Paragraph_20_Font"><text:span text:style-name="T1">Response measure:</text:span></text:span> 0 error detected in our system in the case of errors from external providers.</text:p>
      <text:p text:style-name="P2"/>
      <text:p text:style-name="Text_20_body"/>
      <text:p text:style-name="Text_20_body"/>
      <text:p text:style-name="Text_20_body"/>
      <text:h text:style-name="P69" text:outline-level="1">Architectural synthesis</text:h>
      <text:h text:style-name="Heading_20_2" text:outline-level="2" text:is-list-header="true">Module view</text:h>
      <text:p text:style-name="Text_20_body"/>
      <text:p text:style-name="Text_20_body"><draw:frame draw:style-name="fr5" draw:name="Image19" text:anchor-type="as-char" svg:width="2.2354in" svg:height="3.872in" draw:z-index="19"><draw:image xlink:href="Pictures/1000000100000127000001FFF108CE20F96C7E9C.png" xlink:type="simple" xlink:show="embed" xlink:actuate="onLoad" draw:mime-type="image/png"/></draw:frame><text:line-break/><draw:frame draw:style-name="fr5" draw:name="Image20" text:anchor-type="as-char" svg:width="6.6929in" svg:height="4.7925in" draw:z-index="20"><draw:image xlink:href="Pictures/10000001000003FA000002D98240563099C213B8.png" xlink:type="simple" xlink:show="embed" xlink:actuate="onLoad" draw:mime-type="image/png"/></draw:frame></text:p>
      <text:p text:style-name="Text_20_body"><text:soft-page-break/><draw:frame draw:style-name="fr5" draw:name="Image21" text:anchor-type="as-char" svg:width="5.5811in" svg:height="6.452in" draw:z-index="21"><draw:image xlink:href="Pictures/1000000100000261000002C04FECBDC843F11639.png" xlink:type="simple" xlink:show="embed" xlink:actuate="onLoad" draw:mime-type="image/png"/></draw:frame></text:p>
      <text:h text:style-name="P71" text:outline-level="2">Component &amp; connector view</text:h>
      <text:p text:style-name="Text_20_body"/>
      <text:p text:style-name="Text_20_body"><draw:frame draw:style-name="fr5" draw:name="Image22" text:anchor-type="as-char" svg:width="2.3654in" svg:height="3.3783in" draw:z-index="22"><draw:image xlink:href="Pictures/100000010000012D000001AEB3B602C29EADCFBA.png" xlink:type="simple" xlink:show="embed" xlink:actuate="onLoad" draw:mime-type="image/png"/></draw:frame></text:p>
      <text:p text:style-name="Text_20_body"><draw:frame draw:style-name="fr5" draw:name="Image23" text:anchor-type="as-char" svg:width="4.5209in" svg:height="2.8917in" draw:z-index="23"><draw:image xlink:href="Pictures/10000001000002FE000001EA432749178757C21B.png" xlink:type="simple" xlink:show="embed" xlink:actuate="onLoad" draw:mime-type="image/png"/></draw:frame></text:p>
      <text:h text:style-name="P71" text:outline-level="2">Deployment view</text:h>
      <text:p text:style-name="Text_20_body"/>
      <text:p text:style-name="P30"><draw:frame draw:style-name="fr5" draw:name="Image24" text:anchor-type="as-char" svg:width="2.1409in" svg:height="3.0563in" draw:z-index="24"><draw:image xlink:href="Pictures/1000000100000127000001A5340A0B0676FEF244.png" xlink:type="simple" xlink:show="embed" xlink:actuate="onLoad" draw:mime-type="image/png"/></draw:frame></text:p>
      <text:p text:style-name="P30"><draw:frame draw:style-name="fr5" draw:name="Image25" text:anchor-type="as-char" svg:width="2.4528in" svg:height="4.2402in" draw:z-index="25"><draw:image xlink:href="Pictures/10000001000001390000021D17B6E1051A7BBF16.png" xlink:type="simple" xlink:show="embed" xlink:actuate="onLoad" draw:mime-type="image/png"/></draw:frame></text:p>
      <text:h text:style-name="P71" text:outline-level="2">Design decision<text:span text:style-name="T17">s</text:span> regarding Tactics &amp; Patterns</text:h>
      <text:p text:style-name="Text_20_body"/>
      <text:h text:style-name="P78" text:outline-level="3">Overall structure</text:h>
      <text:p text:style-name="P31"><draw:frame draw:style-name="fr5" draw:name="Image26" text:anchor-type="as-char" svg:width="6.6929in" svg:height="3.8346in" draw:z-index="26"><draw:image xlink:href="Pictures/100000010000032F000001D3F76EADD663745A56.png" xlink:type="simple" xlink:show="embed" xlink:actuate="onLoad" draw:mime-type="image/png"/></draw:frame></text:p>
      <text:p text:style-name="P31"/>
      <text:h text:style-name="P79" text:outline-level="3">Event broker zoomed in view</text:h>
      <text:p text:style-name="P32"/>
      <text:p text:style-name="P32"><draw:frame draw:style-name="fr1" draw:name="Frame3" text:anchor-type="as-char" svg:width="5.8528in" draw:z-index="27"><draw:text-box fo:min-height="3.9854in"><text:p text:style-name="Figure"><draw:frame draw:style-name="fr3" draw:name="Image27" text:anchor-type="paragraph" svg:width="5.8528in" style:rel-width="100%" svg:height="3.9854in" style:rel-height="scale" draw:z-index="28"><draw:image xlink:href="Pictures/100000010000035800000247A1FCEE9067B5C526.png" xlink:type="simple" xlink:show="embed" xlink:actuate="onLoad" draw:mime-type="image/png"/></draw:frame>Figure <text:sequence text:ref-name="refFigure0" text:name="Figure" text:formula="ooow:Figure+1" style:num-format="1">1</text:sequence>: What happens inside the event broker</text:p></draw:text-box></draw:frame></text:p>
      <text:p text:style-name="P32"/>
      <text:h text:style-name="P79" text:outline-level="3">Microkernel zoomed in view</text:h>
      <text:p text:style-name="P32"><draw:frame draw:style-name="fr1" draw:name="Frame2" text:anchor-type="as-char" svg:width="6.6929in" draw:z-index="29"><draw:text-box fo:min-height="4.7252in"><text:p text:style-name="Figure"><draw:frame draw:style-name="fr3" draw:name="Image28" text:anchor-type="paragraph" svg:width="6.6929in" style:rel-width="100%" svg:height="4.7252in" style:rel-height="scale" draw:z-index="30"><draw:image xlink:href="Pictures/10000001000003590000025D0B72DD003A3B9B14.png" xlink:type="simple" xlink:show="embed" xlink:actuate="onLoad" draw:mime-type="image/png"/></draw:frame>Figure <text:sequence text:ref-name="refFigure1" text:name="Figure" text:formula="ooow:Figure+1" style:num-format="1">2</text:sequence>: What happens inside the microkern<text:span text:style-name="T6">e</text:span>l</text:p></draw:text-box></draw:frame></text:p>
      <text:p text:style-name="P32"/>
      <text:p text:style-name="P32"/>
      <text:h text:style-name="P79" text:outline-level="3">Plugin actor model zoomed in view</text:h>
      <text:p text:style-name="P32"><draw:frame draw:style-name="fr4" draw:name="Image29" text:anchor-type="as-char" svg:y="-2.3193in" svg:width="6.1146in" svg:height="4.052in" draw:z-index="31"><draw:image xlink:href="Pictures/100000000000024B0000018534241D9F6241B342.png" xlink:type="simple" xlink:show="embed" xlink:actuate="onLoad" draw:mime-type="image/png"/></draw:frame></text:p>
      <text:p text:style-name="P32"><draw:frame draw:style-name="fr1" draw:name="Frame1" text:anchor-type="as-char" svg:width="6.6929in" draw:z-index="32"><draw:text-box fo:min-height="0.4528in"><text:p text:style-name="Figure">Figure <text:sequence text:ref-name="refFigure2" text:name="Figure" text:formula="ooow:Figure+1" style:num-format="1">3</text:sequence>: What happens inside the plugins that communicate with the bookmakers</text:p></draw:text-box></draw:frame></text:p>
      <text:h text:style-name="P80" text:outline-level="3">Performance</text:h>
      <text:h text:style-name="Heading_20_4" text:outline-level="4"><text:span text:style-name="T18">Performance </text:span>Patterns</text:h>
      <text:p text:style-name="P33"><text:span text:style-name="T1">A. </text:span><text:span text:style-name="T2">Event broker </text:span><text:span text:style-name="T3">[figure 1]</text:span></text:p>
      <text:p text:style-name="P16">Pros</text:p>
      <text:list text:style-name="L14">
        <text:list-item>
          <text:p text:style-name="P112">The event broker can allow for low latency between odds being changed and the odds being displayed to our user. <text:span text:style-name="T19">Each channel in the broker will be a specific match </text:span><text:span text:style-name="T20">ID. Trigger orders will then act as subscribers on specific channels, using specific criteria being the odds and money placement.</text:span></text:p>
        </text:list-item>
      </text:list>
      <text:p text:style-name="P18">Cons</text:p>
      <text:list text:style-name="L15">
        <text:list-item>
          <text:p text:style-name="P114">As the number of channels and subscribers increases, the broker can struggle to efficiently manage all connections, especially if channels are highly active. <text:span text:style-name="T21">This can reduce performance.</text:span></text:p>
        </text:list-item>
        <text:list-item>
          <text:p text:style-name="P115">Traffic might be heavily unbalanced, as one channel might represent a local sports-match with 4 people in the audience and another represent the grand final match watched by millions. <text:span text:style-name="T22">This can reduce performance.</text:span></text:p>
        </text:list-item>
        <text:list-item>
          <text:p text:style-name="P116">It can be difficult to ensure a correct ordering. In case we end up deciding that bigger bets should be prioritized higher than small bets. <text:span text:style-name="T23">This can reduce usability.</text:span></text:p>
        </text:list-item>
        <text:list-item>
          <text:p text:style-name="P117">The broker might be the bottleneck, and a single point of failure. <text:span text:style-name="T24">This can reduce availability.</text:span></text:p>
        </text:list-item>
      </text:list>
      <text:p text:style-name="P3"><text:span text:style-name="T25">B</text:span>. Message Queuing <text:span text:style-name="T20">using the </text:span><text:span text:style-name="T25">Actor model </text:span><text:span text:style-name="T26">[figure 3]</text:span></text:p>
      <text:p text:style-name="P17">Pros</text:p>
      <text:list text:style-name="L16">
        <text:list-item>
          <text:p text:style-name="P109">Spinning up an actor to handle each transaction ensures greater resource utilization as they can work in parallel.</text:p>
        </text:list-item>
        <text:list-item>
          <text:p text:style-name="P118"><text:span text:style-name="T16">D</text:span><text:span text:style-name="T15">ecoupling from other bookmaker, as each actor is designed to only communicate with a specific bookmaker. As thus, if the bookmaker changes the API, only a specific actor implementation is affected.</text:span></text:p>
        </text:list-item>
        <text:list-item>
          <text:p text:style-name="P110">This will also enhance safety qualities. Each actor will function as a “bet transaction”, handling cases where the bookmaker reject the bet due to odds changing, and then re-send the bet is within the users threshold setting for odds changing during placement.</text:p>
        </text:list-item>
        <text:list-item>
          <text:p text:style-name="P111">The actor model is suitable for horizontal scaling. Example by adding more “LeoVegas bookmaker actors”, in case there is high traffic on bet placements for LeoVegas.</text:p>
        </text:list-item>
      </text:list>
      <text:p text:style-name="P19">Cons</text:p>
      <text:list text:style-name="L17">
        <text:list-item>
          <text:p text:style-name="P113">Spinning up actors introduces some time overhead.</text:p>
        </text:list-item>
        <text:list-item>
          <text:p text:style-name="P119"><text:s/><text:span text:style-name="T27">I</text:span>nter-actor communication can introduce additional latency, <text:span text:style-name="T27">thus reducing performance.</text:span></text:p>
        </text:list-item>
      </text:list>
      <text:p text:style-name="P34"/>
      <text:h text:style-name="P91" text:outline-level="4"><text:span text:style-name="T18">Performance </text:span>Tactic<text:span text:style-name="T28">s</text:span></text:h>
      <text:p text:style-name="P4">Control Resource Demand</text:p>
      <text:p text:style-name="P35"><text:span text:style-name="T12">Techniques:</text:span><text:span text:style-name="T29"> </text:span>Prioritize events: </text:p>
      <text:p text:style-name="P13">Pros:</text:p>
      <text:list text:style-name="L18">
        <text:list-item>
          <text:p text:style-name="P120"><text:span text:style-name="T25">Events like trigger orders working with </text:span><text:span text:style-name="T34">higher sums of</text:span><text:span text:style-name="T25"> real money should be prioritized </text:span><text:span text:style-name="T34">compared to someone betting with fun-money or placing a small bet below 100 kr.</text:span><text:span text:style-name="T25"> </text:span><text:span text:style-name="T35">This can be achieved with the event broker having a prioritization list. </text:span><text:span text:style-name="T34">This will improve usability for the customer segment more important to us (The whales).</text:span></text:p>
        </text:list-item>
      </text:list>
      <text:p text:style-name="P18">Cons:</text:p>
      <text:list text:style-name="L19">
        <text:list-item>
          <text:p text:style-name="P121"><text:span text:style-name="T25">Less important events like updating the UI, </text:span><text:span text:style-name="T35">gets</text:span><text:span text:style-name="T25"> higher latency.</text:span></text:p>
        </text:list-item>
      </text:list>
      <text:p text:style-name="P30"/>
      <text:p text:style-name="P4">Manage Resources</text:p>
      <text:p text:style-name="P36"><text:span text:style-name="T12">Techniques</text:span><text:span text:style-name="T29">: </text:span>Introduce concurrency: </text:p>
      <text:p text:style-name="P20">Pros:</text:p>
      <text:list text:style-name="L20">
        <text:list-item>
          <text:p text:style-name="P122">Process multiple streams of betting data in parallel. <text:span text:style-name="T35">This can be achieved with the actor model when handling bet placements. </text:span><text:span text:style-name="T36">Each actor can act completely independent of other bookmaker actors, making their work “embarrassingly parallelizable”</text:span></text:p>
        </text:list-item>
      </text:list>
      <text:p text:style-name="P18">Cons:</text:p>
      <text:list text:style-name="L21">
        <text:list-item>
          <text:p text:style-name="P123">Increased complexity in ensuring we don’t accidentally spin up two actors for the same task and places 2 bets etc.</text:p>
        </text:list-item>
      </text:list>
      <text:p text:style-name="P30"/>
      <text:p text:style-name="P30"/>
      <text:p text:style-name="P30"/>
      <text:h text:style-name="P80" text:outline-level="3">Availability</text:h>
      <text:h text:style-name="Heading_20_4" text:outline-level="4">Availability Patterns</text:h>
      <text:p text:style-name="P4"><text:span text:style-name="T37">A. </text:span><text:span text:style-name="T35">Actor model </text:span><text:span text:style-name="T26">[figure 3]</text:span></text:p>
      <text:p text:style-name="P14">Pros</text:p>
      <text:list text:style-name="L22">
        <text:list-item>
          <text:p text:style-name="P124">The actor model can help preventing errors that causes the whole system to crash, by having the actors crash instead. Having a monitor on the actors lets the system know so it can notify the user or try again.</text:p>
        </text:list-item>
      </text:list>
      <text:p text:style-name="P18">Cons</text:p>
      <text:list text:style-name="L23">
        <text:list-item>
          <text:p text:style-name="P125">Lots of communication handling is needed, which may introduce computation and complexity overhead.</text:p>
        </text:list-item>
      </text:list>
      <text:h text:style-name="Heading_20_4" text:outline-level="4">Availability Tactics</text:h>
      <text:p text:style-name="P4">Detect Faults</text:p>
      <text:p text:style-name="P37"><text:span text:style-name="T12">Techniques: </text:span><text:span text:style-name="T35">Heartbeat</text:span>: </text:p>
      <text:p text:style-name="P14">Pros</text:p>
      <text:list text:style-name="L24">
        <text:list-item>
          <text:p text:style-name="P126">Regularly check the availability of external betting providers. <text:span text:style-name="T38">Improves usability, if we can up-front tell a user that they can't place a bet at LeoVegas right now, compared to them trying to place a bet and afterwards getting told they can't do it.</text:span></text:p>
        </text:list-item>
      </text:list>
      <text:p text:style-name="P18">Cons:</text:p>
      <text:list text:style-name="L25">
        <text:list-item>
          <text:p text:style-name="P127">Increases network traffic and monitoring overhead.</text:p>
        </text:list-item>
      </text:list>
      <text:p text:style-name="P30"/>
      <text:p text:style-name="P4">Recover from Faults</text:p>
      <text:p text:style-name="P37"><text:span text:style-name="T12">Techniques</text:span><text:span text:style-name="T29">: </text:span>Graceful degradation: </text:p>
      <text:p text:style-name="P21">Pros</text:p>
      <text:list text:style-name="L26">
        <text:list-item>
          <text:p text:style-name="P128">When one provider fails, continue serving data from other providers. <text:span text:style-name="T35">Achieved with actor model.</text:span></text:p>
        </text:list-item>
      </text:list>
      <text:p text:style-name="P21">Cons</text:p>
      <text:list text:style-name="L27">
        <text:list-item>
          <text:p text:style-name="P129"><text:span text:style-name="T39">U</text:span>sers may encounter reduced functionality <text:span text:style-name="T39">in terms of bet placement options</text:span>, which can lead to confusion or dissatisfaction.</text:p>
        </text:list-item>
      </text:list>
      <text:h text:style-name="P80" text:outline-level="3">Modifiability</text:h>
      <text:p text:style-name="P30"/>
      <text:h text:style-name="Heading_20_4" text:outline-level="4">Modifiability Patterns</text:h>
      <text:p text:style-name="P4">A. Microkernel <text:span text:style-name="T26">[figure 2]</text:span></text:p>
      <text:p text:style-name="P15">Pros</text:p>
      <text:list text:style-name="L28">
        <text:list-item>
          <text:p text:style-name="P131">Provides a <text:span text:style-name="T26">handler</text:span> that supports <text:span text:style-name="T37">placing/canceling bets </text:span><text:span text:style-name="T26">on various external bookmaker API’s. This way if new bookmakers appear or change, we only have to handle the change in the microkernel logic while the rest of the system remains the same. </text:span><text:span text:style-name="T40">Thus improving modifiability by decoupling different bookmakers, and isolating the system affected by external changes.</text:span></text:p>
        </text:list-item>
      </text:list>
      <text:p text:style-name="P18">Cons</text:p>
      <text:list text:style-name="L29">
        <text:list-item>
          <text:p text:style-name="P132">Extra abstraction layers may lead to performance overhead.</text:p>
        </text:list-item>
      </text:list>
      <text:p text:style-name="P30"/>
      <text:h text:style-name="Heading_20_4" text:outline-level="4">Modifiability Tactic<text:span text:style-name="T41">s</text:span></text:h>
      <text:p text:style-name="P5">Increase Cohesion &amp; Reduce Coupling</text:p>
      <text:p text:style-name="P38"><text:span text:style-name="T12">Technique</text:span><text:span text:style-name="T14">s</text:span><text:span text:style-name="T30">:</text:span><text:span text:style-name="T29"> </text:span>Split Module <text:span text:style-name="T42">&amp; Encapsulate External Calls</text:span></text:p>
      <text:p text:style-name="P22">Pros</text:p>
      <text:list text:style-name="L30">
        <text:list-item>
          <text:p text:style-name="P130">Having different actors [figure 3] for different bookmakers increases cohesion and since they work independently they have low coupling.</text:p>
        </text:list-item>
        <text:list-item>
          <text:p text:style-name="P133"><text:span text:style-name="T31">Let</text:span><text:span text:style-name="T30">ting</text:span><text:span text:style-name="T31"> the event broker [figure 1] encapsulate by handle detecting odds. changes </text:span></text:p>
        </text:list-item>
      </text:list>
      <text:p text:style-name="P18">Cons:</text:p>
      <text:list text:style-name="L31">
        <text:list-item>
          <text:p text:style-name="P134">Split module may decrease performance, because it adds more steps to the data-flow.</text:p>
        </text:list-item>
        <text:list-item>
          <text:p text:style-name="P134">Encapsulating in one place may introduce a bottleneck or single point of failure.</text:p>
        </text:list-item>
      </text:list>
      <text:p text:style-name="P30"/>
      <text:p text:style-name="P4"/>
      <text:h text:style-name="P81" text:outline-level="3">Safety</text:h>
      <text:h text:style-name="Heading_20_4" text:outline-level="4">Safety Patterns</text:h>
      <text:p text:style-name="P6"><text:span text:style-name="T43">A</text:span>. Actor model with message passing <text:span text:style-name="T43">[figure 3]</text:span></text:p>
      <text:p text:style-name="P39"><text:span text:style-name="T44">(See performance section for more info). </text:span>The actor handles the transaction process and makes sure it either succeeds or quickly detects if odds have changed, so the user can be notified.</text:p>
      <text:h text:style-name="Heading_20_4" text:outline-level="4">Safety Tactics</text:h>
      <text:p text:style-name="P23">Techniques:<text:span text:style-name="T29"> <text:s/>Exception Detection, <text:s/>Exception Handling </text:span><text:span text:style-name="T32">&amp; </text:span><text:span text:style-name="T33">Input validation:</text:span></text:p>
      <text:p text:style-name="P24">Pros<text:span text:style-name="T29">:</text:span></text:p>
      <text:list text:style-name="L32">
        <text:list-item>
          <text:p text:style-name="P136">Monitor<text:span text:style-name="T43">ing the actors to ensure crashes are handled, will avoid major faults.</text:span></text:p>
        </text:list-item>
        <text:list-item>
          <text:p text:style-name="P136"><text:span text:style-name="T45">I</text:span>mmediately reject and rollback transactions if anomalies are detected.</text:p>
        </text:list-item>
        <text:list-item>
          <text:p text:style-name="P135">Making sure invalid bets cannot be placed by having the actors closely communicate with the bookmaker API.</text:p>
        </text:list-item>
      </text:list>
      <text:p text:style-name="P25">Cons:</text:p>
      <text:list text:style-name="L33">
        <text:list-item>
          <text:p text:style-name="P137">Additional processing may introduce minor delays.</text:p>
        </text:list-item>
        <text:list-item>
          <text:p text:style-name="P137">Complex exception logic can <text:span text:style-name="T43">decrease maintainability, </text:span><text:span text:style-name="T45">by making it harder to make changes will maintaining a growing exception handling system.</text:span></text:p>
        </text:list-item>
      </text:list>
      <text:p text:style-name="P40"><text:s/></text:p>
      <text:h text:style-name="P70" text:outline-level="1">Architectural Prototyping</text:h>
      <text:h text:style-name="P72" text:outline-level="2">Architectural issue</text:h>
      <text:p text:style-name="P42">When designing our prototype we would like to investigate how some of our identified important architectural qualities affects on<text:span text:style-name="T46">e</text:span> another <text:span text:style-name="T47">in an experimental manner</text:span>. Specifically we would like to <text:span text:style-name="T48">investigate</text:span> how performance, modifiability <text:span text:style-name="T46">and </text:span>safety impact each other <text:span text:style-name="T46">in the microkernel module</text:span>. <text:span text:style-name="T49">To facilitate </text:span><text:span text:style-name="T47">this our prototype needs to be able to </text:span><text:span text:style-name="T50">distribute bets in a </text:span>way that simulates how the system would function <text:span text:style-name="T47">in the real world</text:span>. That is, we need to be able to handle uneven betting loads if e.g. a specific site has a good offer and gets disproportionately higher amount of bets than other bookmakers. </text:p>
      <text:h text:style-name="P72" text:outline-level="2">Designs</text:h>
      <text:p text:style-name="P43">We <text:span text:style-name="T48">will</text:span> experiment with two different design variations: The actor model and a load balancer. <text:span text:style-name="T51">We assume t</text:span>he former provide<text:span text:style-name="T51">s</text:span> us with lower coupling between different actors and hereby ensuring better modifiability <text:span text:style-name="T51">and safety. </text:span><text:span text:style-name="T46">However, w</text:span><text:span text:style-name="T51">e want to explore the </text:span><text:span text:style-name="T46">possible performance </text:span><text:span text:style-name="T51">benefits </text:span><text:span text:style-name="T46">of</text:span><text:span text:style-name="T51"> using a load balancer </text:span><text:span text:style-name="T46">instead</text:span><text:span text:style-name="T51">, and take a stand on whether the system is better suited with a load balancer or </text:span><text:span text:style-name="T46">an actor model</text:span><text:span text:style-name="T51">. </text:span><text:span text:style-name="T49">The two designs are illustrated </text:span><text:span text:style-name="T47">in Figure 4. </text:span></text:p>
      <text:p text:style-name="P43"><draw:frame draw:style-name="fr1" draw:name="Frame4" text:anchor-type="as-char" svg:width="6.6929in" draw:z-index="33"><draw:text-box fo:min-height="4.0465in"><text:p text:style-name="Figure"><draw:frame draw:style-name="fr3" draw:name="Image30" text:anchor-type="paragraph" svg:width="6.6929in" style:rel-width="100%" svg:height="4.0465in" style:rel-height="scale" draw:z-index="34"><draw:image xlink:href="Pictures/100000000000043D0000029067DFC13B93017D79.png" xlink:type="simple" xlink:show="embed" xlink:actuate="onLoad" draw:mime-type="image/png"/></draw:frame>Figure <text:sequence text:ref-name="refFigure3" text:name="Figure" text:formula="ooow:Figure+1" style:num-format="1">4</text:sequence>: Actor Model and Load Balancer</text:p></draw:text-box></draw:frame></text:p>
      <text:p text:style-name="P43"><text:span text:style-name="T51">In the following we will describe the two systems and </text:span><text:span text:style-name="T52">highlight their pros and cons.</text:span></text:p>
      <text:h text:style-name="P82" text:outline-level="3">Actor model</text:h>
      <text:p text:style-name="P41"><text:span text:style-name="T46">In this design t</text:span>here is an actor for each bookmaker. <text:span text:style-name="T46">The microkernel </text:span><text:span text:style-name="T54">forwards betting requests to the actors based on the request type. If it is a Bet365 request, it will be forwarded to the actor that handles Bet365 requests etc. </text:span></text:p>
      <text:p text:style-name="P41"><text:soft-page-break/>Pro: Each actor is specialized to their given bookmaker. <text:span text:style-name="T54">This ensures that the different logics/interfaces for different bookmakers are isolated, creating lower coupling </text:span><text:span text:style-name="T55">and better modifiab</text:span><text:span text:style-name="T48">i</text:span><text:span text:style-name="T55">lity</text:span><text:span text:style-name="T54">. And if something goes wrong it only affects requests to the specific bookmaker, </text:span><text:span text:style-name="T55">meaning we get higher safety</text:span><text:span text:style-name="T54">.</text:span></text:p>
      <text:p text:style-name="P41">Con: <text:s/>The actor handles all request for said bookmaker, so uneven load between bookmakers might overwork some actors and starve others <text:span text:style-name="T55">leading to poor performance</text:span>.</text:p>
      <text:h text:style-name="P82" text:outline-level="3">Load balancer</text:h>
      <text:p text:style-name="P41">There are x <text:span text:style-name="T48">(2 in our prototype, but more in real world)</text:span> servers that be can distributed to. <text:span text:style-name="T54">Each server can handle every kind of requests because the requests are distributed based on load. The least loaded server gets the next request.</text:span></text:p>
      <text:p text:style-name="P41">Pro: <text:span text:style-name="T54">With requests being distributed based on load </text:span><text:span text:style-name="T48">instead of request type</text:span>, <text:span text:style-name="T54">we </text:span>ensur<text:span text:style-name="T54">e</text:span> even workload <text:span text:style-name="T48">among the servers</text:span>. <text:span text:style-name="T54">Furthermore, it is easy to scale out horizontally by adding more servers, </text:span><text:span text:style-name="T55">t</text:span><text:span text:style-name="T48">hereby</text:span><text:span text:style-name="T55"> always ensur</text:span><text:span text:style-name="T48">ing</text:span><text:span text:style-name="T55"> high performance</text:span><text:span text:style-name="T54">.</text:span></text:p>
      <text:p text:style-name="P41">Con: Each server must be able to handle requests for each bookmaker. <text:span text:style-name="T54">This</text:span> increas<text:span text:style-name="T54">es</text:span> complexity, <text:span text:style-name="T54">which can lead to errors and make it harder to modify when new bookmakers appear</text:span>.</text:p>
      <text:h text:style-name="P72" text:outline-level="2">Prototyping setup <text:span text:style-name="T50">and implementation</text:span></text:h>
      <text:p text:style-name="P44">The code for our prototype can be <text:span text:style-name="T55">found</text:span> at: <text:a xlink:type="simple" xlink:href="https://github.com/Grumlebob/Architecture/tree/main/Prototyping" text:style-name="Internet_20_link" text:visited-style-name="Visited_20_Internet_20_Link"><text:span text:style-name="T53">https://github.com/Grumlebob/Architecture/tree/main/Prototyping</text:span></text:a></text:p>
      <text:p text:style-name="P45"><draw:frame draw:style-name="fr1" draw:name="Frame5" text:anchor-type="as-char" svg:width="4.1252in" draw:z-index="35"><draw:text-box fo:min-height="2.5764in"><text:p text:style-name="Figure"><draw:frame draw:style-name="fr3" draw:name="Image31" text:anchor-type="paragraph" svg:width="4.1252in" style:rel-width="100%" svg:height="2.5764in" style:rel-height="scale" draw:z-index="36"><draw:image xlink:href="Pictures/100000000000025200000173EA8A5EA201AB7C6C.png" xlink:type="simple" xlink:show="embed" xlink:actuate="onLoad" draw:mime-type="image/png"/></draw:frame>Figure <text:sequence text:ref-name="refFigure4" text:name="Figure" text:formula="ooow:Figure+1" style:num-format="1">5</text:sequence>: Our setup involve<text:span text:style-name="T48">s</text:span> three PC's. </text:p></draw:text-box></draw:frame></text:p>
      <text:p text:style-name="P46">As seen in figure 5 we ha<text:span text:style-name="T48">ve</text:span> one PC (A) acting as the microkernel. It simulate<text:span text:style-name="T48">s</text:span> forwarding requests by sending requests <text:span text:style-name="T56">with message parsing </text:span>to two other PC’s (B and C). The other PC’s simply print to the console and respond to the requests, nothing else. </text:p>
      <text:p text:style-name="P47"><text:span text:style-name="T56">PC A ha</text:span><text:span text:style-name="T48">s</text:span><text:span text:style-name="T56"> two implementations. </text:span></text:p>
      <text:list text:style-name="L34">
        <text:list-item>
          <text:p text:style-name="P138"><text:span text:style-name="T48">A</text:span><text:span text:style-name="T55">ctor model.</text:span><text:span text:style-name="T56"> </text:span><text:span text:style-name="T55">PC A send</text:span><text:span text:style-name="T48">s</text:span><text:span text:style-name="T55"> requests to </text:span><text:span text:style-name="T56">B and C based on the type of the request. Type B goes to PC B and type C to PC C. </text:span></text:p>
        </text:list-item>
        <text:list-item>
          <text:p text:style-name="P138"><text:span text:style-name="T48">Load balancer. It</text:span><text:span text:style-name="T56"> ke</text:span><text:span text:style-name="T48">eps</text:span><text:span text:style-name="T56"> count of how many unanswered messages </text:span><text:span text:style-name="T48">has been</text:span><text:span text:style-name="T56"> sent to each “server” and sen</text:span><text:span text:style-name="T48">ds</text:span><text:span text:style-name="T56"> the next request to the one with fewest </text:span><text:span text:style-name="T48">unanswered messages</text:span><text:span text:style-name="T56">.<text:line-break/></text:span></text:p>
        </text:list-item>
      </text:list>
      <text:p text:style-name="P48"><text:soft-page-break/>To simulate uneven workload we <text:span text:style-name="T57">make</text:span> 10 times more requests of type B than of type C. PC A perform<text:span text:style-name="T57">s</text:span> the benchmarking based on how <text:span text:style-name="T57">long it takes from requests are sent to responses are received</text:span>. We used <text:span text:style-name="T57">both </text:span>a benchmarking library and our own implemented benchmarker.</text:p>
      <text:h text:style-name="P72" text:outline-level="2">Prototyping evaluation and conclusion</text:h>
      <text:p text:style-name="P41">This <text:span text:style-name="T57">i</text:span>s the printed result from the benchmark library (it was too slow with 10000 requests):</text:p>
      <text:p text:style-name="P41">| Method <text:s text:c="17"/><text:tab/><text:tab/>| TotalRequests | Mean <text:s text:c="6"/>| Error <text:s text:c="3"/><text:tab/>| StdDev <text:s text:c="2"/>| Allocated <text:s/>|</text:p>
      <text:p text:style-name="P41">|------------------------ <text:tab/><text:tab/>|-------------- <text:tab/>|-----------:|---------<text:tab/>:|---------:|-----------:|</text:p>
      <text:p text:style-name="P41">| RunActorBenchmark <text:s text:c="6"/><text:tab/>| 100 <text:s text:c="10"/><text:tab/>| <text:s text:c="2"/>254.1 ms | <text:s/>5.73 ms | 16.53 ms | <text:s/>204.23 KB |</text:p>
      <text:p text:style-name="P41">| RunActorBenchmark <text:s text:c="6"/><text:tab/>| 1000 <text:s text:c="9"/><text:tab/>| 2,308.8 ms | 44.52 ms | 41.65 ms | 2045.02 KB |</text:p>
      <text:p text:style-name="P41"/>
      <text:p text:style-name="P41">| Method <text:s text:c="18"/><text:tab/><text:tab/>| TotalRequests | Mean <text:s text:c="6"/>| Error <text:s text:c="3"/><text:tab/>| StdDev <text:s text:c="3"/>| Allocated <text:s/>|</text:p>
      <text:p text:style-name="P41">|------------------------- <text:tab/><text:tab/>|-------------- <text:tab/>|-----------:|---------<text:tab/>:|----------:|-----------:|</text:p>
      <text:p text:style-name="P41">| RunLoadBalancerBenchmark | 100 <text:s text:c="10"/><text:tab/>| <text:s text:c="2"/>248.9 ms | 23.58 ms | <text:s/>66.13 ms | <text:s/>228.59 KB |</text:p>
      <text:p text:style-name="P41">| RunLoadBalancerBenchmark | 1000 <text:s text:c="8"/><text:tab/>| 2,098.3 ms | 44.36 ms | 128.70 ms | 2287.53 KB |</text:p>
      <text:p text:style-name="P41"/>
      <text:p text:style-name="P41">This <text:span text:style-name="T57">i</text:span>s the results from our own benchmark implementation:</text:p>
      <table:table table:name="PrototypingResults" table:style-name="PrototypingResults" table:template-name="Academic">
        <table:table-column table:style-name="PrototypingResults.A"/>
        <table:table-column table:style-name="PrototypingResults.B"/>
        <table:table-column table:style-name="PrototypingResults.C"/>
        <table:table-column table:style-name="PrototypingResults.D" table:number-columns-repeated="2"/>
        <table:table-column table:style-name="PrototypingResults.F"/>
        <table:table-column table:style-name="PrototypingResults.D"/>
        <table:table-column table:style-name="PrototypingResults.F"/>
        <table:table-row>
          <table:table-cell table:style-name="PrototypingResults.A1" office:value-type="string">
            <text:p text:style-name="P49">Approach</text:p>
          </table:table-cell>
          <table:table-cell table:style-name="PrototypingResults.A1" office:value-type="string">
            <text:p text:style-name="P49">Requests</text:p>
          </table:table-cell>
          <table:table-cell table:style-name="PrototypingResults.A1" office:value-type="string">
            <text:p text:style-name="P49">Fastest (ms)</text:p>
          </table:table-cell>
          <table:table-cell table:style-name="PrototypingResults.A1" office:value-type="string">
            <text:p text:style-name="P49">Slowest (ms)</text:p>
          </table:table-cell>
          <table:table-cell table:style-name="PrototypingResults.A1" office:value-type="string">
            <text:p text:style-name="P49">Average (ms)</text:p>
          </table:table-cell>
          <table:table-cell table:style-name="PrototypingResults.A1" office:value-type="string">
            <text:p text:style-name="P49">Q25 (ms)</text:p>
          </table:table-cell>
          <table:table-cell table:style-name="PrototypingResults.A1" office:value-type="string">
            <text:p text:style-name="P49">Median (ms)</text:p>
          </table:table-cell>
          <table:table-cell table:style-name="PrototypingResults.A1" office:value-type="string">
            <text:p text:style-name="P49">Q75 (ms)</text:p>
          </table:table-cell>
        </table:table-row>
        <table:table-row>
          <table:table-cell table:style-name="PrototypingResults.A2" office:value-type="string">
            <text:p text:style-name="P49">Actor</text:p>
          </table:table-cell>
          <table:table-cell table:style-name="PrototypingResults.B2" office:value-type="float" office:value="100">
            <text:p text:style-name="P50">100</text:p>
          </table:table-cell>
          <table:table-cell table:style-name="PrototypingResults.A2" office:value-type="string">
            <text:p text:style-name="P51">17,11</text:p>
          </table:table-cell>
          <table:table-cell table:style-name="PrototypingResults.A2" office:value-type="string">
            <text:p text:style-name="P51">263,57</text:p>
          </table:table-cell>
          <table:table-cell table:style-name="PrototypingResults.A2" office:value-type="string">
            <text:p text:style-name="P51">148,11</text:p>
          </table:table-cell>
          <table:table-cell table:style-name="PrototypingResults.A2" office:value-type="string">
            <text:p text:style-name="P51">90,29</text:p>
          </table:table-cell>
          <table:table-cell table:style-name="PrototypingResults.A2" office:value-type="string">
            <text:p text:style-name="P51">152,06</text:p>
          </table:table-cell>
          <table:table-cell table:style-name="PrototypingResults.A2" office:value-type="string">
            <text:p text:style-name="P51">212,26</text:p>
          </table:table-cell>
        </table:table-row>
        <table:table-row>
          <table:table-cell table:style-name="PrototypingResults.A2" office:value-type="string">
            <text:p text:style-name="P49">LoadBalancer</text:p>
          </table:table-cell>
          <table:table-cell table:style-name="PrototypingResults.B2" office:value-type="float" office:value="100">
            <text:p text:style-name="P50">100</text:p>
          </table:table-cell>
          <table:table-cell table:style-name="PrototypingResults.A2" office:value-type="string">
            <text:p text:style-name="P51">4,76</text:p>
          </table:table-cell>
          <table:table-cell table:style-name="PrototypingResults.A2" office:value-type="string">
            <text:p text:style-name="P51">122,87</text:p>
          </table:table-cell>
          <table:table-cell table:style-name="PrototypingResults.A2" office:value-type="string">
            <text:p text:style-name="P51">66,18</text:p>
          </table:table-cell>
          <table:table-cell table:style-name="PrototypingResults.A2" office:value-type="string">
            <text:p text:style-name="P51">37,20</text:p>
          </table:table-cell>
          <table:table-cell table:style-name="PrototypingResults.A2" office:value-type="string">
            <text:p text:style-name="P51">67,72</text:p>
          </table:table-cell>
          <table:table-cell table:style-name="PrototypingResults.A2" office:value-type="string">
            <text:p text:style-name="P51">94,95</text:p>
          </table:table-cell>
        </table:table-row>
        <table:table-row>
          <table:table-cell table:style-name="PrototypingResults.A2" office:value-type="string">
            <text:p text:style-name="P49">Actor</text:p>
          </table:table-cell>
          <table:table-cell table:style-name="PrototypingResults.B2" office:value-type="float" office:value="1000">
            <text:p text:style-name="P50">1000</text:p>
          </table:table-cell>
          <table:table-cell table:style-name="PrototypingResults.A2" office:value-type="string">
            <text:p text:style-name="P51">2,62</text:p>
          </table:table-cell>
          <table:table-cell table:style-name="PrototypingResults.A2" office:value-type="string">
            <text:p text:style-name="P51">2278,65</text:p>
          </table:table-cell>
          <table:table-cell table:style-name="PrototypingResults.A2" office:value-type="string">
            <text:p text:style-name="P51">1055,93</text:p>
          </table:table-cell>
          <table:table-cell table:style-name="PrototypingResults.A2" office:value-type="string">
            <text:p text:style-name="P51">423,49</text:p>
          </table:table-cell>
          <table:table-cell table:style-name="PrototypingResults.A2" office:value-type="string">
            <text:p text:style-name="P50">1031,34</text:p>
          </table:table-cell>
          <table:table-cell table:style-name="PrototypingResults.A2" office:value-type="string">
            <text:p text:style-name="P51">1694,64</text:p>
          </table:table-cell>
        </table:table-row>
        <table:table-row>
          <table:table-cell table:style-name="PrototypingResults.A2" office:value-type="string">
            <text:p text:style-name="P49">LoadBalancer</text:p>
          </table:table-cell>
          <table:table-cell table:style-name="PrototypingResults.B2" office:value-type="float" office:value="1000">
            <text:p text:style-name="P50">1000</text:p>
          </table:table-cell>
          <table:table-cell table:style-name="PrototypingResults.A2" office:value-type="string">
            <text:p text:style-name="P51">2,28</text:p>
          </table:table-cell>
          <table:table-cell table:style-name="PrototypingResults.A2" office:value-type="string">
            <text:p text:style-name="P51">1273,27</text:p>
          </table:table-cell>
          <table:table-cell table:style-name="PrototypingResults.A2" office:value-type="string">
            <text:p text:style-name="P51">646,01</text:p>
          </table:table-cell>
          <table:table-cell table:style-name="PrototypingResults.A2" office:value-type="string">
            <text:p text:style-name="P51">321,39</text:p>
          </table:table-cell>
          <table:table-cell table:style-name="PrototypingResults.A2" office:value-type="string">
            <text:p text:style-name="P51">663,64</text:p>
          </table:table-cell>
          <table:table-cell table:style-name="PrototypingResults.A2" office:value-type="string">
            <text:p text:style-name="P51">970,55</text:p>
          </table:table-cell>
        </table:table-row>
        <table:table-row>
          <table:table-cell table:style-name="PrototypingResults.A2" office:value-type="string">
            <text:p text:style-name="P49">Actor</text:p>
          </table:table-cell>
          <table:table-cell table:style-name="PrototypingResults.B2" office:value-type="float" office:value="10000">
            <text:p text:style-name="P50">10000</text:p>
          </table:table-cell>
          <table:table-cell table:style-name="PrototypingResults.A2" office:value-type="string">
            <text:p text:style-name="P51">3,25</text:p>
          </table:table-cell>
          <table:table-cell table:style-name="PrototypingResults.A2" office:value-type="string">
            <text:p text:style-name="P51">26505,02</text:p>
          </table:table-cell>
          <table:table-cell table:style-name="PrototypingResults.A2" office:value-type="string">
            <text:p text:style-name="P51">11940,40</text:p>
          </table:table-cell>
          <table:table-cell table:style-name="PrototypingResults.A2" office:value-type="string">
            <text:p text:style-name="P51">4215,14</text:p>
          </table:table-cell>
          <table:table-cell table:style-name="PrototypingResults.A2" office:value-type="string">
            <text:p text:style-name="P51">11515,58</text:p>
          </table:table-cell>
          <table:table-cell table:style-name="PrototypingResults.A2" office:value-type="string">
            <text:p text:style-name="P51">19142,97</text:p>
          </table:table-cell>
        </table:table-row>
        <table:table-row>
          <table:table-cell table:style-name="PrototypingResults.A7" office:value-type="string">
            <text:p text:style-name="P49">LoadBalancer</text:p>
          </table:table-cell>
          <table:table-cell table:style-name="PrototypingResults.B7" office:value-type="float" office:value="10000">
            <text:p text:style-name="P50">10000</text:p>
          </table:table-cell>
          <table:table-cell table:style-name="PrototypingResults.C7" office:value-type="string">
            <text:p text:style-name="P51">9,37</text:p>
          </table:table-cell>
          <table:table-cell table:style-name="PrototypingResults.D7" office:value-type="string">
            <text:p text:style-name="P51">13584,77</text:p>
          </table:table-cell>
          <table:table-cell table:style-name="PrototypingResults.E7" office:value-type="string">
            <text:p text:style-name="P51">7132,18</text:p>
          </table:table-cell>
          <table:table-cell table:style-name="PrototypingResults.F7" office:value-type="string">
            <text:p text:style-name="P51">4032,39</text:p>
          </table:table-cell>
          <table:table-cell table:style-name="PrototypingResults.G7" office:value-type="string">
            <text:p text:style-name="P51">7340,09</text:p>
          </table:table-cell>
          <table:table-cell table:style-name="PrototypingResults.H7" office:value-type="string">
            <text:p text:style-name="P51">10421,72</text:p>
          </table:table-cell>
        </table:table-row>
      </table:table>
      <text:p text:style-name="P41"/>
      <text:p text:style-name="P41">As expected the load balancer is faster, giving us a performance gain of roughly 45% <text:span text:style-name="T58">on average</text:span>. This is a significant performance improvement to the actor model. <text:span text:style-name="T58">Of cause these numbers may look different in the real world</text:span>, but the question is whether the gain outweighs the potential costs of choosing this solution. </text:p>
      <text:p text:style-name="P41">In our Architectural Analysis we identified performance as the most critical quality of our system with a score 14 from our stakeholder role-play. While modifiability and safety also hold importance with scores of 11 and 10 respectively, we think the clear priority on performance justifies the decision to chose the load balancer for our system. This approach aligns with our primary system goal of <text:span text:style-name="T57">high </text:span>performance, however it being at the cost of both modifiability and safety. This necessitates future work t<text:span text:style-name="T57">o</text:span> make sure we still maintain a safe and <text:span text:style-name="T57">modifiable</text:span> system while maintaining high performance.</text:p>
      <text:h text:style-name="P69" text:outline-level="1">Architecture backlog</text:h>
      <text:p text:style-name="Text_20_body">3. Maintain and report on an architecture backlog. The backlog should contain decisions you have to make, work you need to do, issues you have etc. all in the <text:span text:style-name="Default_20_Paragraph_20_Font"><text:span text:style-name="T13">scope of the system</text:span></text:span> and <text:span text:style-name="Default_20_Paragraph_20_Font"><text:span text:style-name="T13">not the project.</text:span></text:span></text:p>
      <text:p text:style-name="Text_20_body"/>
      <text:h text:style-name="Heading_20_2" text:outline-level="2">Our guide to our logs</text:h>
      <text:p text:style-name="Text_20_body">1. Always remember to set dates.</text:p>
      <text:p text:style-name="Text_20_body">2. Some idea might fit multiple logs/headers. It is not super important which is chosen, what is important is that it is written down.</text:p>
      <text:p text:style-name="Text_20_body">3. Avoid merge conflicts of this Libre Office file by:</text:p>
      <text:list text:style-name="L35">
        <text:list-item>
          <text:p text:style-name="P139">If alone, write it down in your own local file first, then meet with group to get it merged.</text:p>
        </text:list-item>
        <text:list-item>
          <text:p text:style-name="P139">If with group, ensure only 1 is changing the log, then commit updates and notify group, so no concurrency issues arise.</text:p>
        </text:list-item>
      </text:list>
      <text:p text:style-name="Text_20_body">4. If the idea is heavily conflicted by the group. Still write it down, but note down the disagreement.</text:p>
      <text:p text:style-name="P52">5. Colors:</text:p>
      <text:list text:style-name="L36">
        <text:list-item>
          <text:p text:style-name="P140">Green: Finished / implemented / done</text:p>
        </text:list-item>
        <text:list-item>
          <text:p text:style-name="P142">black: Being worked on / being discussed</text:p>
        </text:list-item>
        <text:list-item>
          <text:p text:style-name="P143">Red: Turned out to be irrelevant / discarded</text:p>
        </text:list-item>
      </text:list>
      <text:h text:style-name="P69" text:outline-level="1">Ideas related to business</text:h>
      <text:p text:style-name="Text_20_body"/>
      <text:h text:style-name="Heading_20_2" text:outline-level="2">10.02.2025</text:h>
      <text:p text:style-name="Text_20_body"/>
      <text:h text:style-name="P83" text:outline-level="3">Should we be a bookmaker, or only an aggregator?</text:h>
      <text:list text:style-name="L37">
        <text:list-item>
          <text:p text:style-name="P141">If we are an aggregator showing the "best odds", it would be tough for us to take a margin, as that margin would possibly reduce the odds such that it isn't no longer the best odds, only due to our cut.</text:p>
        </text:list-item>
        <text:list-item>
          <text:p text:style-name="P141">Alternatively, we could do something like a subscriber model for our product. But i suspect that people would quickly calculate that as a percentage cut of their bettings as well, and therefore again reduce the chance that the customer would perceive it as the best odds available. Therefore, we think it would be easier to take a cut, on a service usually not available on other sides, which is acting as a stock broker just for betting. Meaning that people themselves would be able to open a position on some bet, and therefore act as the bookmaker themselves, for other people to buy their odds. This would cost a fee, quite similar to the ordinary fees one pays on the stock market.</text:p>
        </text:list-item>
      </text:list>
      <text:p text:style-name="P53"/>
      <text:p text:style-name="P54">Conclusion / What happened (04.03.2025): We are mostly an aggregator. We don't act as our own bookmaker, BUT we do allow our customers to act as individual bookmakers through our site, known as “community bets”.</text:p>
      <text:p text:style-name="Text_20_body"/>
      <text:h text:style-name="Heading_20_3" text:outline-level="3">Does this concept give a total increase in new customers across betting sites, or does it eat from the existing customer base.</text:h>
      <text:list text:style-name="L38">
        <text:list-item>
          <text:p text:style-name="P144">So one of the biggest podcasts our there from Conan O' Brian, who is mainly on Spotify with audio only. They are now experimenting with putting episodes on Youtube with video as well. But they are afraid that it won't give more customers, instead people will migrate from Spotify to Youtube. This is a concern for the betting vendors as well, where there are mainly two scenarios:</text:p>
          <text:list>
            <text:list-item>
              <text:p text:style-name="P144"><text:span text:style-name="Default_20_Paragraph_20_Font"><text:span text:style-name="T13">Best case:</text:span></text:span> Some customer who only uses X, instead now uses our platform and therefore indirectly ends up using A, B, C, D.... who never had a chance before to be used by this customer. They all see an increase, because this customer who now have more options and advantages starts betting 250 % more. So even though site X will see a decrease from this customer, there might be other customers who only uses A, that will now also start using X.</text:p>
            </text:list-item>
            <text:list-item>
              <text:p text:style-name="P144"><text:span text:style-name="Default_20_Paragraph_20_Font"><text:span text:style-name="T13">Worst case:</text:span></text:span> Some customer who only bets 50 kr. each month on X, will now still only place 50 kr each month, but now on A, B, X. Thus no additional revenue would be added to the pot.</text:p>
            </text:list-item>
          </text:list>
        </text:list-item>
      </text:list>
      <text:p text:style-name="Text_20_body"/>
      <text:h text:style-name="P83" text:outline-level="3"><text:soft-page-break/>Should our concept only serve sport?</text:h>
      <text:p text:style-name="P53">Most of these sites also have:</text:p>
      <text:p text:style-name="P53">- Bingo<text:line-break/>- Casino &amp; Live casino<text:line-break/>- Poker &amp; other card games<text:line-break/>- Raffles<text:line-break/>- eSport (One might claim they are the same)<text:line-break/>- Quizzes and giveaways</text:p>
      <text:p text:style-name="P53">While these might make sense in our business scope, it will be too much for this 1 year project, therefore we only focus on sport - not because it is the best choice, but it is feasible within our scope of this course.</text:p>
      <text:p text:style-name="P53">But alternatively, we can implement casino easily through casino providers. So ALL of the betting sites we checked with danish license (42), all used external casino vendors, such as pragmatic.com As such, we can easily an efficiently have a casino page as well, using external vendors. There is no "down-payment", as we act merely as affiliate, and get a provision from the vendors. This might be of conflict for our own betting site key partners, as if they start using our site, the potential income generated on slot-machines, will be reduced from our partners, as we eventually eat their customers. Alternatively is we don't provide casino (slots, live roulette etc.), as to please our key partners.</text:p>
      <text:p text:style-name="P55">Conclusion / What happened (17.02.2025): We limit ourselves to sports bets for this project.</text:p>
      <text:h text:style-name="P86" text:outline-level="3">Special offers &amp; bonuses</text:h>
      <text:p text:style-name="P62">Is it feasible for our site to have offers, such as a welcome bonus?</text:p>
      <text:p text:style-name="P62">This might be rough, because that would give the customers multiple stacked welcome bonuses, one from our site, as well as one from the site they are placing the bet on.</text:p>
      <text:p text:style-name="P62">Or they might have to be designed in a smart way, we currently can’t think of.</text:p>
      <text:h text:style-name="Heading_20_3" text:outline-level="3">Follow the best users, opt-in, always on, or never show?</text:h>
      <text:p text:style-name="Text_20_body">Should we allow people to see the most successful users so they can mirror their bets? If so, should this feature always be on, or something the user opts for.</text:p>
      <text:h text:style-name="Heading_20_3" text:outline-level="3">We must show betting limitations</text:h>
      <text:p text:style-name="Text_20_body">The UI must show the limitations of bets. "This bet gives odds 1.8 but max bet amount is 75kr."</text:p>
      <text:h text:style-name="Heading_20_3" text:outline-level="3">Legal concerns</text:h>
      <text:p text:style-name="Text_20_body">There must be compliance of "Rofus" and "Stop Spillet". Furthermore, there must be a timer that makes the user aware of their time spent betting. All of these and additional requirements from Spillemyndighederne must be implemented.</text:p>
      <text:h text:style-name="Heading_20_3" text:outline-level="3">Separate withdraw-able cash and bonus</text:h>
      <text:p text:style-name="Text_20_body">Bonus money staying in the betting site acts differently than cash that can be withdrawn directly. The site must display how much is bonus and how much is not.</text:p>
      <text:p text:style-name="Text_20_body">Bonuses must remain on the bookmaker, and can’t be transferred to our site.</text:p>
      <text:p text:style-name="Text_20_body"/>
      <text:h text:style-name="Heading_20_3" text:outline-level="3"><text:soft-page-break/>Forum?</text:h>
      <text:p text:style-name="Text_20_body">Having a forum on the site will act as marketing when users encourage each other to place bets.</text:p>
      <text:p text:style-name="Text_20_body"/>
      <text:h text:style-name="Heading_20_3" text:outline-level="3">Streaming?</text:h>
      <text:p text:style-name="Text_20_body">We could use streaming through for example bet365 so users who want to watch matches live can be satisfied, without having to invest in our own streaming setup with people filming the match.</text:p>
      <text:p text:style-name="Text_20_body"/>
      <text:h text:style-name="Heading_20_3" text:outline-level="3">BetBørs is apparently already a thing</text:h>
      <text:p text:style-name="Text_20_body">Our “community bets” idea already exist on BetFair. We thought it was a unique idea. Even though it already exists, we are going to continue with the idea, as we think the idea is great for showcasing various software architecture concepts.</text:p>
      <text:p text:style-name="Text_20_body"/>
      <text:h text:style-name="Heading_20_3" text:outline-level="3">International?</text:h>
      <text:p text:style-name="Text_20_body">Could this be expanded to be used outside of Denmark? Could this site easily be operated in USA as well?</text:p>
      <text:p text:style-name="Text_20_body"/>
      <text:h text:style-name="Heading_20_3" text:outline-level="3">Two customer profiles</text:h>
      <text:p text:style-name="Text_20_body">We actually have at least two customer segments.</text:p>
      <text:list text:style-name="L39">
        <text:list-item>
          <text:p text:style-name="P145">Users who want to bet.</text:p>
        </text:list-item>
        <text:list-item>
          <text:p text:style-name="P145">Bookmakers. Imagine a newly created bookmaker, who wants to make a splash and quickly attract new users. They could sign up through us, and “out-bid” other vendors with odds, to quickly reach a massive audience.</text:p>
        </text:list-item>
      </text:list>
      <text:h text:style-name="Heading_20_3" text:outline-level="3">EU wallet</text:h>
      <text:p text:style-name="Text_20_body">Should this site serve EU customers, through the newly EU created product “EU Wallet” – This means that we should alternatively mark our diagrams as “MitID / EU Wallet”.</text:p>
      <text:p text:style-name="Text_20_body"/>
      <text:h text:style-name="P83" text:outline-level="3">Where is the money</text:h>
      <text:p text:style-name="P53">Having them place money on our site makes it easier for the user to just put 200 and then bet where ever, instead of having to place 200 on multiple site. The down side is that we now need to handle security and all the behind the scenes transactions. But this idea proposal, is one of the key differences between just “googling the best odds” and having a central betting platform, taking care of various quirks, such as minimal down-payment for the customers.</text:p>
      <text:p text:style-name="P55">Conclusion / What happened (04.03.2025): We included a bank to our architecture so we can hold the money, this way the user does not need to deposit money on every site.</text:p>
      <text:p text:style-name="Text_20_body"/>
      <text:h text:style-name="P83" text:outline-level="3"><text:soft-page-break/>Cancel bets</text:h>
      <text:p text:style-name="P53">Users should be able to “cash out”, cancel their bet, etc.</text:p>
      <text:p text:style-name="P53">This system should work very similar to placing bets, such as getting rejected and prompted in case they are trying to cash-out and the odds have changed during the process.</text:p>
      <text:p text:style-name="P55">Conclusion / What happened (04.03.2025): The microkernel can forward cancel requests as well as bet placement requests.</text:p>
      <text:p text:style-name="Text_20_body"/>
      <text:h text:style-name="P69" text:outline-level="1">Ideas related to patterns</text:h>
      <text:p text:style-name="Text_20_body"/>
      <text:h text:style-name="Heading_20_2" text:outline-level="2">10.02.2025</text:h>
      <text:p text:style-name="Text_20_body"/>
      <text:h text:style-name="P83" text:outline-level="3">Pattern for registering many different vendors through our site.</text:h>
      <text:p text:style-name="P53">We need a system that handles our external bookmakers different processes, as to minimize the pain of the user, needing to create a profile on multiple sites.</text:p>
      <text:p text:style-name="Text_20_body"><draw:frame draw:style-name="fr2" draw:name="Image1 Copy 1" text:anchor-type="as-char" svg:y="0in" svg:width="6.6929in" style:rel-width="scale" svg:height="3.8457in" style:rel-height="scale" draw:z-index="14"><draw:image xlink:href="Pictures/10000000000003EC000002410C2731DB2685CE0E.png" xlink:type="simple" xlink:show="embed" xlink:actuate="onLoad" draw:mime-type="image/png"/></draw:frame></text:p>
      <text:p text:style-name="P55">Conclusion / What happened (04.03.2025): Implemented in our diagrams.</text:p>
      <text:p text:style-name="P53"/>
      <text:p text:style-name="P53"/>
      <text:p text:style-name="P53"/>
      <text:p text:style-name="P53"/>
      <text:p text:style-name="P53"/>
      <text:p text:style-name="P53"/>
      <text:p text:style-name="P53"/>
      <text:p text:style-name="P53"/>
      <text:h text:style-name="P84" text:outline-level="3">For trigger order like a stock broker, when odds reach X &lt; Y</text:h>
      <text:p text:style-name="P53">If a user wants to place a bet on a match reaching above 2.0 in odds, it needs to be done quickly when the odds change. Thus the customer should “subscribe” to a match, where the “publisher” is the odds. If odds reach a certain threshold, the subscriber pipeline should automatically place the relevant bets.</text:p>
      <text:p text:style-name="P53"><draw:frame draw:style-name="fr2" draw:name="Image2" text:anchor-type="as-char" svg:y="0in" svg:width="6.6929in" style:rel-width="scale" svg:height="3.8256in" style:rel-height="scale" draw:z-index="15"><draw:image xlink:href="Pictures/10000000000002F2000001AF8CD0137D5F8AED77.png" xlink:type="simple" xlink:show="embed" xlink:actuate="onLoad" draw:mime-type="image/png"/></draw:frame></text:p>
      <text:p text:style-name="P53">Alternatively, we want to also look at:</text:p>
      <text:p text:style-name="Text_20_body"><draw:frame draw:style-name="fr2" draw:name="Image3" text:anchor-type="as-char" svg:y="0in" svg:width="6.6929in" style:rel-width="scale" svg:height="3.7339in" style:rel-height="scale" draw:z-index="16"><draw:image xlink:href="Pictures/10000000000004030000023D27FC5F9F663D771C.png" xlink:type="simple" xlink:show="embed" xlink:actuate="onLoad" draw:mime-type="image/png"/></draw:frame></text:p>
      <text:p text:style-name="Text_20_body"/>
      <text:p text:style-name="Text_20_body"/>
      <text:p text:style-name="Text_20_body"><text:soft-page-break/></text:p>
      <text:p text:style-name="P56">Conclusion / What happened (03.03.2025): </text:p>
      <text:p text:style-name="P57">We decided to go with:<text:line-break/>Trigger orders uses <text:span text:style-name="T12">Event broker.</text:span> The producer are “the changed odds on events”, and subscriber are the customers placing trigger orders.<text:line-break/>This will then get forwarded to our <text:span text:style-name="T12">Microkernel</text:span> responsible for communicating with the different <text:span text:style-name="T12">Actor models using message passing</text:span> to attempt to place the bet for the customer and handling errors in case the odds have changed, by checking the odds-changed-treshold on the customer, and reattempts if within border, otherwise cancels – <text:span text:style-name="T59">acting as a “transaction”.</text:span></text:p>
      <text:p text:style-name="P26"/>
      <text:p text:style-name="Text_20_body"/>
      <text:p text:style-name="P2"/>
      <text:h text:style-name="P73" text:outline-level="2">03.03.2025</text:h>
      <text:p text:style-name="P64"/>
      <text:h text:style-name="P88" text:outline-level="3">Should we have multiple copies of the database?</text:h>
      <text:p text:style-name="P64"/>
      <text:p text:style-name="P27">We could envision something like this:</text:p>
      <text:p text:style-name="P28">1. Bookmakers update their odds.</text:p>
      <text:p text:style-name="P28">2. The updates odds gets sent to our API endpoint, which updates our odds database.</text:p>
      <text:p text:style-name="P28">3. The odds database could have a replicated read-only database.</text:p>
      <text:p text:style-name="P28">4. Our sports-overview uses only the read-only version.</text:p>
      <text:p text:style-name="P28"/>
      <text:p text:style-name="P29">If so, what do we actually gain from this – we need to prototype this.</text:p>
      <text:p text:style-name="P29"/>
      <text:h text:style-name="Heading_20_3" text:outline-level="3">We need to show a diagram for what happens AFTER a placement is made</text:h>
      <text:p text:style-name="P65">Such as updating account information, sending confirmations, etc.</text:p>
      <text:p text:style-name="P65"/>
      <text:h text:style-name="P74" text:outline-level="2">0<text:span text:style-name="T60">5</text:span>.03.2025</text:h>
      <text:p text:style-name="P53"/>
      <text:h text:style-name="P83" text:outline-level="3">Compare actor model against alternatives</text:h>
      <text:p text:style-name="P53">Experimental prototyping will reveal more about whether the overhead of actors will be worth the benefits.</text:p>
      <text:p text:style-name="P58">Conclusion / What happened (<text:span text:style-name="T53">10</text:span>.03.2025): <text:span text:style-name="T53">See section about architectural prototyping.</text:span></text:p>
      <text:h text:style-name="P69" text:outline-level="1">Ideas related to tactics</text:h>
      <text:p text:style-name="Text_20_body"/>
      <text:h text:style-name="Heading_20_2" text:outline-level="2">10.02.2025</text:h>
      <text:p text:style-name="Text_20_body"/>
      <text:h text:style-name="P83" text:outline-level="3">Availability</text:h>
      <text:p text:style-name="P53">We need to monitor the health of a lot of different external sites, and should use tactics such as “heartbeat”</text:p>
      <text:p text:style-name="P53">Conclusion / What happened (04.03.2025): <text:span text:style-name="T6">Added in the tactics section for deliverable 2.</text:span></text:p>
      <text:p text:style-name="Text_20_body"/>
      <text:h text:style-name="P73" text:outline-level="2">03.03.2025</text:h>
      <text:p text:style-name="P64"/>
      <text:h text:style-name="P85" text:outline-level="3">Should we prioritize certain bets?</text:h>
      <text:p text:style-name="P59"/>
      <text:p text:style-name="P59">Such as, should a bet placement of 1,1 million be prioritized above a freebet of 50 kr.</text:p>
      <text:p text:style-name="P60"><text:span text:style-name="T61">If so we might want to look at: </text:span>Tactic: Performance: Control Resource demand: Prioritize events.</text:p>
      <text:p text:style-name="P61">Conclusion / What happened (04.03.2025): <text:span text:style-name="T6">Added in the tactics section for deliverable 2.</text:span></text:p>
      <text:p text:style-name="P64"/>
      <text:h text:style-name="P69" text:outline-level="1">Confirmed Decisions</text:h>
      <text:h text:style-name="Heading_20_2" text:outline-level="2">10.02.2025</text:h>
      <text:p text:style-name="Text_20_body"/>
      <text:h text:style-name="Heading_20_3" text:outline-level="3">Fictitious project</text:h>
      <text:p text:style-name="Text_20_body">We have made some fictitious assumptions, to make this project interesting to work with.</text:p>
      <text:list text:style-name="L40">
        <text:list-item>
          <text:p text:style-name="P146">All danish bookmakers have agreed to be part of BestBets.</text:p>
        </text:list-item>
        <text:list-item>
          <text:p text:style-name="P146">All bookmakers already have some API for placing/canceling bets.</text:p>
        </text:list-item>
        <text:list-item>
          <text:p text:style-name="P146">There are no legal troubles, such as not complying with various laws from Spillemyndighederne</text:p>
        </text:list-item>
        <text:list-item>
          <text:p text:style-name="P146">Transfers can be made between various bookmakers, and our own bank, as to avoid the restriction of “transfers must be through a MitId provider og NemKonto”.</text:p>
        </text:list-item>
      </text:list>
      <text:p text:style-name="Text_20_body"/>
      <text:h text:style-name="Heading_20_1" text:outline-level="1">Discarded decisions</text:h>
      <text:h text:style-name="Heading_20_2" text:outline-level="2">10.02.2025</text:h>
      <text:p text:style-name="Text_20_body"/>
      <text:h text:style-name="P87" text:outline-level="3">Placing multiple bets where one fails</text:h>
      <text:p text:style-name="P63">On ordinary betting sites users can place multiple bets “in a package”, where the site is able to reject the whole package if one bet fails (such as a rapid change in odds). Our system will not be able to handle this, because the package might contain different sites, and as such we can’t cancel a bet on site A, if a bet fails on site B. As such it would be easier to not support package bets on our site.</text:p>
      <text:h text:style-name="P75" text:outline-level="2">11.02.2025</text:h>
      <text:p text:style-name="P63"/>
      <text:h text:style-name="P87" text:outline-level="3">API og Data-scraping</text:h>
      <text:p text:style-name="P63">We are not going to do data-scraping. If we do data-scraping, it would be hard to actually place bets on the respective sites, without proper confirmations etc. It would also be insanely resource intensive, to data-scrape a bunch of sites and also expect data to be completely fresh for the user. To avoid complications of legal situations and latency, we are going to make an assumption, that all bookmakers are willing to participate and already have an API giving the necessary data.</text:p>
      <text:p text:style-name="Text_20_body"/>
      <text:p text:style-name="Text_20_body"/>
      <text:p text:style-name="Text_20_body"/>
      <text:p text:style-name="Text_20_body"/>
      <text:h text:style-name="P69" text:outline-level="1">Work/issues needing to be done</text:h>
      <text:p text:style-name="Text_20_body"/>
      <text:h text:style-name="Heading_20_2" text:outline-level="2">11.02.2025</text:h>
      <text:p text:style-name="Text_20_body"/>
      <text:h text:style-name="Heading_20_3" text:outline-level="3">MitID integration</text:h>
      <text:p text:style-name="Text_20_body">As we are doing betting, we need a license from "Spillemyndighederne", and follow their related laws. That includes MitID integration, for logging in, and also for getting payments out. Should we spent a lot of time and illustrations showing this, or is it simply "given" by the case, and illustration is not really necessary??</text:p>
      <text:p text:style-name="Text_20_body"/>
      <text:h text:style-name="Heading_20_2" text:outline-level="2">17.02.2025</text:h>
      <text:p text:style-name="Text_20_body"/>
      <text:h text:style-name="Heading_20_3" text:outline-level="3">Diagram showing bounds of our own bank connection and various payment providers</text:h>
      <text:p text:style-name="Text_20_body">It can be a bit confusing, when and where the user is going directly through our banking connection, and when the user is going through a payment provider such as Visa &amp; MasterCard.</text:p>
      <text:p text:style-name="Text_20_body">Such as, what is the trace of money, when a user:</text:p>
      <text:list xml:id="list4011541478" text:style-name="L41">
        <text:list-item>
          <text:p text:style-name="P147">Deposits money</text:p>
        </text:list-item>
        <text:list-item>
          <text:p text:style-name="P147">Places a bet</text:p>
        </text:list-item>
      </text:list>
      <text:list text:style-name="L42">
        <text:list-item>
          <text:list>
            <text:list-item>
              <text:p text:style-name="P148">The bet loses</text:p>
            </text:list-item>
            <text:list-item>
              <text:p text:style-name="P148">The bet wins.</text:p>
            </text:list-item>
          </text:list>
        </text:list-item>
      </text:list>
      <text:list text:continue-list="list4011541478" text:style-name="L41">
        <text:list-item>
          <text:p text:style-name="P147">Withdraws money</text:p>
        </text:list-item>
      </text:list>
      <text:p text:style-name="Text_20_body"/>
      <text:h text:style-name="Heading_20_3" text:outline-level="3">Statistics</text:h>
      <text:p text:style-name="Text_20_body">Most sites support statistics, such as RTP on a specific feature that last X days. We should show general statistics, such as RTP, win-rate, etc.</text:p>
      <text:p text:style-name="Text_20_body"/>
      <text:h text:style-name="P76" text:outline-level="2">11.03.2025</text:h>
      <text:h text:style-name="P89" text:outline-level="3">Update all relevant diagrams after prototyping</text:h>
      <text:p text:style-name="P66">Once we have settled on how our forwarding from the microkernel should be handled, we need to update the diagrams in section about synthesis and perhaps overview.</text:p>
      <text:h text:style-name="Heading_20_2" text:outline-level="2"><text:soft-page-break/><text:line-break/><text:span text:style-name="T62">17.03.2025</text:span></text:h>
      <text:h text:style-name="P90" text:outline-level="3">How should the load balancer approach safety and modifiability concerns</text:h>
      <text:p text:style-name="P67">If we choose to use a load balancer instead of an actor model we sacrifice modifiability and safety. How do we ensure that it doesn’t become too much a problem. How should we handle errors and new bookmaker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ce style:name="OpenSymbol1" svg:font-family="OpenSymbol" style:font-charset="x-symbol"/>
    <style:font-face style:name="OpenSymbol2" svg:font-family="OpenSymbol" style:font-family-generic="system" style:font-charset="x-symbol"/>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Frame_20_contents" style:display-name="Frame contents" style:family="paragraph" style:parent-style-name="Standard" style:class="extra"/>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Heading_20_2_20_Char" style:display-name="Heading 2 Char" style:family="text" style:parent-style-name="Default_20_Paragraph_20_Font">
      <style:text-properties style:font-name="Liberation Sans" fo:font-family="'Liberation Sans'" style:font-family-generic="swiss" style:font-pitch="variable" fo:font-size="16pt" fo:font-weight="bold" style:font-name-asian="Microsoft YaHei" style:font-family-asian="'Microsoft YaHei'" style:font-family-generic-asian="swiss" style:font-pitch-asian="variable" style:font-size-asian="16pt" style:font-weight-asian="bold" style:font-name-complex="Liberation Sans" style:font-family-complex="'Liberation Sans'" style:font-family-generic-complex="swiss" style:font-pitch-complex="variable" style:font-size-complex="16pt" style:font-weight-complex="bold"/>
    </style:style>
    <style:style style:name="WW_5f_CharLFO1LVL1" style:display-name="WW_CharLFO1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2" style:display-name="WW_CharLFO1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3" style:display-name="WW_CharLFO1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4" style:display-name="WW_CharLFO1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5" style:display-name="WW_CharLFO1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6" style:display-name="WW_CharLFO1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7" style:display-name="WW_CharLFO1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8" style:display-name="WW_CharLFO1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9" style:display-name="WW_CharLFO1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1" style:display-name="WW_CharLFO2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2" style:display-name="WW_CharLFO2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3" style:display-name="WW_CharLFO2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4" style:display-name="WW_CharLFO2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5" style:display-name="WW_CharLFO2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6" style:display-name="WW_CharLFO2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7" style:display-name="WW_CharLFO2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8" style:display-name="WW_CharLFO2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9" style:display-name="WW_CharLFO2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1" style:display-name="WW_CharLFO3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2" style:display-name="WW_CharLFO3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3" style:display-name="WW_CharLFO3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4" style:display-name="WW_CharLFO3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5" style:display-name="WW_CharLFO3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6" style:display-name="WW_CharLFO3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7" style:display-name="WW_CharLFO3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8" style:display-name="WW_CharLFO3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9" style:display-name="WW_CharLFO3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1" style:display-name="WW_CharLFO4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2" style:display-name="WW_CharLFO4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3" style:display-name="WW_CharLFO4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4" style:display-name="WW_CharLFO4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5" style:display-name="WW_CharLFO4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6" style:display-name="WW_CharLFO4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7" style:display-name="WW_CharLFO4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8" style:display-name="WW_CharLFO4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9" style:display-name="WW_CharLFO4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1" style:display-name="WW_CharLFO5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2" style:display-name="WW_CharLFO5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3" style:display-name="WW_CharLFO5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4" style:display-name="WW_CharLFO5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5" style:display-name="WW_CharLFO5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6" style:display-name="WW_CharLFO5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7" style:display-name="WW_CharLFO5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8" style:display-name="WW_CharLFO5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9" style:display-name="WW_CharLFO5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1" style:display-name="WW_CharLFO7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2" style:display-name="WW_CharLFO7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3" style:display-name="WW_CharLFO7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4" style:display-name="WW_CharLFO7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5" style:display-name="WW_CharLFO7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6" style:display-name="WW_CharLFO7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7" style:display-name="WW_CharLFO7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8" style:display-name="WW_CharLFO7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9" style:display-name="WW_CharLFO7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1" style:display-name="WW_CharLFO8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2" style:display-name="WW_CharLFO8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3" style:display-name="WW_CharLFO8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4" style:display-name="WW_CharLFO8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5" style:display-name="WW_CharLFO8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6" style:display-name="WW_CharLFO8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7" style:display-name="WW_CharLFO8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8" style:display-name="WW_CharLFO8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9" style:display-name="WW_CharLFO8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1" style:display-name="WW_CharLFO9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2" style:display-name="WW_CharLFO9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3" style:display-name="WW_CharLFO9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4" style:display-name="WW_CharLFO9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5" style:display-name="WW_CharLFO9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6" style:display-name="WW_CharLFO9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7" style:display-name="WW_CharLFO9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8" style:display-name="WW_CharLFO9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9" style:display-name="WW_CharLFO9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1" style:display-name="WW_CharLFO10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2" style:display-name="WW_CharLFO10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3" style:display-name="WW_CharLFO10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4" style:display-name="WW_CharLFO10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5" style:display-name="WW_CharLFO10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6" style:display-name="WW_CharLFO10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7" style:display-name="WW_CharLFO10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8" style:display-name="WW_CharLFO10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9" style:display-name="WW_CharLFO10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1" style:display-name="WW_CharLFO11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2" style:display-name="WW_CharLFO11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3" style:display-name="WW_CharLFO11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4" style:display-name="WW_CharLFO11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5" style:display-name="WW_CharLFO11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6" style:display-name="WW_CharLFO11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7" style:display-name="WW_CharLFO11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8" style:display-name="WW_CharLFO11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9" style:display-name="WW_CharLFO11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1" style:display-name="WW_CharLFO12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2" style:display-name="WW_CharLFO12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3" style:display-name="WW_CharLFO12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4" style:display-name="WW_CharLFO12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5" style:display-name="WW_CharLFO12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6" style:display-name="WW_CharLFO12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7" style:display-name="WW_CharLFO12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8" style:display-name="WW_CharLFO12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9" style:display-name="WW_CharLFO12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1" style:display-name="WW_CharLFO13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2" style:display-name="WW_CharLFO13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3" style:display-name="WW_CharLFO13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4" style:display-name="WW_CharLFO13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5" style:display-name="WW_CharLFO13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6" style:display-name="WW_CharLFO13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7" style:display-name="WW_CharLFO13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8" style:display-name="WW_CharLFO13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9" style:display-name="WW_CharLFO13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1" style:display-name="WW_CharLFO14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2" style:display-name="WW_CharLFO14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3" style:display-name="WW_CharLFO14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4" style:display-name="WW_CharLFO14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5" style:display-name="WW_CharLFO14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6" style:display-name="WW_CharLFO14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7" style:display-name="WW_CharLFO14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8" style:display-name="WW_CharLFO14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9" style:display-name="WW_CharLFO14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1" style:display-name="WW_CharLFO15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2" style:display-name="WW_CharLFO15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3" style:display-name="WW_CharLFO15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4" style:display-name="WW_CharLFO15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5" style:display-name="WW_CharLFO15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6" style:display-name="WW_CharLFO15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7" style:display-name="WW_CharLFO15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8" style:display-name="WW_CharLFO15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9" style:display-name="WW_CharLFO15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1" style:display-name="WW_CharLFO16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2" style:display-name="WW_CharLFO16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3" style:display-name="WW_CharLFO16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4" style:display-name="WW_CharLFO16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5" style:display-name="WW_CharLFO16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6" style:display-name="WW_CharLFO16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7" style:display-name="WW_CharLFO16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8" style:display-name="WW_CharLFO16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9" style:display-name="WW_CharLFO16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1" style:display-name="WW_CharLFO18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2" style:display-name="WW_CharLFO18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3" style:display-name="WW_CharLFO18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4" style:display-name="WW_CharLFO18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5" style:display-name="WW_CharLFO18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6" style:display-name="WW_CharLFO18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7" style:display-name="WW_CharLFO18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8" style:display-name="WW_CharLFO18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9" style:display-name="WW_CharLFO18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fo:background-color="transparent" draw:fill="none" draw:fill-color="#156082"/>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156082" fo:padding="0.0591in" fo:border="0.06pt solid #000000"/>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0000" number:language="en" number:country="US">
      <number:number number:min-integer-digits="1"/>
    </number:number-style>
    <number:text-style style:name="N10100" number:language="en" number:country="US">
      <number:text-content/>
    </number:text-style>
    <style:style style:name="Academic.1" style:family="table-cell" style:data-style-name="N10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2" style:family="table-cell" style:data-style-name="N100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3" style:family="table-cell" style:data-style-name="N10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4"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5"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6" style:family="table-cell" style:data-style-name="N10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7"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8"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9"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0"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1" style:family="table-cell" style:data-style-name="N10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2" style:family="table-cell" style:data-style-name="N10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3" style:family="table-cell" style:data-style-name="N101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4" style:family="table-cell" style:data-style-name="N100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5" style:family="table-cell" style:data-style-name="N10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6" style:family="table-cell" style:data-style-name="N100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fo:border="none" fo:padding="0in"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0.3$Windows_X86_64 LibreOffice_project/69edd8b8ebc41d00b4de3915dc82f8f0fc3b6265</meta:generator>
    <meta:creation-date>2025-02-24T17:08:00Z</meta:creation-date>
    <dc:date>2025-03-19T11:29:28.386000000</dc:date>
    <meta:editing-cycles>95</meta:editing-cycles>
    <meta:editing-duration>PT12H45M8S</meta:editing-duration>
    <meta:document-statistic meta:table-count="1" meta:image-count="32" meta:object-count="0" meta:page-count="47" meta:paragraph-count="447" meta:word-count="6639" meta:character-count="41332" meta:non-whitespace-character-count="34999"/>
    <meta:template xlink:type="simple" xlink:actuate="onRequest" xlink:title="" xlink:href="Normal"/>
  </office:meta>
</office:document-meta>
</file>